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65514" calcext:value-type="float">
            <text:p>0.033655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7308005" calcext:value-type="float">
            <text:p>0.0673080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095692" calcext:value-type="float">
            <text:p>0.100956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599985" calcext:value-type="float">
            <text:p>0.1345999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8234935" calcext:value-type="float">
            <text:p>0.1682349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0185888" calcext:value-type="float">
            <text:p>0.201858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467765" calcext:value-type="float">
            <text:p>0.2354677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69055105" calcext:value-type="float">
            <text:p>0.269055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02608715" calcext:value-type="float">
            <text:p>0.3026087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36099965" calcext:value-type="float">
            <text:p>0.33609996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69428725" calcext:value-type="float">
            <text:p>0.3694287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105621" calcext:value-type="float">
            <text:p>0.4010562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3528776" calcext:value-type="float">
            <text:p>0.435287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69214735" calcext:value-type="float">
            <text:p>0.4692147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0305648" calcext:value-type="float">
            <text:p>0.503056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36858955" calcext:value-type="float">
            <text:p>0.5368589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063935" calcext:value-type="float">
            <text:p>0.570639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440581" calcext:value-type="float">
            <text:p>0.604405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3816264" calcext:value-type="float">
            <text:p>0.638162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71912175" calcext:value-type="float">
            <text:p>0.6719121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0565565" calcext:value-type="float">
            <text:p>0.7056556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3939364" calcext:value-type="float">
            <text:p>0.7393936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7312633" calcext:value-type="float">
            <text:p>0.773126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06853725" calcext:value-type="float">
            <text:p>0.8068537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4057576" calcext:value-type="float">
            <text:p>0.840575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7429241" calcext:value-type="float">
            <text:p>0.874292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08003715" calcext:value-type="float">
            <text:p>0.9080037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41709795" calcext:value-type="float">
            <text:p>0.94170979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7541071" calcext:value-type="float">
            <text:p>0.975410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0910557" calcext:value-type="float">
            <text:p>1.0091055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42817935" calcext:value-type="float">
            <text:p>1.0428179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7651204" calcext:value-type="float">
            <text:p>1.0765120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10202325" calcext:value-type="float">
            <text:p>1.1102023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43889855" calcext:value-type="float">
            <text:p>1.1438898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77575005" calcext:value-type="float">
            <text:p>1.17757500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11257825" calcext:value-type="float">
            <text:p>1.2112578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4493809" calcext:value-type="float">
            <text:p>1.2449380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7861532" calcext:value-type="float">
            <text:p>1.2786153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12288785" calcext:value-type="float">
            <text:p>1.31228878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459575" calcext:value-type="float">
            <text:p>1.345957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7962022" calcext:value-type="float">
            <text:p>1.3796202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1327535" calcext:value-type="float">
            <text:p>1.4132753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469208" calcext:value-type="float">
            <text:p>1.446920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8055358" calcext:value-type="float">
            <text:p>1.4805535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14168955" calcext:value-type="float">
            <text:p>1.5141689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4775826" calcext:value-type="float">
            <text:p>1.5477582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8130234" calcext:value-type="float">
            <text:p>1.5813023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1474309" calcext:value-type="float">
            <text:p>1.6147430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47668715" calcext:value-type="float">
            <text:p>1.64766871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82127285" calcext:value-type="float">
            <text:p>1.68212728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16079975" calcext:value-type="float">
            <text:p>1.7160799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4993244" calcext:value-type="float">
            <text:p>1.7499324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83743305" calcext:value-type="float">
            <text:p>1.78374330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17532315" calcext:value-type="float">
            <text:p>1.8175323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5130847" calcext:value-type="float">
            <text:p>1.8513084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8507655" calcext:value-type="float">
            <text:p>1.885076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188393" calcext:value-type="float">
            <text:p>1.918839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52598355" calcext:value-type="float">
            <text:p>1.95259835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8635474" calcext:value-type="float">
            <text:p>1.9863547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2010916" calcext:value-type="float">
            <text:p>2.020109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53862215" calcext:value-type="float">
            <text:p>2.05386221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87614585" calcext:value-type="float">
            <text:p>2.08761458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21367225" calcext:value-type="float">
            <text:p>2.1213672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55121675" calcext:value-type="float">
            <text:p>2.1551216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88880725" calcext:value-type="float">
            <text:p>2.1888807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22650555" calcext:value-type="float">
            <text:p>2.22265055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5645254" calcext:value-type="float">
            <text:p>2.2564525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90863445" calcext:value-type="float">
            <text:p>2.2908634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24514" calcext:value-type="float">
            <text:p>2.3245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5821152" calcext:value-type="float">
            <text:p>2.3582115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39192511" calcext:value-type="float">
            <text:p>2.3919251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25647755" calcext:value-type="float">
            <text:p>2.4256477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5937653" calcext:value-type="float">
            <text:p>2.4593765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49310958" calcext:value-type="float">
            <text:p>2.4931095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2684531" calcext:value-type="float">
            <text:p>2.5268453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6058208" calcext:value-type="float">
            <text:p>2.5605820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5943181" calcext:value-type="float">
            <text:p>2.594318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2805138" calcext:value-type="float">
            <text:p>2.6280513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61779695" calcext:value-type="float">
            <text:p>2.66177969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95500495" calcext:value-type="float">
            <text:p>2.69550049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2921068" calcext:value-type="float">
            <text:p>2.729210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6290606" calcext:value-type="float">
            <text:p>2.762906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79658001" calcext:value-type="float">
            <text:p>2.7965800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302195" calcext:value-type="float">
            <text:p>2.830219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86378975" calcext:value-type="float">
            <text:p>2.863789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897114915" calcext:value-type="float">
            <text:p>2.89711491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32045915" calcext:value-type="float">
            <text:p>2.9320459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966030435" calcext:value-type="float">
            <text:p>2.96603043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99990402" calcext:value-type="float">
            <text:p>2.9999040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33734035" calcext:value-type="float">
            <text:p>3.0337340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06754076" calcext:value-type="float">
            <text:p>3.0675407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101333085" calcext:value-type="float">
            <text:p>3.10133308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3511567" calcext:value-type="float">
            <text:p>3.1351156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168891195" calcext:value-type="float">
            <text:p>3.16889119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20266129" calcext:value-type="float">
            <text:p>3.2026612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23642698" calcext:value-type="float">
            <text:p>3.236426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270189" calcext:value-type="float">
            <text:p>3.27018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30394801" calcext:value-type="float">
            <text:p>3.3039480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33770483" calcext:value-type="float">
            <text:p>3.3377048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7146071" calcext:value-type="float">
            <text:p>3.371460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405217785" calcext:value-type="float">
            <text:p>3.40521778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3898007" calcext:value-type="float">
            <text:p>3.4389800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472756505" calcext:value-type="float">
            <text:p>3.4727565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506575135" calcext:value-type="float">
            <text:p>3.50657513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540700765" calcext:value-type="float">
            <text:p>3.54070076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574179845" calcext:value-type="float">
            <text:p>3.57417984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60779283" calcext:value-type="float">
            <text:p>3.6077928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641437335" calcext:value-type="float">
            <text:p>3.64143733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675095265" calcext:value-type="float">
            <text:p>3.67509526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708760135" calcext:value-type="float">
            <text:p>3.70876013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742428645" calcext:value-type="float">
            <text:p>3.74242864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77609861" calcext:value-type="float">
            <text:p>3.7760986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80976821" calcext:value-type="float">
            <text:p>3.809768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843435695" calcext:value-type="float">
            <text:p>3.84343569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877099225" calcext:value-type="float">
            <text:p>3.8770992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91075673" calcext:value-type="float">
            <text:p>3.9107567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94440575" calcext:value-type="float">
            <text:p>3.9444057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978043095" calcext:value-type="float">
            <text:p>3.97804309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01166419" calcext:value-type="float">
            <text:p>4.011664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45261475" calcext:value-type="float">
            <text:p>4.0452614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07882021" calcext:value-type="float">
            <text:p>4.078820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11230372" calcext:value-type="float">
            <text:p>4.112303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145566065" calcext:value-type="float">
            <text:p>4.14556606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17882841" calcext:value-type="float">
            <text:p>4.1788284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212991155" calcext:value-type="float">
            <text:p>4.2129911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4692547" calcext:value-type="float">
            <text:p>4.2469254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280785525" calcext:value-type="float">
            <text:p>4.2807855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3146097" calcext:value-type="float">
            <text:p>4.314609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4841333" calcext:value-type="float">
            <text:p>4.348413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38220398" calcext:value-type="float">
            <text:p>4.3822039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41598581" calcext:value-type="float">
            <text:p>4.4159858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4976124" calcext:value-type="float">
            <text:p>4.44976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483531735" calcext:value-type="float">
            <text:p>4.48353173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51729825" calcext:value-type="float">
            <text:p>4.5172982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51061535" calcext:value-type="float">
            <text:p>4.5510615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584822405" calcext:value-type="float">
            <text:p>4.58482240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618582" calcext:value-type="float">
            <text:p>4.61858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52342195" calcext:value-type="float">
            <text:p>4.65234219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68610639" calcext:value-type="float">
            <text:p>4.686106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719881685" calcext:value-type="float">
            <text:p>4.71988168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5368769" calcext:value-type="float">
            <text:p>4.7536876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78763617" calcext:value-type="float">
            <text:p>4.7876361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820955975" calcext:value-type="float">
            <text:p>4.82095597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54556485" calcext:value-type="float">
            <text:p>4.85455648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888200325" calcext:value-type="float">
            <text:p>4.8882003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9218612" calcext:value-type="float">
            <text:p>4.921861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55530815" calcext:value-type="float">
            <text:p>4.95553081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98920527" calcext:value-type="float">
            <text:p>4.9892052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022882105" calcext:value-type="float">
            <text:p>5.0228821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5655936" calcext:value-type="float">
            <text:p>5.0565593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090235165" calcext:value-type="float">
            <text:p>5.09023516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12390758" calcext:value-type="float">
            <text:p>5.1239075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5757445" calcext:value-type="float">
            <text:p>5.157574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191233255" calcext:value-type="float">
            <text:p>5.1912332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22488084" calcext:value-type="float">
            <text:p>5.2248808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5851284" calcext:value-type="float">
            <text:p>5.2585128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292122395" calcext:value-type="float">
            <text:p>5.29212239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32569686" calcext:value-type="float">
            <text:p>5.3256968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5920722" calcext:value-type="float">
            <text:p>5.3592072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39255632" calcext:value-type="float">
            <text:p>5.3925563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424609745" calcext:value-type="float">
            <text:p>5.4246097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5897599" calcext:value-type="float">
            <text:p>5.4589759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49296275" calcext:value-type="float">
            <text:p>5.4929627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52685021" calcext:value-type="float">
            <text:p>5.5268502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60692775" calcext:value-type="float">
            <text:p>5.5606927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594510365" calcext:value-type="float">
            <text:p>5.5945103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62831242" calcext:value-type="float">
            <text:p>5.628312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62104045" calcext:value-type="float">
            <text:p>5.66210404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69588819" calcext:value-type="float">
            <text:p>5.6958881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729666635" calcext:value-type="float">
            <text:p>5.72966663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63440505" calcext:value-type="float">
            <text:p>5.76344050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797210605" calcext:value-type="float">
            <text:p>5.79721060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83097765" calcext:value-type="float">
            <text:p>5.830977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64742495" calcext:value-type="float">
            <text:p>5.86474249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898506375" calcext:value-type="float">
            <text:p>5.8985063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932271295" calcext:value-type="float">
            <text:p>5.93227129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6604099" calcext:value-type="float">
            <text:p>5.9660409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.999824285" calcext:value-type="float">
            <text:p>5.99982428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03365741" calcext:value-type="float">
            <text:p>6.0336574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066635715" calcext:value-type="float">
            <text:p>6.06663571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10029569" calcext:value-type="float">
            <text:p>6.1002956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133993285" calcext:value-type="float">
            <text:p>6.13399328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167705695" calcext:value-type="float">
            <text:p>6.16770569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20142692" calcext:value-type="float">
            <text:p>6.2014269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235154365" calcext:value-type="float">
            <text:p>6.23515436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268886375" calcext:value-type="float">
            <text:p>6.2688863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3026215" calcext:value-type="float">
            <text:p>6.302621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33635821" calcext:value-type="float">
            <text:p>6.3363582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370094775" calcext:value-type="float">
            <text:p>6.3700947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40382918" calcext:value-type="float">
            <text:p>6.403829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437559055" calcext:value-type="float">
            <text:p>6.43755905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471281505" calcext:value-type="float">
            <text:p>6.4712815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504992755" calcext:value-type="float">
            <text:p>6.50499275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53868731" calcext:value-type="float">
            <text:p>6.5386873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572355865" calcext:value-type="float">
            <text:p>6.57235586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60597892" calcext:value-type="float">
            <text:p>6.6059789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639499275" calcext:value-type="float">
            <text:p>6.6394992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67252629" calcext:value-type="float">
            <text:p>6.6725262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707076285" calcext:value-type="float">
            <text:p>6.7070762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31028" calcext:value-type="float">
            <text:p>6.731028</text:p>
          </table:table-cell>
          <table:table-cell office:value-type="float" office:value="6.74109789" calcext:value-type="float">
            <text:p>6.74109789</text:p>
          </table:table-cell>
          <table:table-cell table:formula="of:=POWER([.C201]-6.75;2)" office:value-type="float" office:value="0.0000792475624521033" calcext:value-type="float">
            <text:p>7.92475624521033E-005</text:p>
          </table:table-cell>
          <table:table-cell table:formula="of:=SQRT(SUM([.D201:.D300])/100)" office:value-type="float" office:value="0.00383785844467187" calcext:value-type="float">
            <text:p>0.00383785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30573" calcext:value-type="float">
            <text:p>6.730573</text:p>
          </table:table-cell>
          <table:table-cell office:value-type="float" office:value="6.74135956" calcext:value-type="float">
            <text:p>6.74135956</text:p>
          </table:table-cell>
          <table:table-cell table:formula="of:=POWER([.C202]-6.75;2)" office:value-type="float" office:value="0.0000746572033935957" calcext:value-type="float">
            <text:p>7.46572033935957E-00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9783" calcext:value-type="float">
            <text:p>6.729783</text:p>
          </table:table-cell>
          <table:table-cell office:value-type="float" office:value="6.74157807" calcext:value-type="float">
            <text:p>6.74157807</text:p>
          </table:table-cell>
          <table:table-cell table:formula="of:=POWER([.C203]-6.75;2)" office:value-type="float" office:value="0.0000709289049248985" calcext:value-type="float">
            <text:p>7.09289049248985E-0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28613" calcext:value-type="float">
            <text:p>6.728613</text:p>
          </table:table-cell>
          <table:table-cell office:value-type="float" office:value="6.74177486" calcext:value-type="float">
            <text:p>6.74177486</text:p>
          </table:table-cell>
          <table:table-cell table:formula="of:=POWER([.C204]-6.75;2)" office:value-type="float" office:value="0.0000676529280196067" calcext:value-type="float">
            <text:p>6.76529280196067E-0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2699" calcext:value-type="float">
            <text:p>6.72699</text:p>
          </table:table-cell>
          <table:table-cell office:value-type="float" office:value="6.741960775" calcext:value-type="float">
            <text:p>6.741960775</text:p>
          </table:table-cell>
          <table:table-cell table:formula="of:=POWER([.C205]-6.75;2)" office:value-type="float" office:value="0.0000646291386006265" calcext:value-type="float">
            <text:p>6.46291386006265E-0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24789" calcext:value-type="float">
            <text:p>6.724789</text:p>
          </table:table-cell>
          <table:table-cell office:value-type="float" office:value="6.74214281" calcext:value-type="float">
            <text:p>6.74214281</text:p>
          </table:table-cell>
          <table:table-cell table:formula="of:=POWER([.C206]-6.75;2)" office:value-type="float" office:value="0.0000617354346961028" calcext:value-type="float">
            <text:p>6.17354346961028E-0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21777" calcext:value-type="float">
            <text:p>6.721777</text:p>
          </table:table-cell>
          <table:table-cell office:value-type="float" office:value="6.742326575" calcext:value-type="float">
            <text:p>6.742326575</text:p>
          </table:table-cell>
          <table:table-cell table:formula="of:=POWER([.C207]-6.75;2)" office:value-type="float" office:value="0.0000588814512306269" calcext:value-type="float">
            <text:p>5.88814512306269E-00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17468" calcext:value-type="float">
            <text:p>6.717468</text:p>
          </table:table-cell>
          <table:table-cell office:value-type="float" office:value="6.742517775" calcext:value-type="float">
            <text:p>6.742517775</text:p>
          </table:table-cell>
          <table:table-cell table:formula="of:=POWER([.C208]-6.75;2)" office:value-type="float" office:value="0.0000559836909506309" calcext:value-type="float">
            <text:p>5.59836909506309E-00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10722" calcext:value-type="float">
            <text:p>6.710722</text:p>
          </table:table-cell>
          <table:table-cell office:value-type="float" office:value="6.742723965" calcext:value-type="float">
            <text:p>6.742723965</text:p>
          </table:table-cell>
          <table:table-cell table:formula="of:=POWER([.C209]-6.75;2)" office:value-type="float" office:value="0.0000529406853212292" calcext:value-type="float">
            <text:p>5.29406853212292E-00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9825" calcext:value-type="float">
            <text:p>6.69825</text:p>
          </table:table-cell>
          <table:table-cell office:value-type="float" office:value="6.74295814" calcext:value-type="float">
            <text:p>6.74295814</text:p>
          </table:table-cell>
          <table:table-cell table:formula="of:=POWER([.C210]-6.75;2)" office:value-type="float" office:value="0.0000495877922596025" calcext:value-type="float">
            <text:p>4.95877922596025E-0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65752" calcext:value-type="float">
            <text:p>6.665752</text:p>
          </table:table-cell>
          <table:table-cell office:value-type="float" office:value="6.743249715" calcext:value-type="float">
            <text:p>6.743249715</text:p>
          </table:table-cell>
          <table:table-cell table:formula="of:=POWER([.C211]-6.75;2)" office:value-type="float" office:value="0.0000455663475812231" calcext:value-type="float">
            <text:p>4.55663475812231E-00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25497" calcext:value-type="float">
            <text:p>6.325497</text:p>
          </table:table-cell>
          <table:table-cell office:value-type="float" office:value="6.743699835" calcext:value-type="float">
            <text:p>6.743699835</text:p>
          </table:table-cell>
          <table:table-cell table:formula="of:=POWER([.C212]-6.75;2)" office:value-type="float" office:value="0.0000396920790272232" calcext:value-type="float">
            <text:p>3.96920790272232E-00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4631" calcext:value-type="float">
            <text:p>6.84631</text:p>
          </table:table-cell>
          <table:table-cell office:value-type="float" office:value="6.74584883" calcext:value-type="float">
            <text:p>6.74584883</text:p>
          </table:table-cell>
          <table:table-cell table:formula="of:=POWER([.C213]-6.75;2)" office:value-type="float" office:value="0.0000172322123689008" calcext:value-type="float">
            <text:p>1.72322123689008E-00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85395" calcext:value-type="float">
            <text:p>6.785395</text:p>
          </table:table-cell>
          <table:table-cell office:value-type="float" office:value="6.745393975" calcext:value-type="float">
            <text:p>6.745393975</text:p>
          </table:table-cell>
          <table:table-cell table:formula="of:=POWER([.C214]-6.75;2)" office:value-type="float" office:value="0.0000212154663006267" calcext:value-type="float">
            <text:p>2.12154663006267E-00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68349" calcext:value-type="float">
            <text:p>6.768349</text:p>
          </table:table-cell>
          <table:table-cell office:value-type="float" office:value="6.74524887" calcext:value-type="float">
            <text:p>6.74524887</text:p>
          </table:table-cell>
          <table:table-cell table:formula="of:=POWER([.C215]-6.75;2)" office:value-type="float" office:value="0.0000225732362768983" calcext:value-type="float">
            <text:p>2.25732362768983E-0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60495" calcext:value-type="float">
            <text:p>6.760495</text:p>
          </table:table-cell>
          <table:table-cell office:value-type="float" office:value="6.745205675" calcext:value-type="float">
            <text:p>6.745205675</text:p>
          </table:table-cell>
          <table:table-cell table:formula="of:=POWER([.C216]-6.75;2)" office:value-type="float" office:value="0.0000229855522056228" calcext:value-type="float">
            <text:p>2.29855522056228E-00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56079" calcext:value-type="float">
            <text:p>6.756079</text:p>
          </table:table-cell>
          <table:table-cell office:value-type="float" office:value="6.745259615" calcext:value-type="float">
            <text:p>6.745259615</text:p>
          </table:table-cell>
          <table:table-cell table:formula="of:=POWER([.C217]-6.75;2)" office:value-type="float" office:value="0.0000224712499482235" calcext:value-type="float">
            <text:p>2.24712499482235E-00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53292" calcext:value-type="float">
            <text:p>6.753292</text:p>
          </table:table-cell>
          <table:table-cell office:value-type="float" office:value="6.746565355" calcext:value-type="float">
            <text:p>6.746565355</text:p>
          </table:table-cell>
          <table:table-cell table:formula="of:=POWER([.C218]-6.75;2)" office:value-type="float" office:value="0.000011796786276022" calcext:value-type="float">
            <text:p>1.1796786276022E-00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51366" calcext:value-type="float">
            <text:p>6.751366</text:p>
          </table:table-cell>
          <table:table-cell office:value-type="float" office:value="6.746350565" calcext:value-type="float">
            <text:p>6.746350565</text:p>
          </table:table-cell>
          <table:table-cell table:formula="of:=POWER([.C219]-6.75;2)" office:value-type="float" office:value="0.0000133183758192236" calcext:value-type="float">
            <text:p>1.33183758192236E-00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49907" calcext:value-type="float">
            <text:p>6.749907</text:p>
          </table:table-cell>
          <table:table-cell office:value-type="float" office:value="6.74622953" calcext:value-type="float">
            <text:p>6.74622953</text:p>
          </table:table-cell>
          <table:table-cell table:formula="of:=POWER([.C220]-6.75;2)" office:value-type="float" office:value="0.0000142164440209006" calcext:value-type="float">
            <text:p>1.42164440209006E-0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48695" calcext:value-type="float">
            <text:p>6.748695</text:p>
          </table:table-cell>
          <table:table-cell office:value-type="float" office:value="6.74614041" calcext:value-type="float">
            <text:p>6.74614041</text:p>
          </table:table-cell>
          <table:table-cell table:formula="of:=POWER([.C221]-6.75;2)" office:value-type="float" office:value="0.0000148964349681019" calcext:value-type="float">
            <text:p>1.48964349681019E-0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47598" calcext:value-type="float">
            <text:p>6.747598</text:p>
          </table:table-cell>
          <table:table-cell office:value-type="float" office:value="6.746068575" calcext:value-type="float">
            <text:p>6.746068575</text:p>
          </table:table-cell>
          <table:table-cell table:formula="of:=POWER([.C222]-6.75;2)" office:value-type="float" office:value="0.0000154561025306267" calcext:value-type="float">
            <text:p>1.54561025306267E-0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46538" calcext:value-type="float">
            <text:p>6.746538</text:p>
          </table:table-cell>
          <table:table-cell office:value-type="float" office:value="6.74600825" calcext:value-type="float">
            <text:p>6.74600825</text:p>
          </table:table-cell>
          <table:table-cell table:formula="of:=POWER([.C223]-6.75;2)" office:value-type="float" office:value="0.0000159340680624997" calcext:value-type="float">
            <text:p>1.59340680624997E-00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45479" calcext:value-type="float">
            <text:p>6.745479</text:p>
          </table:table-cell>
          <table:table-cell office:value-type="float" office:value="6.74595649" calcext:value-type="float">
            <text:p>6.74595649</text:p>
          </table:table-cell>
          <table:table-cell table:formula="of:=POWER([.C224]-6.75;2)" office:value-type="float" office:value="0.0000163499731200984" calcext:value-type="float">
            <text:p>0.000016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44407" calcext:value-type="float">
            <text:p>6.744407</text:p>
          </table:table-cell>
          <table:table-cell office:value-type="float" office:value="6.745911355" calcext:value-type="float">
            <text:p>6.745911355</text:p>
          </table:table-cell>
          <table:table-cell table:formula="of:=POWER([.C225]-6.75;2)" office:value-type="float" office:value="0.0000167170179360209" calcext:value-type="float">
            <text:p>0.00001671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4333" calcext:value-type="float">
            <text:p>6.74333</text:p>
          </table:table-cell>
          <table:table-cell office:value-type="float" office:value="6.74587123" calcext:value-type="float">
            <text:p>6.74587123</text:p>
          </table:table-cell>
          <table:table-cell table:formula="of:=POWER([.C226]-6.75;2)" office:value-type="float" office:value="0.0000170467417129028" calcext:value-type="float">
            <text:p>1.70467417129028E-0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42261" calcext:value-type="float">
            <text:p>6.742261</text:p>
          </table:table-cell>
          <table:table-cell office:value-type="float" office:value="6.745834445" calcext:value-type="float">
            <text:p>6.745834445</text:p>
          </table:table-cell>
          <table:table-cell table:formula="of:=POWER([.C227]-6.75;2)" office:value-type="float" office:value="0.0000173518484580263" calcext:value-type="float">
            <text:p>1.73518484580263E-00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41216" calcext:value-type="float">
            <text:p>6.741216</text:p>
          </table:table-cell>
          <table:table-cell office:value-type="float" office:value="6.745799105" calcext:value-type="float">
            <text:p>6.745799105</text:p>
          </table:table-cell>
          <table:table-cell table:formula="of:=POWER([.C228]-6.75;2)" office:value-type="float" office:value="0.0000176475188010276" calcext:value-type="float">
            <text:p>1.76475188010276E-00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40183" calcext:value-type="float">
            <text:p>6.740183</text:p>
          </table:table-cell>
          <table:table-cell office:value-type="float" office:value="6.745762935" calcext:value-type="float">
            <text:p>6.745762935</text:p>
          </table:table-cell>
          <table:table-cell table:formula="of:=POWER([.C229]-6.75;2)" office:value-type="float" office:value="0.0000179527198142239" calcext:value-type="float">
            <text:p>1.79527198142239E-00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38972" calcext:value-type="float">
            <text:p>6.738972</text:p>
          </table:table-cell>
          <table:table-cell office:value-type="float" office:value="6.74572322" calcext:value-type="float">
            <text:p>6.74572322</text:p>
          </table:table-cell>
          <table:table-cell table:formula="of:=POWER([.C230]-6.75;2)" office:value-type="float" office:value="0.000018290847168397" calcext:value-type="float">
            <text:p>1.8290847168397E-00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42473" calcext:value-type="float">
            <text:p>6.742473</text:p>
          </table:table-cell>
          <table:table-cell office:value-type="float" office:value="6.745677295" calcext:value-type="float">
            <text:p>6.745677295</text:p>
          </table:table-cell>
          <table:table-cell table:formula="of:=POWER([.C231]-6.75;2)" office:value-type="float" office:value="0.0000186857785170239" calcext:value-type="float">
            <text:p>1.86857785170239E-00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38821" calcext:value-type="float">
            <text:p>6.738821</text:p>
          </table:table-cell>
          <table:table-cell office:value-type="float" office:value="6.745596285" calcext:value-type="float">
            <text:p>6.745596285</text:p>
          </table:table-cell>
          <table:table-cell table:formula="of:=POWER([.C232]-6.75;2)" office:value-type="float" office:value="0.0000193927058012214" calcext:value-type="float">
            <text:p>1.93927058012214E-00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38057" calcext:value-type="float">
            <text:p>6.738057</text:p>
          </table:table-cell>
          <table:table-cell office:value-type="float" office:value="6.74550683" calcext:value-type="float">
            <text:p>6.74550683</text:p>
          </table:table-cell>
          <table:table-cell table:formula="of:=POWER([.C233]-6.75;2)" office:value-type="float" office:value="0.0000201885766488994" calcext:value-type="float">
            <text:p>2.01885766488994E-0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37506" calcext:value-type="float">
            <text:p>6.737506</text:p>
          </table:table-cell>
          <table:table-cell office:value-type="float" office:value="6.74537576" calcext:value-type="float">
            <text:p>6.74537576</text:p>
          </table:table-cell>
          <table:table-cell table:formula="of:=POWER([.C234]-6.75;2)" office:value-type="float" office:value="0.0000213835955776005" calcext:value-type="float">
            <text:p>2.13835955776005E-0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3703" calcext:value-type="float">
            <text:p>6.73703</text:p>
          </table:table-cell>
          <table:table-cell office:value-type="float" office:value="6.745151405" calcext:value-type="float">
            <text:p>6.745151405</text:p>
          </table:table-cell>
          <table:table-cell table:formula="of:=POWER([.C235]-6.75;2)" office:value-type="float" office:value="0.0000235088734740283" calcext:value-type="float">
            <text:p>2.35088734740283E-00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36564" calcext:value-type="float">
            <text:p>6.736564</text:p>
          </table:table-cell>
          <table:table-cell office:value-type="float" office:value="6.744583005" calcext:value-type="float">
            <text:p>6.744583005</text:p>
          </table:table-cell>
          <table:table-cell table:formula="of:=POWER([.C236]-6.75;2)" office:value-type="float" office:value="0.0000293438348300254" calcext:value-type="float">
            <text:p>2.93438348300254E-00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36053" calcext:value-type="float">
            <text:p>6.736053</text:p>
          </table:table-cell>
          <table:table-cell office:value-type="float" office:value="6.74660624" calcext:value-type="float">
            <text:p>6.74660624</text:p>
          </table:table-cell>
          <table:table-cell table:formula="of:=POWER([.C237]-6.75;2)" office:value-type="float" office:value="0.0000115176069375987" calcext:value-type="float">
            <text:p>1.15176069375987E-00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35446" calcext:value-type="float">
            <text:p>6.735446</text:p>
          </table:table-cell>
          <table:table-cell office:value-type="float" office:value="6.74703337" calcext:value-type="float">
            <text:p>6.74703337</text:p>
          </table:table-cell>
          <table:table-cell table:formula="of:=POWER([.C238]-6.75;2)" office:value-type="float" office:value="0.00000880089355689719" calcext:value-type="float">
            <text:p>8.80089355689719E-00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34693" calcext:value-type="float">
            <text:p>6.734693</text:p>
          </table:table-cell>
          <table:table-cell office:value-type="float" office:value="6.74729632" calcext:value-type="float">
            <text:p>6.74729632</text:p>
          </table:table-cell>
          <table:table-cell table:formula="of:=POWER([.C239]-6.75;2)" office:value-type="float" office:value="0.00000730988554239872" calcext:value-type="float">
            <text:p>7.30988554239872E-00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33743" calcext:value-type="float">
            <text:p>6.733743</text:p>
          </table:table-cell>
          <table:table-cell office:value-type="float" office:value="6.747500545" calcext:value-type="float">
            <text:p>6.747500545</text:p>
          </table:table-cell>
          <table:table-cell table:formula="of:=POWER([.C240]-6.75;2)" office:value-type="float" office:value="0.00000624727529702353" calcext:value-type="float">
            <text:p>6.24727529702353E-00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32544" calcext:value-type="float">
            <text:p>6.732544</text:p>
          </table:table-cell>
          <table:table-cell office:value-type="float" office:value="6.747677705" calcext:value-type="float">
            <text:p>6.747677705</text:p>
          </table:table-cell>
          <table:table-cell table:formula="of:=POWER([.C241]-6.75;2)" office:value-type="float" office:value="0.00000539305406702462" calcext:value-type="float">
            <text:p>5.39305406702462E-00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31026" calcext:value-type="float">
            <text:p>6.731026</text:p>
          </table:table-cell>
          <table:table-cell office:value-type="float" office:value="6.747842105" calcext:value-type="float">
            <text:p>6.747842105</text:p>
          </table:table-cell>
          <table:table-cell table:formula="of:=POWER([.C242]-6.75;2)" office:value-type="float" office:value="0.00000465651083102437" calcext:value-type="float">
            <text:p>4.65651083102437E-0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2909" calcext:value-type="float">
            <text:p>6.72909</text:p>
          </table:table-cell>
          <table:table-cell office:value-type="float" office:value="6.74800197" calcext:value-type="float">
            <text:p>6.74800197</text:p>
          </table:table-cell>
          <table:table-cell table:formula="of:=POWER([.C243]-6.75;2)" office:value-type="float" office:value="0.00000399212388090082" calcext:value-type="float">
            <text:p>3.99212388090082E-00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26556" calcext:value-type="float">
            <text:p>6.726556</text:p>
          </table:table-cell>
          <table:table-cell office:value-type="float" office:value="6.748163075" calcext:value-type="float">
            <text:p>6.748163075</text:p>
          </table:table-cell>
          <table:table-cell table:formula="of:=POWER([.C244]-6.75;2)" office:value-type="float" office:value="0.00000337429345562537" calcext:value-type="float">
            <text:p>3.37429345562537E-00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23075" calcext:value-type="float">
            <text:p>6.723075</text:p>
          </table:table-cell>
          <table:table-cell office:value-type="float" office:value="6.74833056" calcext:value-type="float">
            <text:p>6.74833056</text:p>
          </table:table-cell>
          <table:table-cell table:formula="of:=POWER([.C245]-6.75;2)" office:value-type="float" office:value="0.00000278702991359896" calcext:value-type="float">
            <text:p>0.00000278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17861" calcext:value-type="float">
            <text:p>6.717861</text:p>
          </table:table-cell>
          <table:table-cell office:value-type="float" office:value="6.748510455" calcext:value-type="float">
            <text:p>6.748510455</text:p>
          </table:table-cell>
          <table:table-cell table:formula="of:=POWER([.C246]-6.75;2)" office:value-type="float" office:value="0.00000221874430702527" calcext:value-type="float">
            <text:p>2.21874430702527E-00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08816" calcext:value-type="float">
            <text:p>6.708816</text:p>
          </table:table-cell>
          <table:table-cell office:value-type="float" office:value="6.748712305" calcext:value-type="float">
            <text:p>6.748712305</text:p>
          </table:table-cell>
          <table:table-cell table:formula="of:=POWER([.C247]-6.75;2)" office:value-type="float" office:value="0.00000165815841302566" calcext:value-type="float">
            <text:p>1.65815841302566E-0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8815" calcext:value-type="float">
            <text:p>6.68815</text:p>
          </table:table-cell>
          <table:table-cell office:value-type="float" office:value="6.748956005" calcext:value-type="float">
            <text:p>6.748956005</text:p>
          </table:table-cell>
          <table:table-cell table:formula="of:=POWER([.C248]-6.75;2)" office:value-type="float" office:value="0.00000108992556002469" calcext:value-type="float">
            <text:p>1.08992556002469E-00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85125" calcext:value-type="float">
            <text:p>6.585125</text:p>
          </table:table-cell>
          <table:table-cell office:value-type="float" office:value="6.749300525" calcext:value-type="float">
            <text:p>6.749300525</text:p>
          </table:table-cell>
          <table:table-cell table:formula="of:=POWER([.C249]-6.75;2)" office:value-type="float" office:value="0.000000489265275625318" calcext:value-type="float">
            <text:p>4.89265275625318E-0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91714" calcext:value-type="float">
            <text:p>6.891714</text:p>
          </table:table-cell>
          <table:table-cell office:value-type="float" office:value="6.75015896" calcext:value-type="float">
            <text:p>6.75015896</text:p>
          </table:table-cell>
          <table:table-cell table:formula="of:=POWER([.C250]-6.75;2)" office:value-type="float" office:value="0.0000000252682816000837" calcext:value-type="float">
            <text:p>2.52682816000837E-0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90538" calcext:value-type="float">
            <text:p>6.790538</text:p>
          </table:table-cell>
          <table:table-cell office:value-type="float" office:value="6.74948542" calcext:value-type="float">
            <text:p>6.74948542</text:p>
          </table:table-cell>
          <table:table-cell table:formula="of:=POWER([.C251]-6.75;2)" office:value-type="float" office:value="0.000000264792576399929" calcext:value-type="float">
            <text:p>2.64792576399929E-00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0493" calcext:value-type="float">
            <text:p>6.770493</text:p>
          </table:table-cell>
          <table:table-cell office:value-type="float" office:value="6.74932281" calcext:value-type="float">
            <text:p>6.74932281</text:p>
          </table:table-cell>
          <table:table-cell table:formula="of:=POWER([.C252]-6.75;2)" office:value-type="float" office:value="0.000000458586296100293" calcext:value-type="float">
            <text:p>4.58586296100293E-0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62173" calcext:value-type="float">
            <text:p>6.762173</text:p>
          </table:table-cell>
          <table:table-cell office:value-type="float" office:value="6.749274445" calcext:value-type="float">
            <text:p>6.749274445</text:p>
          </table:table-cell>
          <table:table-cell table:formula="of:=POWER([.C253]-6.75;2)" office:value-type="float" office:value="0.000000526430058024742" calcext:value-type="float">
            <text:p>5.26430058024742E-00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57802" calcext:value-type="float">
            <text:p>6.757802</text:p>
          </table:table-cell>
          <table:table-cell office:value-type="float" office:value="6.74930959" calcext:value-type="float">
            <text:p>6.74930959</text:p>
          </table:table-cell>
          <table:table-cell table:formula="of:=POWER([.C254]-6.75;2)" office:value-type="float" office:value="0.000000476665968099735" calcext:value-type="float">
            <text:p>4.76665968099735E-00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55231" calcext:value-type="float">
            <text:p>6.755231</text:p>
          </table:table-cell>
          <table:table-cell office:value-type="float" office:value="6.749664935" calcext:value-type="float">
            <text:p>6.749664935</text:p>
          </table:table-cell>
          <table:table-cell table:formula="of:=POWER([.C255]-6.75;2)" office:value-type="float" office:value="0.000000112268554224867" calcext:value-type="float">
            <text:p>1.12268554224867E-0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53616" calcext:value-type="float">
            <text:p>6.753616</text:p>
          </table:table-cell>
          <table:table-cell office:value-type="float" office:value="6.74939134" calcext:value-type="float">
            <text:p>6.74939134</text:p>
          </table:table-cell>
          <table:table-cell table:formula="of:=POWER([.C256]-6.75;2)" office:value-type="float" office:value="0.000000370466995600182" calcext:value-type="float">
            <text:p>3.70466995600182E-00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5255" calcext:value-type="float">
            <text:p>6.75255</text:p>
          </table:table-cell>
          <table:table-cell office:value-type="float" office:value="6.749263405" calcext:value-type="float">
            <text:p>6.749263405</text:p>
          </table:table-cell>
          <table:table-cell table:formula="of:=POWER([.C257]-6.75;2)" office:value-type="float" office:value="0.000000542572194025337" calcext:value-type="float">
            <text:p>5.42572194025337E-00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51811" calcext:value-type="float">
            <text:p>6.751811</text:p>
          </table:table-cell>
          <table:table-cell office:value-type="float" office:value="6.74917308" calcext:value-type="float">
            <text:p>6.74917308</text:p>
          </table:table-cell>
          <table:table-cell table:formula="of:=POWER([.C258]-6.75;2)" office:value-type="float" office:value="0.000000683796686399556" calcext:value-type="float">
            <text:p>6.83796686399556E-0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51277" calcext:value-type="float">
            <text:p>6.751277</text:p>
          </table:table-cell>
          <table:table-cell office:value-type="float" office:value="6.749100365" calcext:value-type="float">
            <text:p>6.749100365</text:p>
          </table:table-cell>
          <table:table-cell table:formula="of:=POWER([.C259]-6.75;2)" office:value-type="float" office:value="0.000000809343133224418" calcext:value-type="float">
            <text:p>8.09343133224418E-00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50884" calcext:value-type="float">
            <text:p>6.750884</text:p>
          </table:table-cell>
          <table:table-cell office:value-type="float" office:value="6.74903766" calcext:value-type="float">
            <text:p>6.74903766</text:p>
          </table:table-cell>
          <table:table-cell table:formula="of:=POWER([.C260]-6.75;2)" office:value-type="float" office:value="0.000000926098275600118" calcext:value-type="float">
            <text:p>9.26098275600118E-00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50611" calcext:value-type="float">
            <text:p>6.750611</text:p>
          </table:table-cell>
          <table:table-cell office:value-type="float" office:value="6.748980905" calcext:value-type="float">
            <text:p>6.748980905</text:p>
          </table:table-cell>
          <table:table-cell table:formula="of:=POWER([.C261]-6.75;2)" office:value-type="float" office:value="0.00000103855461902539" calcext:value-type="float">
            <text:p>1.03855461902539E-00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50474" calcext:value-type="float">
            <text:p>6.750474</text:p>
          </table:table-cell>
          <table:table-cell office:value-type="float" office:value="6.748927245" calcext:value-type="float">
            <text:p>6.748927245</text:p>
          </table:table-cell>
          <table:table-cell table:formula="of:=POWER([.C262]-6.75;2)" office:value-type="float" office:value="0.00000115080329002508" calcext:value-type="float">
            <text:p>1.15080329002508E-00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50528" calcext:value-type="float">
            <text:p>6.750528</text:p>
          </table:table-cell>
          <table:table-cell office:value-type="float" office:value="6.748874105" calcext:value-type="float">
            <text:p>6.748874105</text:p>
          </table:table-cell>
          <table:table-cell table:formula="of:=POWER([.C263]-6.75;2)" office:value-type="float" office:value="0.00000126763955102385" calcext:value-type="float">
            <text:p>1.26763955102385E-00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5089" calcext:value-type="float">
            <text:p>6.75089</text:p>
          </table:table-cell>
          <table:table-cell office:value-type="float" office:value="6.748818685" calcext:value-type="float">
            <text:p>6.748818685</text:p>
          </table:table-cell>
          <table:table-cell table:formula="of:=POWER([.C264]-6.75;2)" office:value-type="float" office:value="0.00000139550512922543" calcext:value-type="float">
            <text:p>1.39550512922543E-00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181" calcext:value-type="float">
            <text:p>6.75181</text:p>
          </table:table-cell>
          <table:table-cell office:value-type="float" office:value="6.748757505" calcext:value-type="float">
            <text:p>6.748757505</text:p>
          </table:table-cell>
          <table:table-cell table:formula="of:=POWER([.C265]-6.75;2)" office:value-type="float" office:value="0.00000154379382502406" calcext:value-type="float">
            <text:p>1.54379382502406E-00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53966" calcext:value-type="float">
            <text:p>6.753966</text:p>
          </table:table-cell>
          <table:table-cell office:value-type="float" office:value="6.74868562" calcext:value-type="float">
            <text:p>6.74868562</text:p>
          </table:table-cell>
          <table:table-cell table:formula="of:=POWER([.C266]-6.75;2)" office:value-type="float" office:value="0.00000172759478440045" calcext:value-type="float">
            <text:p>1.72759478440045E-00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60397" calcext:value-type="float">
            <text:p>6.760397</text:p>
          </table:table-cell>
          <table:table-cell office:value-type="float" office:value="6.748594315" calcext:value-type="float">
            <text:p>6.748594315</text:p>
          </table:table-cell>
          <table:table-cell table:formula="of:=POWER([.C267]-6.75;2)" office:value-type="float" office:value="0.00000197595031922482" calcext:value-type="float">
            <text:p>0.00000197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82181" calcext:value-type="float">
            <text:p>6.882181</text:p>
          </table:table-cell>
          <table:table-cell office:value-type="float" office:value="6.748458995" calcext:value-type="float">
            <text:p>6.748458995</text:p>
          </table:table-cell>
          <table:table-cell table:formula="of:=POWER([.C268]-6.75;2)" office:value-type="float" office:value="0.00000237469641002495" calcext:value-type="float">
            <text:p>2.37469641002495E-0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30111" calcext:value-type="float">
            <text:p>6.730111</text:p>
          </table:table-cell>
          <table:table-cell office:value-type="float" office:value="6.747698325" calcext:value-type="float">
            <text:p>6.747698325</text:p>
          </table:table-cell>
          <table:table-cell table:formula="of:=POWER([.C269]-6.75;2)" office:value-type="float" office:value="0.00000529770780562501" calcext:value-type="float">
            <text:p>5.29770780562501E-0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39504" calcext:value-type="float">
            <text:p>6.739504</text:p>
          </table:table-cell>
          <table:table-cell office:value-type="float" office:value="6.747674115" calcext:value-type="float">
            <text:p>6.747674115</text:p>
          </table:table-cell>
          <table:table-cell table:formula="of:=POWER([.C270]-6.75;2)" office:value-type="float" office:value="0.00000540974103322642" calcext:value-type="float">
            <text:p>5.40974103322642E-00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42718" calcext:value-type="float">
            <text:p>6.742718</text:p>
          </table:table-cell>
          <table:table-cell office:value-type="float" office:value="6.747564555" calcext:value-type="float">
            <text:p>6.747564555</text:p>
          </table:table-cell>
          <table:table-cell table:formula="of:=POWER([.C271]-6.75;2)" office:value-type="float" office:value="0.00000593139234802355" calcext:value-type="float">
            <text:p>5.93139234802355E-00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44529" calcext:value-type="float">
            <text:p>6.744529</text:p>
          </table:table-cell>
          <table:table-cell office:value-type="float" office:value="6.747364475" calcext:value-type="float">
            <text:p>6.747364475</text:p>
          </table:table-cell>
          <table:table-cell table:formula="of:=POWER([.C272]-6.75;2)" office:value-type="float" office:value="0.0000069459920256231" calcext:value-type="float">
            <text:p>0.00000694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45755" calcext:value-type="float">
            <text:p>6.745755</text:p>
          </table:table-cell>
          <table:table-cell office:value-type="float" office:value="6.74693664" calcext:value-type="float">
            <text:p>6.74693664</text:p>
          </table:table-cell>
          <table:table-cell table:formula="of:=POWER([.C273]-6.75;2)" office:value-type="float" office:value="0.00000938417448959771" calcext:value-type="float">
            <text:p>9.38417448959771E-00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4661" calcext:value-type="float">
            <text:p>6.74661</text:p>
          </table:table-cell>
          <table:table-cell office:value-type="float" office:value="6.746502675" calcext:value-type="float">
            <text:p>6.746502675</text:p>
          </table:table-cell>
          <table:table-cell table:formula="of:=POWER([.C274]-6.75;2)" office:value-type="float" office:value="0.0000122312821556226" calcext:value-type="float">
            <text:p>1.22312821556226E-00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47146" calcext:value-type="float">
            <text:p>6.747146</text:p>
          </table:table-cell>
          <table:table-cell office:value-type="float" office:value="6.746942435" calcext:value-type="float">
            <text:p>6.746942435</text:p>
          </table:table-cell>
          <table:table-cell table:formula="of:=POWER([.C275]-6.75;2)" office:value-type="float" office:value="0.00000934870372922355" calcext:value-type="float">
            <text:p>9.34870372922355E-0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47354" calcext:value-type="float">
            <text:p>6.747354</text:p>
          </table:table-cell>
          <table:table-cell office:value-type="float" office:value="6.747158355" calcext:value-type="float">
            <text:p>6.747158355</text:p>
          </table:table-cell>
          <table:table-cell table:formula="of:=POWER([.C276]-6.75;2)" office:value-type="float" office:value="0.00000807494630602597" calcext:value-type="float">
            <text:p>8.07494630602597E-00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47204" calcext:value-type="float">
            <text:p>6.747204</text:p>
          </table:table-cell>
          <table:table-cell office:value-type="float" office:value="6.74730079" calcext:value-type="float">
            <text:p>6.74730079</text:p>
          </table:table-cell>
          <table:table-cell table:formula="of:=POWER([.C277]-6.75;2)" office:value-type="float" office:value="0.00000728573462410154" calcext:value-type="float">
            <text:p>7.28573462410154E-00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46656" calcext:value-type="float">
            <text:p>6.746656</text:p>
          </table:table-cell>
          <table:table-cell office:value-type="float" office:value="6.74740878" calcext:value-type="float">
            <text:p>6.74740878</text:p>
          </table:table-cell>
          <table:table-cell table:formula="of:=POWER([.C278]-6.75;2)" office:value-type="float" office:value="0.00000671442108840118" calcext:value-type="float">
            <text:p>6.71442108840118E-00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45663" calcext:value-type="float">
            <text:p>6.745663</text:p>
          </table:table-cell>
          <table:table-cell office:value-type="float" office:value="6.747499245" calcext:value-type="float">
            <text:p>6.747499245</text:p>
          </table:table-cell>
          <table:table-cell table:formula="of:=POWER([.C279]-6.75;2)" office:value-type="float" office:value="0.000006253775570024" calcext:value-type="float">
            <text:p>6.253775570024E-00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4416" calcext:value-type="float">
            <text:p>6.74416</text:p>
          </table:table-cell>
          <table:table-cell office:value-type="float" office:value="6.74758179" calcext:value-type="float">
            <text:p>6.74758179</text:p>
          </table:table-cell>
          <table:table-cell table:formula="of:=POWER([.C280]-6.75;2)" office:value-type="float" office:value="0.00000584773960410042" calcext:value-type="float">
            <text:p>5.84773960410042E-00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42037" calcext:value-type="float">
            <text:p>6.742037</text:p>
          </table:table-cell>
          <table:table-cell office:value-type="float" office:value="6.747663025" calcext:value-type="float">
            <text:p>6.747663025</text:p>
          </table:table-cell>
          <table:table-cell table:formula="of:=POWER([.C281]-6.75;2)" office:value-type="float" office:value="0.00000546145215062691" calcext:value-type="float">
            <text:p>5.46145215062691E-00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39076" calcext:value-type="float">
            <text:p>6.739076</text:p>
          </table:table-cell>
          <table:table-cell office:value-type="float" office:value="6.74774841" calcext:value-type="float">
            <text:p>6.74774841</text:p>
          </table:table-cell>
          <table:table-cell table:formula="of:=POWER([.C282]-6.75;2)" office:value-type="float" office:value="0.00000506965752810087" calcext:value-type="float">
            <text:p>5.06965752810087E-00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3479" calcext:value-type="float">
            <text:p>6.73479</text:p>
          </table:table-cell>
          <table:table-cell office:value-type="float" office:value="6.74784354" calcext:value-type="float">
            <text:p>6.74784354</text:p>
          </table:table-cell>
          <table:table-cell table:formula="of:=POWER([.C283]-6.75;2)" office:value-type="float" office:value="0.00000465031973160059" calcext:value-type="float">
            <text:p>4.65031973160059E-00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27898" calcext:value-type="float">
            <text:p>6.727898</text:p>
          </table:table-cell>
          <table:table-cell office:value-type="float" office:value="6.747955945" calcext:value-type="float">
            <text:p>6.747955945</text:p>
          </table:table-cell>
          <table:table-cell table:formula="of:=POWER([.C284]-6.75;2)" office:value-type="float" office:value="0.00000417816084302427" calcext:value-type="float">
            <text:p>4.17816084302427E-00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1405" calcext:value-type="float">
            <text:p>6.71405</text:p>
          </table:table-cell>
          <table:table-cell office:value-type="float" office:value="6.74809934" calcext:value-type="float">
            <text:p>6.74809934</text:p>
          </table:table-cell>
          <table:table-cell table:formula="of:=POWER([.C285]-6.75;2)" office:value-type="float" office:value="0.00000361250843560168" calcext:value-type="float">
            <text:p>3.61250843560168E-00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65033" calcext:value-type="float">
            <text:p>6.665033</text:p>
          </table:table-cell>
          <table:table-cell office:value-type="float" office:value="6.748309205" calcext:value-type="float">
            <text:p>6.748309205</text:p>
          </table:table-cell>
          <table:table-cell table:formula="of:=POWER([.C286]-6.75;2)" office:value-type="float" office:value="0.00000285878773202508" calcext:value-type="float">
            <text:p>2.85878773202508E-00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9862" calcext:value-type="float">
            <text:p>6.9862</text:p>
          </table:table-cell>
          <table:table-cell office:value-type="float" office:value="6.748762345" calcext:value-type="float">
            <text:p>6.748762345</text:p>
          </table:table-cell>
          <table:table-cell table:formula="of:=POWER([.C287]-6.75;2)" office:value-type="float" office:value="0.00000153178989902432" calcext:value-type="float">
            <text:p>1.53178989902432E-00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96904" calcext:value-type="float">
            <text:p>6.796904</text:p>
          </table:table-cell>
          <table:table-cell office:value-type="float" office:value="6.74760936" calcext:value-type="float">
            <text:p>6.74760936</text:p>
          </table:table-cell>
          <table:table-cell table:formula="of:=POWER([.C288]-6.75;2)" office:value-type="float" office:value="0.00000571515960959894" calcext:value-type="float">
            <text:p>5.71515960959894E-00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74717" calcext:value-type="float">
            <text:p>6.774717</text:p>
          </table:table-cell>
          <table:table-cell office:value-type="float" office:value="6.747405235" calcext:value-type="float">
            <text:p>6.747405235</text:p>
          </table:table-cell>
          <table:table-cell table:formula="of:=POWER([.C289]-6.75;2)" office:value-type="float" office:value="0.00000673280540522269" calcext:value-type="float">
            <text:p>6.73280540522269E-00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66003" calcext:value-type="float">
            <text:p>6.766003</text:p>
          </table:table-cell>
          <table:table-cell office:value-type="float" office:value="6.74731983" calcext:value-type="float">
            <text:p>6.74731983</text:p>
          </table:table-cell>
          <table:table-cell table:formula="of:=POWER([.C290]-6.75;2)" office:value-type="float" office:value="0.00000718331122889812" calcext:value-type="float">
            <text:p>7.18331122889812E-00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1345" calcext:value-type="float">
            <text:p>6.761345</text:p>
          </table:table-cell>
          <table:table-cell office:value-type="float" office:value="6.747300315" calcext:value-type="float">
            <text:p>6.747300315</text:p>
          </table:table-cell>
          <table:table-cell table:formula="of:=POWER([.C291]-6.75;2)" office:value-type="float" office:value="0.00000728829909922294" calcext:value-type="float">
            <text:p>7.28829909922294E-00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58465" calcext:value-type="float">
            <text:p>6.758465</text:p>
          </table:table-cell>
          <table:table-cell office:value-type="float" office:value="6.74740952" calcext:value-type="float">
            <text:p>6.74740952</text:p>
          </table:table-cell>
          <table:table-cell table:formula="of:=POWER([.C292]-6.75;2)" office:value-type="float" office:value="0.00000671058663040147" calcext:value-type="float">
            <text:p>6.71058663040147E-00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56517" calcext:value-type="float">
            <text:p>6.756517</text:p>
          </table:table-cell>
          <table:table-cell office:value-type="float" office:value="6.747098465" calcext:value-type="float">
            <text:p>6.747098465</text:p>
          </table:table-cell>
          <table:table-cell table:formula="of:=POWER([.C293]-6.75;2)" office:value-type="float" office:value="0.00000841890535622184" calcext:value-type="float">
            <text:p>8.41890535622184E-00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55105" calcext:value-type="float">
            <text:p>6.755105</text:p>
          </table:table-cell>
          <table:table-cell office:value-type="float" office:value="6.746985075" calcext:value-type="float">
            <text:p>6.746985075</text:p>
          </table:table-cell>
          <table:table-cell table:formula="of:=POWER([.C294]-6.75;2)" office:value-type="float" office:value="0.00000908977275562769" calcext:value-type="float">
            <text:p>9.08977275562769E-00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54019" calcext:value-type="float">
            <text:p>6.754019</text:p>
          </table:table-cell>
          <table:table-cell office:value-type="float" office:value="6.74691072" calcext:value-type="float">
            <text:p>6.74691072</text:p>
          </table:table-cell>
          <table:table-cell table:formula="of:=POWER([.C295]-6.75;2)" office:value-type="float" office:value="0.0000095436509184012" calcext:value-type="float">
            <text:p>9.5436509184012E-00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53138" calcext:value-type="float">
            <text:p>6.753138</text:p>
          </table:table-cell>
          <table:table-cell office:value-type="float" office:value="6.74685613" calcext:value-type="float">
            <text:p>6.74685613</text:p>
          </table:table-cell>
          <table:table-cell table:formula="of:=POWER([.C296]-6.75;2)" office:value-type="float" office:value="0.00000988391857689821" calcext:value-type="float">
            <text:p>9.88391857689821E-0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52404" calcext:value-type="float">
            <text:p>6.752404</text:p>
          </table:table-cell>
          <table:table-cell office:value-type="float" office:value="6.74681486" calcext:value-type="float">
            <text:p>6.74681486</text:p>
          </table:table-cell>
          <table:table-cell table:formula="of:=POWER([.C297]-6.75;2)" office:value-type="float" office:value="0.0000101451168196016" calcext:value-type="float">
            <text:p>1.01451168196016E-00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51802" calcext:value-type="float">
            <text:p>6.751802</text:p>
          </table:table-cell>
          <table:table-cell office:value-type="float" office:value="6.74678369" calcext:value-type="float">
            <text:p>6.74678369</text:p>
          </table:table-cell>
          <table:table-cell table:formula="of:=POWER([.C298]-6.75;2)" office:value-type="float" office:value="0.0000103446500161" calcext:value-type="float">
            <text:p>1.03446500161E-00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51364" calcext:value-type="float">
            <text:p>6.751364</text:p>
          </table:table-cell>
          <table:table-cell office:value-type="float" office:value="6.746760335" calcext:value-type="float">
            <text:p>6.746760335</text:p>
          </table:table-cell>
          <table:table-cell table:formula="of:=POWER([.C299]-6.75;2)" office:value-type="float" office:value="0.0000104954293122232" calcext:value-type="float">
            <text:p>1.04954293122232E-00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51176" calcext:value-type="float">
            <text:p>6.751176</text:p>
          </table:table-cell>
          <table:table-cell office:value-type="float" office:value="6.746742535" calcext:value-type="float">
            <text:p>6.746742535</text:p>
          </table:table-cell>
          <table:table-cell table:formula="of:=POWER([.C300]-6.75;2)" office:value-type="float" office:value="0.0000106110782262244" calcext:value-type="float">
            <text:p>1.06110782262244E-00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51415" calcext:value-type="float">
            <text:p>6.751415</text:p>
          </table:table-cell>
          <table:table-cell office:value-type="float" office:value="6.74672749" calcext:value-type="float">
            <text:p>6.7467274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52457" calcext:value-type="float">
            <text:p>6.752457</text:p>
          </table:table-cell>
          <table:table-cell office:value-type="float" office:value="6.746711265" calcext:value-type="float">
            <text:p>6.74671126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55287" calcext:value-type="float">
            <text:p>6.755287</text:p>
          </table:table-cell>
          <table:table-cell office:value-type="float" office:value="6.746687685" calcext:value-type="float">
            <text:p>6.74668768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63726" calcext:value-type="float">
            <text:p>6.763726</text:p>
          </table:table-cell>
          <table:table-cell office:value-type="float" office:value="6.74664515" calcext:value-type="float">
            <text:p>6.7466451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25126" calcext:value-type="float">
            <text:p>6.825126</text:p>
          </table:table-cell>
          <table:table-cell office:value-type="float" office:value="6.746552185" calcext:value-type="float">
            <text:p>6.7465521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95816" calcext:value-type="float">
            <text:p>6.695816</text:p>
          </table:table-cell>
          <table:table-cell office:value-type="float" office:value="6.746139245" calcext:value-type="float">
            <text:p>6.74613924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22597" calcext:value-type="float">
            <text:p>6.722597</text:p>
          </table:table-cell>
          <table:table-cell office:value-type="float" office:value="6.746352555" calcext:value-type="float">
            <text:p>6.74635255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28901" calcext:value-type="float">
            <text:p>6.728901</text:p>
          </table:table-cell>
          <table:table-cell office:value-type="float" office:value="6.746398455" calcext:value-type="float">
            <text:p>6.74639845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31586" calcext:value-type="float">
            <text:p>6.731586</text:p>
          </table:table-cell>
          <table:table-cell office:value-type="float" office:value="6.746349395" calcext:value-type="float">
            <text:p>6.74634939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32974" calcext:value-type="float">
            <text:p>6.732974</text:p>
          </table:table-cell>
          <table:table-cell office:value-type="float" office:value="6.746121765" calcext:value-type="float">
            <text:p>6.74612176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33702" calcext:value-type="float">
            <text:p>6.733702</text:p>
          </table:table-cell>
          <table:table-cell office:value-type="float" office:value="6.74427859" calcext:value-type="float">
            <text:p>6.74427859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33993" calcext:value-type="float">
            <text:p>6.733993</text:p>
          </table:table-cell>
          <table:table-cell office:value-type="float" office:value="6.74497894" calcext:value-type="float">
            <text:p>6.7449789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3392" calcext:value-type="float">
            <text:p>6.73392</text:p>
          </table:table-cell>
          <table:table-cell office:value-type="float" office:value="6.74535002" calcext:value-type="float">
            <text:p>6.7453500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33497" calcext:value-type="float">
            <text:p>6.733497</text:p>
          </table:table-cell>
          <table:table-cell office:value-type="float" office:value="6.745628825" calcext:value-type="float">
            <text:p>6.74562882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32706" calcext:value-type="float">
            <text:p>6.732706</text:p>
          </table:table-cell>
          <table:table-cell office:value-type="float" office:value="6.745865335" calcext:value-type="float">
            <text:p>6.74586533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31501" calcext:value-type="float">
            <text:p>6.731501</text:p>
          </table:table-cell>
          <table:table-cell office:value-type="float" office:value="6.7460793" calcext:value-type="float">
            <text:p>6.746079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29804" calcext:value-type="float">
            <text:p>6.729804</text:p>
          </table:table-cell>
          <table:table-cell office:value-type="float" office:value="6.74628136" calcext:value-type="float">
            <text:p>6.7462813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27469" calcext:value-type="float">
            <text:p>6.727469</text:p>
          </table:table-cell>
          <table:table-cell office:value-type="float" office:value="6.74647868" calcext:value-type="float">
            <text:p>6.7464786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4219" calcext:value-type="float">
            <text:p>6.724219</text:p>
          </table:table-cell>
          <table:table-cell office:value-type="float" office:value="6.74667728" calcext:value-type="float">
            <text:p>6.7466772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19457" calcext:value-type="float">
            <text:p>6.719457</text:p>
          </table:table-cell>
          <table:table-cell office:value-type="float" office:value="6.74688357" calcext:value-type="float">
            <text:p>6.7468835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11747" calcext:value-type="float">
            <text:p>6.711747</text:p>
          </table:table-cell>
          <table:table-cell office:value-type="float" office:value="6.747106435" calcext:value-type="float">
            <text:p>6.74710643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96702" calcext:value-type="float">
            <text:p>6.696702</text:p>
          </table:table-cell>
          <table:table-cell office:value-type="float" office:value="6.747361735" calcext:value-type="float">
            <text:p>6.74736173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52469" calcext:value-type="float">
            <text:p>6.652469</text:p>
          </table:table-cell>
          <table:table-cell office:value-type="float" office:value="6.74768732" calcext:value-type="float">
            <text:p>6.7476873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52469" calcext:value-type="float">
            <text:p>6.652469</text:p>
          </table:table-cell>
          <table:table-cell office:value-type="float" office:value="6.74823064" calcext:value-type="float">
            <text:p>6.7482306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832549" calcext:value-type="float">
            <text:p>6.832549</text:p>
          </table:table-cell>
          <table:table-cell office:value-type="float" office:value="6.748772765" calcext:value-type="float">
            <text:p>6.74877276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86863" calcext:value-type="float">
            <text:p>6.786863</text:p>
          </table:table-cell>
          <table:table-cell office:value-type="float" office:value="6.74841702" calcext:value-type="float">
            <text:p>6.7484170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72011" calcext:value-type="float">
            <text:p>6.772011</text:p>
          </table:table-cell>
          <table:table-cell office:value-type="float" office:value="6.748299505" calcext:value-type="float">
            <text:p>6.74829950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64835" calcext:value-type="float">
            <text:p>6.764835</text:p>
          </table:table-cell>
          <table:table-cell office:value-type="float" office:value="6.748284445" calcext:value-type="float">
            <text:p>6.74828444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60726" calcext:value-type="float">
            <text:p>6.760726</text:p>
          </table:table-cell>
          <table:table-cell office:value-type="float" office:value="6.748417765" calcext:value-type="float">
            <text:p>6.74841776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5813" calcext:value-type="float">
            <text:p>6.75813</text:p>
          </table:table-cell>
          <table:table-cell office:value-type="float" office:value="6.747481525" calcext:value-type="float">
            <text:p>6.7474815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56366" calcext:value-type="float">
            <text:p>6.756366</text:p>
          </table:table-cell>
          <table:table-cell office:value-type="float" office:value="6.747287505" calcext:value-type="float">
            <text:p>6.74728750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55086" calcext:value-type="float">
            <text:p>6.755086</text:p>
          </table:table-cell>
          <table:table-cell office:value-type="float" office:value="6.747164875" calcext:value-type="float">
            <text:p>6.7471648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54099" calcext:value-type="float">
            <text:p>6.754099</text:p>
          </table:table-cell>
          <table:table-cell office:value-type="float" office:value="6.74707106" calcext:value-type="float">
            <text:p>6.7470710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53303" calcext:value-type="float">
            <text:p>6.753303</text:p>
          </table:table-cell>
          <table:table-cell office:value-type="float" office:value="6.746993295" calcext:value-type="float">
            <text:p>6.74699329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52657" calcext:value-type="float">
            <text:p>6.752657</text:p>
          </table:table-cell>
          <table:table-cell office:value-type="float" office:value="6.74692575" calcext:value-type="float">
            <text:p>6.746925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52174" calcext:value-type="float">
            <text:p>6.752174</text:p>
          </table:table-cell>
          <table:table-cell office:value-type="float" office:value="6.746864885" calcext:value-type="float">
            <text:p>6.74686488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51919" calcext:value-type="float">
            <text:p>6.751919</text:p>
          </table:table-cell>
          <table:table-cell office:value-type="float" office:value="6.74680785" calcext:value-type="float">
            <text:p>6.7468078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52039" calcext:value-type="float">
            <text:p>6.752039</text:p>
          </table:table-cell>
          <table:table-cell office:value-type="float" office:value="6.7467517" calcext:value-type="float">
            <text:p>6.746751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52839" calcext:value-type="float">
            <text:p>6.752839</text:p>
          </table:table-cell>
          <table:table-cell office:value-type="float" office:value="6.74669277" calcext:value-type="float">
            <text:p>6.7466927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55059" calcext:value-type="float">
            <text:p>6.755059</text:p>
          </table:table-cell>
          <table:table-cell office:value-type="float" office:value="6.74662573" calcext:value-type="float">
            <text:p>6.7466257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61201" calcext:value-type="float">
            <text:p>6.761201</text:p>
          </table:table-cell>
          <table:table-cell office:value-type="float" office:value="6.746541265" calcext:value-type="float">
            <text:p>6.74654126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89696" calcext:value-type="float">
            <text:p>6.789696</text:p>
          </table:table-cell>
          <table:table-cell office:value-type="float" office:value="6.746417065" calcext:value-type="float">
            <text:p>6.74641706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63961" calcext:value-type="float">
            <text:p>6.663961</text:p>
          </table:table-cell>
          <table:table-cell office:value-type="float" office:value="6.7461377" calcext:value-type="float">
            <text:p>6.746137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20102" calcext:value-type="float">
            <text:p>6.720102</text:p>
          </table:table-cell>
          <table:table-cell office:value-type="float" office:value="6.74646872" calcext:value-type="float">
            <text:p>6.7464687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28768" calcext:value-type="float">
            <text:p>6.728768</text:p>
          </table:table-cell>
          <table:table-cell office:value-type="float" office:value="6.7464907" calcext:value-type="float">
            <text:p>6.746490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32175" calcext:value-type="float">
            <text:p>6.732175</text:p>
          </table:table-cell>
          <table:table-cell office:value-type="float" office:value="6.746418915" calcext:value-type="float">
            <text:p>6.74641891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33923" calcext:value-type="float">
            <text:p>6.733923</text:p>
          </table:table-cell>
          <table:table-cell office:value-type="float" office:value="6.746211635" calcext:value-type="float">
            <text:p>6.74621163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34891" calcext:value-type="float">
            <text:p>6.734891</text:p>
          </table:table-cell>
          <table:table-cell office:value-type="float" office:value="6.745352525" calcext:value-type="float">
            <text:p>6.7453525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35367" calcext:value-type="float">
            <text:p>6.735367</text:p>
          </table:table-cell>
          <table:table-cell office:value-type="float" office:value="6.746181535" calcext:value-type="float">
            <text:p>6.74618153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35451" calcext:value-type="float">
            <text:p>6.735451</text:p>
          </table:table-cell>
          <table:table-cell office:value-type="float" office:value="6.7465188" calcext:value-type="float">
            <text:p>6.746518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35161" calcext:value-type="float">
            <text:p>6.735161</text:p>
          </table:table-cell>
          <table:table-cell office:value-type="float" office:value="6.74675136" calcext:value-type="float">
            <text:p>6.7467513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34483" calcext:value-type="float">
            <text:p>6.734483</text:p>
          </table:table-cell>
          <table:table-cell office:value-type="float" office:value="6.74694109" calcext:value-type="float">
            <text:p>6.7469410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33374" calcext:value-type="float">
            <text:p>6.733374</text:p>
          </table:table-cell>
          <table:table-cell office:value-type="float" office:value="6.747110445" calcext:value-type="float">
            <text:p>6.74711044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31761" calcext:value-type="float">
            <text:p>6.731761</text:p>
          </table:table-cell>
          <table:table-cell office:value-type="float" office:value="6.747270925" calcext:value-type="float">
            <text:p>6.74727092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29517" calcext:value-type="float">
            <text:p>6.729517</text:p>
          </table:table-cell>
          <table:table-cell office:value-type="float" office:value="6.74742994" calcext:value-type="float">
            <text:p>6.7474299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264" calcext:value-type="float">
            <text:p>6.7264</text:p>
          </table:table-cell>
          <table:table-cell office:value-type="float" office:value="6.74759335" calcext:value-type="float">
            <text:p>6.7475933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21911" calcext:value-type="float">
            <text:p>6.721911</text:p>
          </table:table-cell>
          <table:table-cell office:value-type="float" office:value="6.747767055" calcext:value-type="float">
            <text:p>6.74776705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14893" calcext:value-type="float">
            <text:p>6.714893</text:p>
          </table:table-cell>
          <table:table-cell office:value-type="float" office:value="6.74795879" calcext:value-type="float">
            <text:p>6.7479587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02072" calcext:value-type="float">
            <text:p>6.702072</text:p>
          </table:table-cell>
          <table:table-cell office:value-type="float" office:value="6.74818176" calcext:value-type="float">
            <text:p>6.748181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6982" calcext:value-type="float">
            <text:p>6.66982</text:p>
          </table:table-cell>
          <table:table-cell office:value-type="float" office:value="6.748465475" calcext:value-type="float">
            <text:p>6.74846547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10685" calcext:value-type="float">
            <text:p>6.410685</text:p>
          </table:table-cell>
          <table:table-cell office:value-type="float" office:value="6.74890776" calcext:value-type="float">
            <text:p>6.7489077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73249" calcext:value-type="float">
            <text:p>6.873249</text:p>
          </table:table-cell>
          <table:table-cell office:value-type="float" office:value="6.750644185" calcext:value-type="float">
            <text:p>6.75064418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97352" calcext:value-type="float">
            <text:p>6.797352</text:p>
          </table:table-cell>
          <table:table-cell office:value-type="float" office:value="6.75006839" calcext:value-type="float">
            <text:p>6.7500683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77492" calcext:value-type="float">
            <text:p>6.777492</text:p>
          </table:table-cell>
          <table:table-cell office:value-type="float" office:value="6.74987701" calcext:value-type="float">
            <text:p>6.7498770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68513" calcext:value-type="float">
            <text:p>6.768513</text:p>
          </table:table-cell>
          <table:table-cell office:value-type="float" office:value="6.74980039" calcext:value-type="float">
            <text:p>6.7498003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63518" calcext:value-type="float">
            <text:p>6.763518</text:p>
          </table:table-cell>
          <table:table-cell office:value-type="float" office:value="6.749824105" calcext:value-type="float">
            <text:p>6.74982410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60411" calcext:value-type="float">
            <text:p>6.760411</text:p>
          </table:table-cell>
          <table:table-cell office:value-type="float" office:value="6.752911435" calcext:value-type="float">
            <text:p>6.75291143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58325" calcext:value-type="float">
            <text:p>6.758325</text:p>
          </table:table-cell>
          <table:table-cell office:value-type="float" office:value="6.75271292" calcext:value-type="float">
            <text:p>6.7527129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56829" calcext:value-type="float">
            <text:p>6.756829</text:p>
          </table:table-cell>
          <table:table-cell office:value-type="float" office:value="6.752589765" calcext:value-type="float">
            <text:p>6.75258976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55689" calcext:value-type="float">
            <text:p>6.755689</text:p>
          </table:table-cell>
          <table:table-cell office:value-type="float" office:value="6.752493695" calcext:value-type="float">
            <text:p>6.7524936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54774" calcext:value-type="float">
            <text:p>6.754774</text:p>
          </table:table-cell>
          <table:table-cell office:value-type="float" office:value="6.75241215" calcext:value-type="float">
            <text:p>6.7524121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5402" calcext:value-type="float">
            <text:p>6.75402</text:p>
          </table:table-cell>
          <table:table-cell office:value-type="float" office:value="6.752339715" calcext:value-type="float">
            <text:p>6.75233971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53409" calcext:value-type="float">
            <text:p>6.753409</text:p>
          </table:table-cell>
          <table:table-cell office:value-type="float" office:value="6.75227325" calcext:value-type="float">
            <text:p>6.7522732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52969" calcext:value-type="float">
            <text:p>6.752969</text:p>
          </table:table-cell>
          <table:table-cell office:value-type="float" office:value="6.75221037" calcext:value-type="float">
            <text:p>6.7522103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2776" calcext:value-type="float">
            <text:p>6.752776</text:p>
          </table:table-cell>
          <table:table-cell office:value-type="float" office:value="6.75214872" calcext:value-type="float">
            <text:p>6.7521487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52984" calcext:value-type="float">
            <text:p>6.752984</text:p>
          </table:table-cell>
          <table:table-cell office:value-type="float" office:value="6.7520855" calcext:value-type="float">
            <text:p>6.752085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53939" calcext:value-type="float">
            <text:p>6.753939</text:p>
          </table:table-cell>
          <table:table-cell office:value-type="float" office:value="6.752016955" calcext:value-type="float">
            <text:p>6.75201695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56659" calcext:value-type="float">
            <text:p>6.756659</text:p>
          </table:table-cell>
          <table:table-cell office:value-type="float" office:value="6.75193724" calcext:value-type="float">
            <text:p>6.7519372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66625" calcext:value-type="float">
            <text:p>6.766625</text:p>
          </table:table-cell>
          <table:table-cell office:value-type="float" office:value="6.751834865" calcext:value-type="float">
            <text:p>6.75183486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95661" calcext:value-type="float">
            <text:p>6.595661</text:p>
          </table:table-cell>
          <table:table-cell office:value-type="float" office:value="6.751669915" calcext:value-type="float">
            <text:p>6.7516699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31995" calcext:value-type="float">
            <text:p>6.731995</text:p>
          </table:table-cell>
          <table:table-cell office:value-type="float" office:value="6.752341405" calcext:value-type="float">
            <text:p>6.75234140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39519" calcext:value-type="float">
            <text:p>6.739519</text:p>
          </table:table-cell>
          <table:table-cell office:value-type="float" office:value="6.752302975" calcext:value-type="float">
            <text:p>6.7523029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42482" calcext:value-type="float">
            <text:p>6.742482</text:p>
          </table:table-cell>
          <table:table-cell office:value-type="float" office:value="6.75217802" calcext:value-type="float">
            <text:p>6.7521780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44245" calcext:value-type="float">
            <text:p>6.744245</text:p>
          </table:table-cell>
          <table:table-cell office:value-type="float" office:value="6.751931865" calcext:value-type="float">
            <text:p>6.75193186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45489" calcext:value-type="float">
            <text:p>6.745489</text:p>
          </table:table-cell>
          <table:table-cell office:value-type="float" office:value="6.75126025" calcext:value-type="float">
            <text:p>6.751260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46402" calcext:value-type="float">
            <text:p>6.746402</text:p>
          </table:table-cell>
          <table:table-cell office:value-type="float" office:value="6.75281257" calcext:value-type="float">
            <text:p>6.7528125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47025" calcext:value-type="float">
            <text:p>6.747025</text:p>
          </table:table-cell>
          <table:table-cell office:value-type="float" office:value="6.753200285" calcext:value-type="float">
            <text:p>6.75320028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47342" calcext:value-type="float">
            <text:p>6.747342</text:p>
          </table:table-cell>
          <table:table-cell office:value-type="float" office:value="6.753428465" calcext:value-type="float">
            <text:p>6.75342846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47313" calcext:value-type="float">
            <text:p>6.747313</text:p>
          </table:table-cell>
          <table:table-cell office:value-type="float" office:value="6.753594255" calcext:value-type="float">
            <text:p>6.75359425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46881" calcext:value-type="float">
            <text:p>6.746881</text:p>
          </table:table-cell>
          <table:table-cell office:value-type="float" office:value="6.75372862" calcext:value-type="float">
            <text:p>6.7537286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5975" calcext:value-type="float">
            <text:p>6.745975</text:p>
          </table:table-cell>
          <table:table-cell office:value-type="float" office:value="6.75384626" calcext:value-type="float">
            <text:p>6.75384626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4449" calcext:value-type="float">
            <text:p>6.74449</text:p>
          </table:table-cell>
          <table:table-cell office:value-type="float" office:value="6.753956095" calcext:value-type="float">
            <text:p>6.75395609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4225" calcext:value-type="float">
            <text:p>6.74225</text:p>
          </table:table-cell>
          <table:table-cell office:value-type="float" office:value="6.75406472" calcext:value-type="float">
            <text:p>6.7540647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38911" calcext:value-type="float">
            <text:p>6.738911</text:p>
          </table:table-cell>
          <table:table-cell office:value-type="float" office:value="6.75417813" calcext:value-type="float">
            <text:p>6.7541781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33711" calcext:value-type="float">
            <text:p>6.733711</text:p>
          </table:table-cell>
          <table:table-cell office:value-type="float" office:value="6.75430322" calcext:value-type="float">
            <text:p>6.7543032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24611" calcext:value-type="float">
            <text:p>6.724611</text:p>
          </table:table-cell>
          <table:table-cell office:value-type="float" office:value="6.75445028" calcext:value-type="float">
            <text:p>6.7544502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04071" calcext:value-type="float">
            <text:p>6.704071</text:p>
          </table:table-cell>
          <table:table-cell office:value-type="float" office:value="6.75463966" calcext:value-type="float">
            <text:p>6.7546396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05403" calcext:value-type="float">
            <text:p>6.605403</text:p>
          </table:table-cell>
          <table:table-cell office:value-type="float" office:value="6.754929515" calcext:value-type="float">
            <text:p>6.75492951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909999" calcext:value-type="float">
            <text:p>6.909999</text:p>
          </table:table-cell>
          <table:table-cell office:value-type="float" office:value="6.755711835" calcext:value-type="float">
            <text:p>6.75571183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04321" calcext:value-type="float">
            <text:p>6.804321</text:p>
          </table:table-cell>
          <table:table-cell office:value-type="float" office:value="6.75497246" calcext:value-type="float">
            <text:p>6.7549724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83362" calcext:value-type="float">
            <text:p>6.783362</text:p>
          </table:table-cell>
          <table:table-cell office:value-type="float" office:value="6.75476672" calcext:value-type="float">
            <text:p>6.7547667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74275" calcext:value-type="float">
            <text:p>6.774275</text:p>
          </table:table-cell>
          <table:table-cell office:value-type="float" office:value="6.754679755" calcext:value-type="float">
            <text:p>6.75467975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69141" calcext:value-type="float">
            <text:p>6.769141</text:p>
          </table:table-cell>
          <table:table-cell office:value-type="float" office:value="6.75468043" calcext:value-type="float">
            <text:p>6.7546804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65796" calcext:value-type="float">
            <text:p>6.765796</text:p>
          </table:table-cell>
          <table:table-cell office:value-type="float" office:value="6.75508845" calcext:value-type="float">
            <text:p>6.7550884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63397" calcext:value-type="float">
            <text:p>6.763397</text:p>
          </table:table-cell>
          <table:table-cell office:value-type="float" office:value="6.75485026" calcext:value-type="float">
            <text:p>6.7548502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61542" calcext:value-type="float">
            <text:p>6.761542</text:p>
          </table:table-cell>
          <table:table-cell office:value-type="float" office:value="6.7547248" calcext:value-type="float">
            <text:p>6.754724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60017" calcext:value-type="float">
            <text:p>6.760017</text:p>
          </table:table-cell>
          <table:table-cell office:value-type="float" office:value="6.75463578" calcext:value-type="float">
            <text:p>6.7546357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58706" calcext:value-type="float">
            <text:p>6.758706</text:p>
          </table:table-cell>
          <table:table-cell office:value-type="float" office:value="6.7545674" calcext:value-type="float">
            <text:p>6.754567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57557" calcext:value-type="float">
            <text:p>6.757557</text:p>
          </table:table-cell>
          <table:table-cell office:value-type="float" office:value="6.754513465" calcext:value-type="float">
            <text:p>6.75451346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56565" calcext:value-type="float">
            <text:p>6.756565</text:p>
          </table:table-cell>
          <table:table-cell office:value-type="float" office:value="6.75447058" calcext:value-type="float">
            <text:p>6.7544705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55776" calcext:value-type="float">
            <text:p>6.755776</text:p>
          </table:table-cell>
          <table:table-cell office:value-type="float" office:value="6.754436225" calcext:value-type="float">
            <text:p>6.7544362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55296" calcext:value-type="float">
            <text:p>6.755296</text:p>
          </table:table-cell>
          <table:table-cell office:value-type="float" office:value="6.754407895" calcext:value-type="float">
            <text:p>6.75440789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55339" calcext:value-type="float">
            <text:p>6.755339</text:p>
          </table:table-cell>
          <table:table-cell office:value-type="float" office:value="6.75438253" calcext:value-type="float">
            <text:p>6.7543825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56374" calcext:value-type="float">
            <text:p>6.756374</text:p>
          </table:table-cell>
          <table:table-cell office:value-type="float" office:value="6.754355805" calcext:value-type="float">
            <text:p>6.75435580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5971" calcext:value-type="float">
            <text:p>6.75971</text:p>
          </table:table-cell>
          <table:table-cell office:value-type="float" office:value="6.754320735" calcext:value-type="float">
            <text:p>6.75432073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71283" calcext:value-type="float">
            <text:p>6.771283</text:p>
          </table:table-cell>
          <table:table-cell office:value-type="float" office:value="6.754263275" calcext:value-type="float">
            <text:p>6.7542632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017227" calcext:value-type="float">
            <text:p>7.017227</text:p>
          </table:table-cell>
          <table:table-cell office:value-type="float" office:value="6.75413884" calcext:value-type="float">
            <text:p>6.7541388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10334" calcext:value-type="float">
            <text:p>6.710334</text:p>
          </table:table-cell>
          <table:table-cell office:value-type="float" office:value="6.75277058" calcext:value-type="float">
            <text:p>6.7527705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27159" calcext:value-type="float">
            <text:p>6.727159</text:p>
          </table:table-cell>
          <table:table-cell office:value-type="float" office:value="6.75291438" calcext:value-type="float">
            <text:p>6.7529143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32083" calcext:value-type="float">
            <text:p>6.732083</text:p>
          </table:table-cell>
          <table:table-cell office:value-type="float" office:value="6.752935305" calcext:value-type="float">
            <text:p>6.7529353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34328" calcext:value-type="float">
            <text:p>6.734328</text:p>
          </table:table-cell>
          <table:table-cell office:value-type="float" office:value="6.75285115" calcext:value-type="float">
            <text:p>6.7528511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35533" calcext:value-type="float">
            <text:p>6.735533</text:p>
          </table:table-cell>
          <table:table-cell office:value-type="float" office:value="6.75249264" calcext:value-type="float">
            <text:p>6.7524926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36186" calcext:value-type="float">
            <text:p>6.736186</text:p>
          </table:table-cell>
          <table:table-cell office:value-type="float" office:value="6.75634665" calcext:value-type="float">
            <text:p>6.7563466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36452" calcext:value-type="float">
            <text:p>6.736452</text:p>
          </table:table-cell>
          <table:table-cell office:value-type="float" office:value="6.7568645" calcext:value-type="float">
            <text:p>6.756864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36382" calcext:value-type="float">
            <text:p>6.736382</text:p>
          </table:table-cell>
          <table:table-cell office:value-type="float" office:value="6.757196225" calcext:value-type="float">
            <text:p>6.7571962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35973" calcext:value-type="float">
            <text:p>6.735973</text:p>
          </table:table-cell>
          <table:table-cell office:value-type="float" office:value="6.75746186" calcext:value-type="float">
            <text:p>6.757461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35193" calcext:value-type="float">
            <text:p>6.735193</text:p>
          </table:table-cell>
          <table:table-cell office:value-type="float" office:value="6.75769512" calcext:value-type="float">
            <text:p>6.7576951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33982" calcext:value-type="float">
            <text:p>6.733982</text:p>
          </table:table-cell>
          <table:table-cell office:value-type="float" office:value="6.75791098" calcext:value-type="float">
            <text:p>6.7579109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3224" calcext:value-type="float">
            <text:p>6.73224</text:p>
          </table:table-cell>
          <table:table-cell office:value-type="float" office:value="6.75811812" calcext:value-type="float">
            <text:p>6.7581181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29787" calcext:value-type="float">
            <text:p>6.729787</text:p>
          </table:table-cell>
          <table:table-cell office:value-type="float" office:value="6.75832283" calcext:value-type="float">
            <text:p>6.7583228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26271" calcext:value-type="float">
            <text:p>6.726271</text:p>
          </table:table-cell>
          <table:table-cell office:value-type="float" office:value="6.758530845" calcext:value-type="float">
            <text:p>6.75853084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2093" calcext:value-type="float">
            <text:p>6.72093</text:p>
          </table:table-cell>
          <table:table-cell office:value-type="float" office:value="6.758748905" calcext:value-type="float">
            <text:p>6.7587489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11843" calcext:value-type="float">
            <text:p>6.711843</text:p>
          </table:table-cell>
          <table:table-cell office:value-type="float" office:value="6.75898721" calcext:value-type="float">
            <text:p>6.7589872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92635" calcext:value-type="float">
            <text:p>6.692635</text:p>
          </table:table-cell>
          <table:table-cell office:value-type="float" office:value="6.759265485" calcext:value-type="float">
            <text:p>6.75926548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2335" calcext:value-type="float">
            <text:p>6.62335</text:p>
          </table:table-cell>
          <table:table-cell office:value-type="float" office:value="6.75963553" calcext:value-type="float">
            <text:p>6.7596355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141211" calcext:value-type="float">
            <text:p>7.141211</text:p>
          </table:table-cell>
          <table:table-cell office:value-type="float" office:value="6.760349405" calcext:value-type="float">
            <text:p>6.76034940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21479" calcext:value-type="float">
            <text:p>6.821479</text:p>
          </table:table-cell>
          <table:table-cell office:value-type="float" office:value="6.75847405" calcext:value-type="float">
            <text:p>6.7584740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88036" calcext:value-type="float">
            <text:p>6.788036</text:p>
          </table:table-cell>
          <table:table-cell office:value-type="float" office:value="6.75820219" calcext:value-type="float">
            <text:p>6.75820219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75538" calcext:value-type="float">
            <text:p>6.775538</text:p>
          </table:table-cell>
          <table:table-cell office:value-type="float" office:value="6.75811247" calcext:value-type="float">
            <text:p>6.7581124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69175" calcext:value-type="float">
            <text:p>6.769175</text:p>
          </table:table-cell>
          <table:table-cell office:value-type="float" office:value="6.758130035" calcext:value-type="float">
            <text:p>6.7581300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65424" calcext:value-type="float">
            <text:p>6.765424</text:p>
          </table:table-cell>
          <table:table-cell office:value-type="float" office:value="6.758449755" calcext:value-type="float">
            <text:p>6.75844975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62999" calcext:value-type="float">
            <text:p>6.762999</text:p>
          </table:table-cell>
          <table:table-cell office:value-type="float" office:value="6.758063195" calcext:value-type="float">
            <text:p>6.75806319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61311" calcext:value-type="float">
            <text:p>6.761311</text:p>
          </table:table-cell>
          <table:table-cell office:value-type="float" office:value="6.75789324" calcext:value-type="float">
            <text:p>6.7578932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60053" calcext:value-type="float">
            <text:p>6.760053</text:p>
          </table:table-cell>
          <table:table-cell office:value-type="float" office:value="6.75777385" calcext:value-type="float">
            <text:p>6.7577738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59054" calcext:value-type="float">
            <text:p>6.759054</text:p>
          </table:table-cell>
          <table:table-cell office:value-type="float" office:value="6.7576779" calcext:value-type="float">
            <text:p>6.757677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58231" calcext:value-type="float">
            <text:p>6.758231</text:p>
          </table:table-cell>
          <table:table-cell office:value-type="float" office:value="6.757595585" calcext:value-type="float">
            <text:p>6.75759558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57556" calcext:value-type="float">
            <text:p>6.757556</text:p>
          </table:table-cell>
          <table:table-cell office:value-type="float" office:value="6.757521915" calcext:value-type="float">
            <text:p>6.7575219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57054" calcext:value-type="float">
            <text:p>6.757054</text:p>
          </table:table-cell>
          <table:table-cell office:value-type="float" office:value="6.757453585" calcext:value-type="float">
            <text:p>6.75745358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56812" calcext:value-type="float">
            <text:p>6.756812</text:p>
          </table:table-cell>
          <table:table-cell office:value-type="float" office:value="6.757387725" calcext:value-type="float">
            <text:p>6.75738772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57006" calcext:value-type="float">
            <text:p>6.757006</text:p>
          </table:table-cell>
          <table:table-cell office:value-type="float" office:value="6.7573212" calcext:value-type="float">
            <text:p>6.757321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58016" calcext:value-type="float">
            <text:p>6.758016</text:p>
          </table:table-cell>
          <table:table-cell office:value-type="float" office:value="6.757249955" calcext:value-type="float">
            <text:p>6.75724995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6082" calcext:value-type="float">
            <text:p>6.76082</text:p>
          </table:table-cell>
          <table:table-cell office:value-type="float" office:value="6.757167855" calcext:value-type="float">
            <text:p>6.75716785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69202" calcext:value-type="float">
            <text:p>6.769202</text:p>
          </table:table-cell>
          <table:table-cell office:value-type="float" office:value="6.7570635" calcext:value-type="float">
            <text:p>6.757063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28871" calcext:value-type="float">
            <text:p>6.828871</text:p>
          </table:table-cell>
          <table:table-cell office:value-type="float" office:value="6.756905895" calcext:value-type="float">
            <text:p>6.75690589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00512" calcext:value-type="float">
            <text:p>6.700512</text:p>
          </table:table-cell>
          <table:table-cell office:value-type="float" office:value="6.756434175" calcext:value-type="float">
            <text:p>6.7564341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28029" calcext:value-type="float">
            <text:p>6.728029</text:p>
          </table:table-cell>
          <table:table-cell office:value-type="float" office:value="6.75658124" calcext:value-type="float">
            <text:p>6.7565812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34485" calcext:value-type="float">
            <text:p>6.734485</text:p>
          </table:table-cell>
          <table:table-cell office:value-type="float" office:value="6.75655374" calcext:value-type="float">
            <text:p>6.7565537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37268" calcext:value-type="float">
            <text:p>6.737268</text:p>
          </table:table-cell>
          <table:table-cell office:value-type="float" office:value="6.75642294" calcext:value-type="float">
            <text:p>6.7564229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38736" calcext:value-type="float">
            <text:p>6.738736</text:p>
          </table:table-cell>
          <table:table-cell office:value-type="float" office:value="6.756078295" calcext:value-type="float">
            <text:p>6.75607829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9533" calcext:value-type="float">
            <text:p>6.739533</text:p>
          </table:table-cell>
          <table:table-cell office:value-type="float" office:value="6.75072275" calcext:value-type="float">
            <text:p>6.750722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39879" calcext:value-type="float">
            <text:p>6.739879</text:p>
          </table:table-cell>
          <table:table-cell office:value-type="float" office:value="6.75127453" calcext:value-type="float">
            <text:p>6.7512745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39846" calcext:value-type="float">
            <text:p>6.739846</text:p>
          </table:table-cell>
          <table:table-cell office:value-type="float" office:value="6.75156928" calcext:value-type="float">
            <text:p>6.7515692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39444" calcext:value-type="float">
            <text:p>6.739444</text:p>
          </table:table-cell>
          <table:table-cell office:value-type="float" office:value="6.75178524" calcext:value-type="float">
            <text:p>6.7517852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38654" calcext:value-type="float">
            <text:p>6.738654</text:p>
          </table:table-cell>
          <table:table-cell office:value-type="float" office:value="6.75196572" calcext:value-type="float">
            <text:p>6.7519657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37433" calcext:value-type="float">
            <text:p>6.737433</text:p>
          </table:table-cell>
          <table:table-cell office:value-type="float" office:value="6.75212882" calcext:value-type="float">
            <text:p>6.7521288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35705" calcext:value-type="float">
            <text:p>6.735705</text:p>
          </table:table-cell>
          <table:table-cell office:value-type="float" office:value="6.75228454" calcext:value-type="float">
            <text:p>6.7522845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33333" calcext:value-type="float">
            <text:p>6.733333</text:p>
          </table:table-cell>
          <table:table-cell office:value-type="float" office:value="6.752439645" calcext:value-type="float">
            <text:p>6.75243964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30047" calcext:value-type="float">
            <text:p>6.730047</text:p>
          </table:table-cell>
          <table:table-cell office:value-type="float" office:value="6.752599755" calcext:value-type="float">
            <text:p>6.75259975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25269" calcext:value-type="float">
            <text:p>6.725269</text:p>
          </table:table-cell>
          <table:table-cell office:value-type="float" office:value="6.752770815" calcext:value-type="float">
            <text:p>6.75277081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17592" calcext:value-type="float">
            <text:p>6.717592</text:p>
          </table:table-cell>
          <table:table-cell office:value-type="float" office:value="6.75296111" calcext:value-type="float">
            <text:p>6.7529611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02702" calcext:value-type="float">
            <text:p>6.702702</text:p>
          </table:table-cell>
          <table:table-cell office:value-type="float" office:value="6.753185705" calcext:value-type="float">
            <text:p>6.7531857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58962" calcext:value-type="float">
            <text:p>6.658962</text:p>
          </table:table-cell>
          <table:table-cell office:value-type="float" office:value="6.75348124" calcext:value-type="float">
            <text:p>6.7534812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58962" calcext:value-type="float">
            <text:p>6.658962</text:p>
          </table:table-cell>
          <table:table-cell office:value-type="float" office:value="6.75399277" calcext:value-type="float">
            <text:p>6.7539927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34562" calcext:value-type="float">
            <text:p>6.834562</text:p>
          </table:table-cell>
          <table:table-cell office:value-type="float" office:value="6.75450296" calcext:value-type="float">
            <text:p>6.7545029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9033" calcext:value-type="float">
            <text:p>6.79033</text:p>
          </table:table-cell>
          <table:table-cell office:value-type="float" office:value="6.75413631" calcext:value-type="float">
            <text:p>6.7541363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75841" calcext:value-type="float">
            <text:p>6.775841</text:p>
          </table:table-cell>
          <table:table-cell office:value-type="float" office:value="6.753997195" calcext:value-type="float">
            <text:p>6.75399719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68802" calcext:value-type="float">
            <text:p>6.768802</text:p>
          </table:table-cell>
          <table:table-cell office:value-type="float" office:value="6.753950945" calcext:value-type="float">
            <text:p>6.75395094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64749" calcext:value-type="float">
            <text:p>6.764749</text:p>
          </table:table-cell>
          <table:table-cell office:value-type="float" office:value="6.754035485" calcext:value-type="float">
            <text:p>6.75403548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62172" calcext:value-type="float">
            <text:p>6.762172</text:p>
          </table:table-cell>
          <table:table-cell office:value-type="float" office:value="6.75364313" calcext:value-type="float">
            <text:p>6.7536431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60407" calcext:value-type="float">
            <text:p>6.760407</text:p>
          </table:table-cell>
          <table:table-cell office:value-type="float" office:value="6.75350742" calcext:value-type="float">
            <text:p>6.7535074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59114" calcext:value-type="float">
            <text:p>6.759114</text:p>
          </table:table-cell>
          <table:table-cell office:value-type="float" office:value="6.75341398" calcext:value-type="float">
            <text:p>6.753413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58102" calcext:value-type="float">
            <text:p>6.758102</text:p>
          </table:table-cell>
          <table:table-cell office:value-type="float" office:value="6.753339695" calcext:value-type="float">
            <text:p>6.75333969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57271" calcext:value-type="float">
            <text:p>6.757271</text:p>
          </table:table-cell>
          <table:table-cell office:value-type="float" office:value="6.753276845" calcext:value-type="float">
            <text:p>6.75327684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56577" calcext:value-type="float">
            <text:p>6.756577</text:p>
          </table:table-cell>
          <table:table-cell office:value-type="float" office:value="6.75322163" calcext:value-type="float">
            <text:p>6.7532216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56023" calcext:value-type="float">
            <text:p>6.756023</text:p>
          </table:table-cell>
          <table:table-cell office:value-type="float" office:value="6.75317154" calcext:value-type="float">
            <text:p>6.7531715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55661" calcext:value-type="float">
            <text:p>6.755661</text:p>
          </table:table-cell>
          <table:table-cell office:value-type="float" office:value="6.75312437" calcext:value-type="float">
            <text:p>6.7531243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55603" calcext:value-type="float">
            <text:p>6.755603</text:p>
          </table:table-cell>
          <table:table-cell office:value-type="float" office:value="6.753077675" calcext:value-type="float">
            <text:p>6.7530776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56079" calcext:value-type="float">
            <text:p>6.756079</text:p>
          </table:table-cell>
          <table:table-cell office:value-type="float" office:value="6.75302833" calcext:value-type="float">
            <text:p>6.753028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57636" calcext:value-type="float">
            <text:p>6.757636</text:p>
          </table:table-cell>
          <table:table-cell office:value-type="float" office:value="6.752971845" calcext:value-type="float">
            <text:p>6.75297184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621" calcext:value-type="float">
            <text:p>6.7621</text:p>
          </table:table-cell>
          <table:table-cell office:value-type="float" office:value="6.752900645" calcext:value-type="float">
            <text:p>6.75290064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83186" calcext:value-type="float">
            <text:p>6.783186</text:p>
          </table:table-cell>
          <table:table-cell office:value-type="float" office:value="6.75279743" calcext:value-type="float">
            <text:p>6.7527974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96254" calcext:value-type="float">
            <text:p>6.696254</text:p>
          </table:table-cell>
          <table:table-cell office:value-type="float" office:value="6.75257525" calcext:value-type="float">
            <text:p>6.752575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33839" calcext:value-type="float">
            <text:p>6.733839</text:p>
          </table:table-cell>
          <table:table-cell office:value-type="float" office:value="6.752768135" calcext:value-type="float">
            <text:p>6.75276813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40234" calcext:value-type="float">
            <text:p>6.740234</text:p>
          </table:table-cell>
          <table:table-cell office:value-type="float" office:value="6.75274231" calcext:value-type="float">
            <text:p>6.7527423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43101" calcext:value-type="float">
            <text:p>6.743101</text:p>
          </table:table-cell>
          <table:table-cell office:value-type="float" office:value="6.75262811" calcext:value-type="float">
            <text:p>6.7526281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44884" calcext:value-type="float">
            <text:p>6.744884</text:p>
          </table:table-cell>
          <table:table-cell office:value-type="float" office:value="6.75235795" calcext:value-type="float">
            <text:p>6.7523579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4617" calcext:value-type="float">
            <text:p>6.74617</text:p>
          </table:table-cell>
          <table:table-cell office:value-type="float" office:value="6.750978295" calcext:value-type="float">
            <text:p>6.75097829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47131" calcext:value-type="float">
            <text:p>6.747131</text:p>
          </table:table-cell>
          <table:table-cell office:value-type="float" office:value="6.751608255" calcext:value-type="float">
            <text:p>6.75160825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47804" calcext:value-type="float">
            <text:p>6.747804</text:p>
          </table:table-cell>
          <table:table-cell office:value-type="float" office:value="6.751886915" calcext:value-type="float">
            <text:p>6.75188691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48167" calcext:value-type="float">
            <text:p>6.748167</text:p>
          </table:table-cell>
          <table:table-cell office:value-type="float" office:value="6.75207275" calcext:value-type="float">
            <text:p>6.7520727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4817" calcext:value-type="float">
            <text:p>6.74817</text:p>
          </table:table-cell>
          <table:table-cell office:value-type="float" office:value="6.752216515" calcext:value-type="float">
            <text:p>6.75221651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47741" calcext:value-type="float">
            <text:p>6.747741</text:p>
          </table:table-cell>
          <table:table-cell office:value-type="float" office:value="6.752337885" calcext:value-type="float">
            <text:p>6.75233788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4678" calcext:value-type="float">
            <text:p>6.74678</text:p>
          </table:table-cell>
          <table:table-cell office:value-type="float" office:value="6.75244742" calcext:value-type="float">
            <text:p>6.7524474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45133" calcext:value-type="float">
            <text:p>6.745133</text:p>
          </table:table-cell>
          <table:table-cell office:value-type="float" office:value="6.75255226" calcext:value-type="float">
            <text:p>6.75255226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42538" calcext:value-type="float">
            <text:p>6.742538</text:p>
          </table:table-cell>
          <table:table-cell office:value-type="float" office:value="6.75265837" calcext:value-type="float">
            <text:p>6.7526583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38478" calcext:value-type="float">
            <text:p>6.738478</text:p>
          </table:table-cell>
          <table:table-cell office:value-type="float" office:value="6.752771965" calcext:value-type="float">
            <text:p>6.75277196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31777" calcext:value-type="float">
            <text:p>6.731777</text:p>
          </table:table-cell>
          <table:table-cell office:value-type="float" office:value="6.75290126" calcext:value-type="float">
            <text:p>6.7529012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19089" calcext:value-type="float">
            <text:p>6.719089</text:p>
          </table:table-cell>
          <table:table-cell office:value-type="float" office:value="6.75306007" calcext:value-type="float">
            <text:p>6.7530600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8606" calcext:value-type="float">
            <text:p>6.68606</text:p>
          </table:table-cell>
          <table:table-cell office:value-type="float" office:value="6.753278895" calcext:value-type="float">
            <text:p>6.75327889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364339" calcext:value-type="float">
            <text:p>6.364339</text:p>
          </table:table-cell>
          <table:table-cell office:value-type="float" office:value="6.75366018" calcext:value-type="float">
            <text:p>6.7536601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73772" calcext:value-type="float">
            <text:p>6.873772</text:p>
          </table:table-cell>
          <table:table-cell office:value-type="float" office:value="6.755648585" calcext:value-type="float">
            <text:p>6.75564858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08209" calcext:value-type="float">
            <text:p>6.808209</text:p>
          </table:table-cell>
          <table:table-cell office:value-type="float" office:value="6.75509048" calcext:value-type="float">
            <text:p>6.755090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89681" calcext:value-type="float">
            <text:p>6.789681</text:p>
          </table:table-cell>
          <table:table-cell office:value-type="float" office:value="6.75486513" calcext:value-type="float">
            <text:p>6.7548651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80799" calcext:value-type="float">
            <text:p>6.780799</text:p>
          </table:table-cell>
          <table:table-cell office:value-type="float" office:value="6.75474809" calcext:value-type="float">
            <text:p>6.7547480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75499" calcext:value-type="float">
            <text:p>6.775499</text:p>
          </table:table-cell>
          <table:table-cell office:value-type="float" office:value="6.754737145" calcext:value-type="float">
            <text:p>6.75473714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71913" calcext:value-type="float">
            <text:p>6.771913</text:p>
          </table:table-cell>
          <table:table-cell office:value-type="float" office:value="6.75378882" calcext:value-type="float">
            <text:p>6.7537888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69268" calcext:value-type="float">
            <text:p>6.769268</text:p>
          </table:table-cell>
          <table:table-cell office:value-type="float" office:value="6.753600505" calcext:value-type="float">
            <text:p>6.75360050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67189" calcext:value-type="float">
            <text:p>6.767189</text:p>
          </table:table-cell>
          <table:table-cell office:value-type="float" office:value="6.75346839" calcext:value-type="float">
            <text:p>6.7534683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65477" calcext:value-type="float">
            <text:p>6.765477</text:p>
          </table:table-cell>
          <table:table-cell office:value-type="float" office:value="6.753361765" calcext:value-type="float">
            <text:p>6.75336176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6403" calcext:value-type="float">
            <text:p>6.76403</text:p>
          </table:table-cell>
          <table:table-cell office:value-type="float" office:value="6.75327143" calcext:value-type="float">
            <text:p>6.7532714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62807" calcext:value-type="float">
            <text:p>6.762807</text:p>
          </table:table-cell>
          <table:table-cell office:value-type="float" office:value="6.75319303" calcext:value-type="float">
            <text:p>6.7531930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61819" calcext:value-type="float">
            <text:p>6.761819</text:p>
          </table:table-cell>
          <table:table-cell office:value-type="float" office:value="6.753123755" calcext:value-type="float">
            <text:p>6.75312375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61133" calcext:value-type="float">
            <text:p>6.761133</text:p>
          </table:table-cell>
          <table:table-cell office:value-type="float" office:value="6.75306117" calcext:value-type="float">
            <text:p>6.7530611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60894" calcext:value-type="float">
            <text:p>6.760894</text:p>
          </table:table-cell>
          <table:table-cell office:value-type="float" office:value="6.75300256" calcext:value-type="float">
            <text:p>6.7530025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14" calcext:value-type="float">
            <text:p>6.7614</text:p>
          </table:table-cell>
          <table:table-cell office:value-type="float" office:value="6.75294437" calcext:value-type="float">
            <text:p>6.75294437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336" calcext:value-type="float">
            <text:p>6.76336</text:p>
          </table:table-cell>
          <table:table-cell office:value-type="float" office:value="6.752881305" calcext:value-type="float">
            <text:p>6.75288130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68999" calcext:value-type="float">
            <text:p>6.768999</text:p>
          </table:table-cell>
          <table:table-cell office:value-type="float" office:value="6.752804115" calcext:value-type="float">
            <text:p>6.75280411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91499" calcext:value-type="float">
            <text:p>6.791499</text:p>
          </table:table-cell>
          <table:table-cell office:value-type="float" office:value="6.752691765" calcext:value-type="float">
            <text:p>6.75269176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73478" calcext:value-type="float">
            <text:p>6.573478</text:p>
          </table:table-cell>
          <table:table-cell office:value-type="float" office:value="6.75245612" calcext:value-type="float">
            <text:p>6.7524561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19326" calcext:value-type="float">
            <text:p>6.719326</text:p>
          </table:table-cell>
          <table:table-cell office:value-type="float" office:value="6.75329367" calcext:value-type="float">
            <text:p>6.753293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3184" calcext:value-type="float">
            <text:p>6.73184</text:p>
          </table:table-cell>
          <table:table-cell office:value-type="float" office:value="6.75337392" calcext:value-type="float">
            <text:p>6.7533739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36323" calcext:value-type="float">
            <text:p>6.736323</text:p>
          </table:table-cell>
          <table:table-cell office:value-type="float" office:value="6.753339145" calcext:value-type="float">
            <text:p>6.75333914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38546" calcext:value-type="float">
            <text:p>6.738546</text:p>
          </table:table-cell>
          <table:table-cell office:value-type="float" office:value="6.753156045" calcext:value-type="float">
            <text:p>6.75315604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39794" calcext:value-type="float">
            <text:p>6.739794</text:p>
          </table:table-cell>
          <table:table-cell office:value-type="float" office:value="6.75231328" calcext:value-type="float">
            <text:p>6.7523132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40484" calcext:value-type="float">
            <text:p>6.740484</text:p>
          </table:table-cell>
          <table:table-cell office:value-type="float" office:value="6.753374315" calcext:value-type="float">
            <text:p>6.75337431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40767" calcext:value-type="float">
            <text:p>6.740767</text:p>
          </table:table-cell>
          <table:table-cell office:value-type="float" office:value="6.75381342" calcext:value-type="float">
            <text:p>6.7538134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40689" calcext:value-type="float">
            <text:p>6.740689</text:p>
          </table:table-cell>
          <table:table-cell office:value-type="float" office:value="6.75412752" calcext:value-type="float">
            <text:p>6.7541275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40253" calcext:value-type="float">
            <text:p>6.740253</text:p>
          </table:table-cell>
          <table:table-cell office:value-type="float" office:value="6.754389895" calcext:value-type="float">
            <text:p>6.75438989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39431" calcext:value-type="float">
            <text:p>6.739431</text:p>
          </table:table-cell>
          <table:table-cell office:value-type="float" office:value="6.75462592" calcext:value-type="float">
            <text:p>6.75462592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38166" calcext:value-type="float">
            <text:p>6.738166</text:p>
          </table:table-cell>
          <table:table-cell office:value-type="float" office:value="6.754847875" calcext:value-type="float">
            <text:p>6.7548478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36361" calcext:value-type="float">
            <text:p>6.736361</text:p>
          </table:table-cell>
          <table:table-cell office:value-type="float" office:value="6.75506319" calcext:value-type="float">
            <text:p>6.7550631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33823" calcext:value-type="float">
            <text:p>6.733823</text:p>
          </table:table-cell>
          <table:table-cell office:value-type="float" office:value="6.755277365" calcext:value-type="float">
            <text:p>6.75527736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30165" calcext:value-type="float">
            <text:p>6.730165</text:p>
          </table:table-cell>
          <table:table-cell office:value-type="float" office:value="6.75549563" calcext:value-type="float">
            <text:p>6.7554956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24498" calcext:value-type="float">
            <text:p>6.724498</text:p>
          </table:table-cell>
          <table:table-cell office:value-type="float" office:value="6.75572454" calcext:value-type="float">
            <text:p>6.7557245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14411" calcext:value-type="float">
            <text:p>6.714411</text:p>
          </table:table-cell>
          <table:table-cell office:value-type="float" office:value="6.755974865" calcext:value-type="float">
            <text:p>6.75597486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90719" calcext:value-type="float">
            <text:p>6.690719</text:p>
          </table:table-cell>
          <table:table-cell office:value-type="float" office:value="6.756269505" calcext:value-type="float">
            <text:p>6.75626950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62101" calcext:value-type="float">
            <text:p>6.562101</text:p>
          </table:table-cell>
          <table:table-cell office:value-type="float" office:value="6.756677635" calcext:value-type="float">
            <text:p>6.75667763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900693" calcext:value-type="float">
            <text:p>6.900693</text:p>
          </table:table-cell>
          <table:table-cell office:value-type="float" office:value="6.75772576" calcext:value-type="float">
            <text:p>6.7577257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0282" calcext:value-type="float">
            <text:p>6.80282</text:p>
          </table:table-cell>
          <table:table-cell office:value-type="float" office:value="6.7570811" calcext:value-type="float">
            <text:p>6.757081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81963" calcext:value-type="float">
            <text:p>6.781963</text:p>
          </table:table-cell>
          <table:table-cell office:value-type="float" office:value="6.756932295" calcext:value-type="float">
            <text:p>6.75693229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73107" calcext:value-type="float">
            <text:p>6.773107</text:p>
          </table:table-cell>
          <table:table-cell office:value-type="float" office:value="6.756909205" calcext:value-type="float">
            <text:p>6.75690920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68354" calcext:value-type="float">
            <text:p>6.768354</text:p>
          </table:table-cell>
          <table:table-cell office:value-type="float" office:value="6.757007905" calcext:value-type="float">
            <text:p>6.75700790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6547" calcext:value-type="float">
            <text:p>6.76547</text:p>
          </table:table-cell>
          <table:table-cell office:value-type="float" office:value="6.76148944" calcext:value-type="float">
            <text:p>6.76148944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63564" calcext:value-type="float">
            <text:p>6.763564</text:p>
          </table:table-cell>
          <table:table-cell office:value-type="float" office:value="6.76126003" calcext:value-type="float">
            <text:p>6.7612600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62199" calcext:value-type="float">
            <text:p>6.762199</text:p>
          </table:table-cell>
          <table:table-cell office:value-type="float" office:value="6.761130935" calcext:value-type="float">
            <text:p>6.76113093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61141" calcext:value-type="float">
            <text:p>6.761141</text:p>
          </table:table-cell>
          <table:table-cell office:value-type="float" office:value="6.761036365" calcext:value-type="float">
            <text:p>6.76103636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60258" calcext:value-type="float">
            <text:p>6.760258</text:p>
          </table:table-cell>
          <table:table-cell office:value-type="float" office:value="6.76095981" calcext:value-type="float">
            <text:p>6.7609598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59487" calcext:value-type="float">
            <text:p>6.759487</text:p>
          </table:table-cell>
          <table:table-cell office:value-type="float" office:value="6.760894505" calcext:value-type="float">
            <text:p>6.76089450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58815" calcext:value-type="float">
            <text:p>6.758815</text:p>
          </table:table-cell>
          <table:table-cell office:value-type="float" office:value="6.760836775" calcext:value-type="float">
            <text:p>6.7608367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58277" calcext:value-type="float">
            <text:p>6.758277</text:p>
          </table:table-cell>
          <table:table-cell office:value-type="float" office:value="6.760784" calcext:value-type="float">
            <text:p>6.76078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5797" calcext:value-type="float">
            <text:p>6.75797</text:p>
          </table:table-cell>
          <table:table-cell office:value-type="float" office:value="6.760733715" calcext:value-type="float">
            <text:p>6.76073371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5809" calcext:value-type="float">
            <text:p>6.75809</text:p>
          </table:table-cell>
          <table:table-cell office:value-type="float" office:value="6.76068299" calcext:value-type="float">
            <text:p>6.760682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59076" calcext:value-type="float">
            <text:p>6.759076</text:p>
          </table:table-cell>
          <table:table-cell office:value-type="float" office:value="6.76062779" calcext:value-type="float">
            <text:p>6.7606277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62168" calcext:value-type="float">
            <text:p>6.762168</text:p>
          </table:table-cell>
          <table:table-cell office:value-type="float" office:value="6.76056161" calcext:value-type="float">
            <text:p>6.7605616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73256" calcext:value-type="float">
            <text:p>6.773256</text:p>
          </table:table-cell>
          <table:table-cell office:value-type="float" office:value="6.760471275" calcext:value-type="float">
            <text:p>6.7604712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380984" calcext:value-type="float">
            <text:p>7.380984</text:p>
          </table:table-cell>
          <table:table-cell office:value-type="float" office:value="6.760313285" calcext:value-type="float">
            <text:p>6.76031328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20708" calcext:value-type="float">
            <text:p>6.720708</text:p>
          </table:table-cell>
          <table:table-cell office:value-type="float" office:value="6.75709918" calcext:value-type="float">
            <text:p>6.7570991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33694" calcext:value-type="float">
            <text:p>6.733694</text:p>
          </table:table-cell>
          <table:table-cell office:value-type="float" office:value="6.757159895" calcext:value-type="float">
            <text:p>6.75715989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37615" calcext:value-type="float">
            <text:p>6.737615</text:p>
          </table:table-cell>
          <table:table-cell office:value-type="float" office:value="6.757110145" calcext:value-type="float">
            <text:p>6.75711014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3938" calcext:value-type="float">
            <text:p>6.73938</text:p>
          </table:table-cell>
          <table:table-cell office:value-type="float" office:value="6.756942075" calcext:value-type="float">
            <text:p>6.7569420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40287" calcext:value-type="float">
            <text:p>6.740287</text:p>
          </table:table-cell>
          <table:table-cell office:value-type="float" office:value="6.7563714" calcext:value-type="float">
            <text:p>6.7563714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40727" calcext:value-type="float">
            <text:p>6.740727</text:p>
          </table:table-cell>
          <table:table-cell office:value-type="float" office:value="6.75773584" calcext:value-type="float">
            <text:p>6.7577358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40833" calcext:value-type="float">
            <text:p>6.740833</text:p>
          </table:table-cell>
          <table:table-cell office:value-type="float" office:value="6.75813736" calcext:value-type="float">
            <text:p>6.7581373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40639" calcext:value-type="float">
            <text:p>6.740639</text:p>
          </table:table-cell>
          <table:table-cell office:value-type="float" office:value="6.758400865" calcext:value-type="float">
            <text:p>6.75840086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40132" calcext:value-type="float">
            <text:p>6.740132</text:p>
          </table:table-cell>
          <table:table-cell office:value-type="float" office:value="6.758611395" calcext:value-type="float">
            <text:p>6.75861139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39275" calcext:value-type="float">
            <text:p>6.739275</text:p>
          </table:table-cell>
          <table:table-cell office:value-type="float" office:value="6.758796445" calcext:value-type="float">
            <text:p>6.75879644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37996" calcext:value-type="float">
            <text:p>6.737996</text:p>
          </table:table-cell>
          <table:table-cell office:value-type="float" office:value="6.75896915" calcext:value-type="float">
            <text:p>6.7589691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36184" calcext:value-type="float">
            <text:p>6.736184</text:p>
          </table:table-cell>
          <table:table-cell office:value-type="float" office:value="6.759137535" calcext:value-type="float">
            <text:p>6.75913753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33635" calcext:value-type="float">
            <text:p>6.733635</text:p>
          </table:table-cell>
          <table:table-cell office:value-type="float" office:value="6.75930763" calcext:value-type="float">
            <text:p>6.7593076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29959" calcext:value-type="float">
            <text:p>6.729959</text:p>
          </table:table-cell>
          <table:table-cell office:value-type="float" office:value="6.759485135" calcext:value-type="float">
            <text:p>6.75948513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24309" calcext:value-type="float">
            <text:p>6.724309</text:p>
          </table:table-cell>
          <table:table-cell office:value-type="float" office:value="6.759676955" calcext:value-type="float">
            <text:p>6.75967695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14528" calcext:value-type="float">
            <text:p>6.714528</text:p>
          </table:table-cell>
          <table:table-cell office:value-type="float" office:value="6.75989385" calcext:value-type="float">
            <text:p>6.7598938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93251" calcext:value-type="float">
            <text:p>6.693251</text:p>
          </table:table-cell>
          <table:table-cell office:value-type="float" office:value="6.760157245" calcext:value-type="float">
            <text:p>6.76015724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09922" calcext:value-type="float">
            <text:p>6.609922</text:p>
          </table:table-cell>
          <table:table-cell office:value-type="float" office:value="6.760525525" calcext:value-type="float">
            <text:p>6.7605255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055953" calcext:value-type="float">
            <text:p>7.055953</text:p>
          </table:table-cell>
          <table:table-cell office:value-type="float" office:value="6.761310275" calcext:value-type="float">
            <text:p>6.7613102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23945" calcext:value-type="float">
            <text:p>6.823945</text:p>
          </table:table-cell>
          <table:table-cell office:value-type="float" office:value="6.759866935" calcext:value-type="float">
            <text:p>6.75986693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92661" calcext:value-type="float">
            <text:p>6.792661</text:p>
          </table:table-cell>
          <table:table-cell office:value-type="float" office:value="6.759589955" calcext:value-type="float">
            <text:p>6.75958995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805" calcext:value-type="float">
            <text:p>6.7805</text:p>
          </table:table-cell>
          <table:table-cell office:value-type="float" office:value="6.759485485" calcext:value-type="float">
            <text:p>6.75948548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74186" calcext:value-type="float">
            <text:p>6.774186</text:p>
          </table:table-cell>
          <table:table-cell office:value-type="float" office:value="6.75949079" calcext:value-type="float">
            <text:p>6.75949079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70409" calcext:value-type="float">
            <text:p>6.770409</text:p>
          </table:table-cell>
          <table:table-cell office:value-type="float" office:value="6.76003069" calcext:value-type="float">
            <text:p>6.7600306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67942" calcext:value-type="float">
            <text:p>6.767942</text:p>
          </table:table-cell>
          <table:table-cell office:value-type="float" office:value="6.759775585" calcext:value-type="float">
            <text:p>6.75977558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66215" calcext:value-type="float">
            <text:p>6.766215</text:p>
          </table:table-cell>
          <table:table-cell office:value-type="float" office:value="6.759636625" calcext:value-type="float">
            <text:p>6.7596366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64932" calcext:value-type="float">
            <text:p>6.764932</text:p>
          </table:table-cell>
          <table:table-cell office:value-type="float" office:value="6.759533605" calcext:value-type="float">
            <text:p>6.75953360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63929" calcext:value-type="float">
            <text:p>6.763929</text:p>
          </table:table-cell>
          <table:table-cell office:value-type="float" office:value="6.759448695" calcext:value-type="float">
            <text:p>6.75944869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63123" calcext:value-type="float">
            <text:p>6.763123</text:p>
          </table:table-cell>
          <table:table-cell office:value-type="float" office:value="6.75937453" calcext:value-type="float">
            <text:p>6.7593745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62487" calcext:value-type="float">
            <text:p>6.762487</text:p>
          </table:table-cell>
          <table:table-cell office:value-type="float" office:value="6.75930694" calcext:value-type="float">
            <text:p>6.7593069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62042" calcext:value-type="float">
            <text:p>6.762042</text:p>
          </table:table-cell>
          <table:table-cell office:value-type="float" office:value="6.75924287" calcext:value-type="float">
            <text:p>6.7592428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61867" calcext:value-type="float">
            <text:p>6.761867</text:p>
          </table:table-cell>
          <table:table-cell office:value-type="float" office:value="6.759179515" calcext:value-type="float">
            <text:p>6.75917951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62124" calcext:value-type="float">
            <text:p>6.762124</text:p>
          </table:table-cell>
          <table:table-cell office:value-type="float" office:value="6.75911375" calcext:value-type="float">
            <text:p>6.759113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63173" calcext:value-type="float">
            <text:p>6.763173</text:p>
          </table:table-cell>
          <table:table-cell office:value-type="float" office:value="6.759041565" calcext:value-type="float">
            <text:p>6.75904156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65969" calcext:value-type="float">
            <text:p>6.765969</text:p>
          </table:table-cell>
          <table:table-cell office:value-type="float" office:value="6.758956955" calcext:value-type="float">
            <text:p>6.75895695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7441" calcext:value-type="float">
            <text:p>6.77441</text:p>
          </table:table-cell>
          <table:table-cell office:value-type="float" office:value="6.75884877" calcext:value-type="float">
            <text:p>6.7588487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50745" calcext:value-type="float">
            <text:p>6.850745</text:p>
          </table:table-cell>
          <table:table-cell office:value-type="float" office:value="6.75868565" calcext:value-type="float">
            <text:p>6.7586856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18158" calcext:value-type="float">
            <text:p>6.718158</text:p>
          </table:table-cell>
          <table:table-cell office:value-type="float" office:value="6.758123565" calcext:value-type="float">
            <text:p>6.75812356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38305" calcext:value-type="float">
            <text:p>6.738305</text:p>
          </table:table-cell>
          <table:table-cell office:value-type="float" office:value="6.75819941" calcext:value-type="float">
            <text:p>6.7581994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43738" calcext:value-type="float">
            <text:p>6.743738</text:p>
          </table:table-cell>
          <table:table-cell office:value-type="float" office:value="6.75813393" calcext:value-type="float">
            <text:p>6.7581339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46341" calcext:value-type="float">
            <text:p>6.746341</text:p>
          </table:table-cell>
          <table:table-cell office:value-type="float" office:value="6.75795969" calcext:value-type="float">
            <text:p>6.75795969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47919" calcext:value-type="float">
            <text:p>6.747919</text:p>
          </table:table-cell>
          <table:table-cell office:value-type="float" office:value="6.757504345" calcext:value-type="float">
            <text:p>6.75750434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4898" calcext:value-type="float">
            <text:p>6.74898</text:p>
          </table:table-cell>
          <table:table-cell office:value-type="float" office:value="6.760423825" calcext:value-type="float">
            <text:p>6.7604238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49694" calcext:value-type="float">
            <text:p>6.749694</text:p>
          </table:table-cell>
          <table:table-cell office:value-type="float" office:value="6.760818135" calcext:value-type="float">
            <text:p>6.76081813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5011" calcext:value-type="float">
            <text:p>6.75011</text:p>
          </table:table-cell>
          <table:table-cell office:value-type="float" office:value="6.761038205" calcext:value-type="float">
            <text:p>6.76103820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50223" calcext:value-type="float">
            <text:p>6.750223</text:p>
          </table:table-cell>
          <table:table-cell office:value-type="float" office:value="6.761195195" calcext:value-type="float">
            <text:p>6.76119519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49994" calcext:value-type="float">
            <text:p>6.749994</text:p>
          </table:table-cell>
          <table:table-cell office:value-type="float" office:value="6.761321205" calcext:value-type="float">
            <text:p>6.76132120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4936" calcext:value-type="float">
            <text:p>6.74936</text:p>
          </table:table-cell>
          <table:table-cell office:value-type="float" office:value="6.761430775" calcext:value-type="float">
            <text:p>6.7614307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48218" calcext:value-type="float">
            <text:p>6.748218</text:p>
          </table:table-cell>
          <table:table-cell office:value-type="float" office:value="6.761532425" calcext:value-type="float">
            <text:p>6.7615324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46396" calcext:value-type="float">
            <text:p>6.746396</text:p>
          </table:table-cell>
          <table:table-cell office:value-type="float" office:value="6.761632305" calcext:value-type="float">
            <text:p>6.76163230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43575" calcext:value-type="float">
            <text:p>6.743575</text:p>
          </table:table-cell>
          <table:table-cell office:value-type="float" office:value="6.76173592" calcext:value-type="float">
            <text:p>6.7617359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39094" calcext:value-type="float">
            <text:p>6.739094</text:p>
          </table:table-cell>
          <table:table-cell office:value-type="float" office:value="6.761849515" calcext:value-type="float">
            <text:p>6.76184951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31344" calcext:value-type="float">
            <text:p>6.731344</text:p>
          </table:table-cell>
          <table:table-cell office:value-type="float" office:value="6.76198219" calcext:value-type="float">
            <text:p>6.76198219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15252" calcext:value-type="float">
            <text:p>6.715252</text:p>
          </table:table-cell>
          <table:table-cell office:value-type="float" office:value="6.762150905" calcext:value-type="float">
            <text:p>6.76215090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62626" calcext:value-type="float">
            <text:p>6.662626</text:p>
          </table:table-cell>
          <table:table-cell office:value-type="float" office:value="6.762398045" calcext:value-type="float">
            <text:p>6.76239804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506335" calcext:value-type="float">
            <text:p>7.506335</text:p>
          </table:table-cell>
          <table:table-cell office:value-type="float" office:value="6.76290728" calcext:value-type="float">
            <text:p>6.7629072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39756" calcext:value-type="float">
            <text:p>6.839756</text:p>
          </table:table-cell>
          <table:table-cell office:value-type="float" office:value="6.759198635" calcext:value-type="float">
            <text:p>6.75919863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02797" calcext:value-type="float">
            <text:p>6.802797</text:p>
          </table:table-cell>
          <table:table-cell office:value-type="float" office:value="6.75882677" calcext:value-type="float">
            <text:p>6.7588267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89509" calcext:value-type="float">
            <text:p>6.789509</text:p>
          </table:table-cell>
          <table:table-cell office:value-type="float" office:value="6.758650645" calcext:value-type="float">
            <text:p>6.75865064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82625" calcext:value-type="float">
            <text:p>6.782625</text:p>
          </table:table-cell>
          <table:table-cell office:value-type="float" office:value="6.758573225" calcext:value-type="float">
            <text:p>6.7585732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78365" calcext:value-type="float">
            <text:p>6.778365</text:p>
          </table:table-cell>
          <table:table-cell office:value-type="float" office:value="6.75873002" calcext:value-type="float">
            <text:p>6.7587300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7541" calcext:value-type="float">
            <text:p>6.77541</text:p>
          </table:table-cell>
          <table:table-cell office:value-type="float" office:value="6.758399015" calcext:value-type="float">
            <text:p>6.75839901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73182" calcext:value-type="float">
            <text:p>6.773182</text:p>
          </table:table-cell>
          <table:table-cell office:value-type="float" office:value="6.75821908" calcext:value-type="float">
            <text:p>6.7582190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7139" calcext:value-type="float">
            <text:p>6.77139</text:p>
          </table:table-cell>
          <table:table-cell office:value-type="float" office:value="6.758079625" calcext:value-type="float">
            <text:p>6.7580796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69883" calcext:value-type="float">
            <text:p>6.769883</text:p>
          </table:table-cell>
          <table:table-cell office:value-type="float" office:value="6.757961605" calcext:value-type="float">
            <text:p>6.75796160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68591" calcext:value-type="float">
            <text:p>6.768591</text:p>
          </table:table-cell>
          <table:table-cell office:value-type="float" office:value="6.75785782" calcext:value-type="float">
            <text:p>6.7578578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67498" calcext:value-type="float">
            <text:p>6.767498</text:p>
          </table:table-cell>
          <table:table-cell office:value-type="float" office:value="6.75776436" calcext:value-type="float">
            <text:p>6.7577643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66644" calcext:value-type="float">
            <text:p>6.766644</text:p>
          </table:table-cell>
          <table:table-cell office:value-type="float" office:value="6.75767837" calcext:value-type="float">
            <text:p>6.7576783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66125" calcext:value-type="float">
            <text:p>6.766125</text:p>
          </table:table-cell>
          <table:table-cell office:value-type="float" office:value="6.75759709" calcext:value-type="float">
            <text:p>6.7575970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6614" calcext:value-type="float">
            <text:p>6.76614</text:p>
          </table:table-cell>
          <table:table-cell office:value-type="float" office:value="6.75751727" calcext:value-type="float">
            <text:p>6.7575172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67107" calcext:value-type="float">
            <text:p>6.767107</text:p>
          </table:table-cell>
          <table:table-cell office:value-type="float" office:value="6.75743449" calcext:value-type="float">
            <text:p>6.7574344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70092" calcext:value-type="float">
            <text:p>6.770092</text:p>
          </table:table-cell>
          <table:table-cell office:value-type="float" office:value="6.757341895" calcext:value-type="float">
            <text:p>6.75734189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79051" calcext:value-type="float">
            <text:p>6.779051</text:p>
          </table:table-cell>
          <table:table-cell office:value-type="float" office:value="6.757226735" calcext:value-type="float">
            <text:p>6.75722673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33119" calcext:value-type="float">
            <text:p>6.833119</text:p>
          </table:table-cell>
          <table:table-cell office:value-type="float" office:value="6.75705548" calcext:value-type="float">
            <text:p>6.7570554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88112" calcext:value-type="float">
            <text:p>6.688112</text:p>
          </table:table-cell>
          <table:table-cell office:value-type="float" office:value="6.75659708" calcext:value-type="float">
            <text:p>6.7565970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29008" calcext:value-type="float">
            <text:p>6.729008</text:p>
          </table:table-cell>
          <table:table-cell office:value-type="float" office:value="6.756837595" calcext:value-type="float">
            <text:p>6.75683759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37433" calcext:value-type="float">
            <text:p>6.737433</text:p>
          </table:table-cell>
          <table:table-cell office:value-type="float" office:value="6.756829185" calcext:value-type="float">
            <text:p>6.75682918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40863" calcext:value-type="float">
            <text:p>6.740863</text:p>
          </table:table-cell>
          <table:table-cell office:value-type="float" office:value="6.756688945" calcext:value-type="float">
            <text:p>6.75668894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42591" calcext:value-type="float">
            <text:p>6.742591</text:p>
          </table:table-cell>
          <table:table-cell office:value-type="float" office:value="6.756266105" calcext:value-type="float">
            <text:p>6.75626610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43497" calcext:value-type="float">
            <text:p>6.743497</text:p>
          </table:table-cell>
          <table:table-cell office:value-type="float" office:value="6.743066295" calcext:value-type="float">
            <text:p>6.74306629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4389" calcext:value-type="float">
            <text:p>6.74389</text:p>
          </table:table-cell>
          <table:table-cell office:value-type="float" office:value="6.743784285" calcext:value-type="float">
            <text:p>6.74378428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43882" calcext:value-type="float">
            <text:p>6.743882</text:p>
          </table:table-cell>
          <table:table-cell office:value-type="float" office:value="6.74419684" calcext:value-type="float">
            <text:p>6.7441968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43507" calcext:value-type="float">
            <text:p>6.743507</text:p>
          </table:table-cell>
          <table:table-cell office:value-type="float" office:value="6.744513755" calcext:value-type="float">
            <text:p>6.74451375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42757" calcext:value-type="float">
            <text:p>6.742757</text:p>
          </table:table-cell>
          <table:table-cell office:value-type="float" office:value="6.744786945" calcext:value-type="float">
            <text:p>6.74478694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1596" calcext:value-type="float">
            <text:p>6.741596</text:p>
          </table:table-cell>
          <table:table-cell office:value-type="float" office:value="6.74503784" calcext:value-type="float">
            <text:p>6.7450378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39949" calcext:value-type="float">
            <text:p>6.739949</text:p>
          </table:table-cell>
          <table:table-cell office:value-type="float" office:value="6.74527794" calcext:value-type="float">
            <text:p>6.7452779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37681" calcext:value-type="float">
            <text:p>6.737681</text:p>
          </table:table-cell>
          <table:table-cell office:value-type="float" office:value="6.74551478" calcext:value-type="float">
            <text:p>6.7455147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34527" calcext:value-type="float">
            <text:p>6.734527</text:p>
          </table:table-cell>
          <table:table-cell office:value-type="float" office:value="6.74575444" calcext:value-type="float">
            <text:p>6.7457544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29925" calcext:value-type="float">
            <text:p>6.729925</text:p>
          </table:table-cell>
          <table:table-cell office:value-type="float" office:value="6.746003215" calcext:value-type="float">
            <text:p>6.74600321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22529" calcext:value-type="float">
            <text:p>6.722529</text:p>
          </table:table-cell>
          <table:table-cell office:value-type="float" office:value="6.7462697" calcext:value-type="float">
            <text:p>6.746269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08325" calcext:value-type="float">
            <text:p>6.708325</text:p>
          </table:table-cell>
          <table:table-cell office:value-type="float" office:value="6.746569125" calcext:value-type="float">
            <text:p>6.74656912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68339" calcext:value-type="float">
            <text:p>6.668339</text:p>
          </table:table-cell>
          <table:table-cell office:value-type="float" office:value="6.74693708" calcext:value-type="float">
            <text:p>6.7469370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667627" calcext:value-type="float">
            <text:p>5.667627</text:p>
          </table:table-cell>
          <table:table-cell office:value-type="float" office:value="6.74750476" calcext:value-type="float">
            <text:p>6.74750476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49889" calcext:value-type="float">
            <text:p>6.849889</text:p>
          </table:table-cell>
          <table:table-cell office:value-type="float" office:value="6.753079585" calcext:value-type="float">
            <text:p>6.75307958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98829" calcext:value-type="float">
            <text:p>6.798829</text:p>
          </table:table-cell>
          <table:table-cell office:value-type="float" office:value="6.752753615" calcext:value-type="float">
            <text:p>6.75275361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83038" calcext:value-type="float">
            <text:p>6.783038</text:p>
          </table:table-cell>
          <table:table-cell office:value-type="float" office:value="6.752708235" calcext:value-type="float">
            <text:p>6.75270823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7554" calcext:value-type="float">
            <text:p>6.77554</text:p>
          </table:table-cell>
          <table:table-cell office:value-type="float" office:value="6.752809305" calcext:value-type="float">
            <text:p>6.75280930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71274" calcext:value-type="float">
            <text:p>6.771274</text:p>
          </table:table-cell>
          <table:table-cell office:value-type="float" office:value="6.75327553" calcext:value-type="float">
            <text:p>6.7532755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68577" calcext:value-type="float">
            <text:p>6.768577</text:p>
          </table:table-cell>
          <table:table-cell office:value-type="float" office:value="6.752528125" calcext:value-type="float">
            <text:p>6.75252812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66726" calcext:value-type="float">
            <text:p>6.766726</text:p>
          </table:table-cell>
          <table:table-cell office:value-type="float" office:value="6.75228316" calcext:value-type="float">
            <text:p>6.7522831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65355" calcext:value-type="float">
            <text:p>6.765355</text:p>
          </table:table-cell>
          <table:table-cell office:value-type="float" office:value="6.75213019" calcext:value-type="float">
            <text:p>6.75213019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64259" calcext:value-type="float">
            <text:p>6.764259</text:p>
          </table:table-cell>
          <table:table-cell office:value-type="float" office:value="6.752016585" calcext:value-type="float">
            <text:p>6.75201658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63328" calcext:value-type="float">
            <text:p>6.763328</text:p>
          </table:table-cell>
          <table:table-cell office:value-type="float" office:value="6.751924885" calcext:value-type="float">
            <text:p>6.75192488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62511" calcext:value-type="float">
            <text:p>6.762511</text:p>
          </table:table-cell>
          <table:table-cell office:value-type="float" office:value="6.75184697" calcext:value-type="float">
            <text:p>6.7518469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61809" calcext:value-type="float">
            <text:p>6.761809</text:p>
          </table:table-cell>
          <table:table-cell office:value-type="float" office:value="6.751778125" calcext:value-type="float">
            <text:p>6.7517781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61268" calcext:value-type="float">
            <text:p>6.761268</text:p>
          </table:table-cell>
          <table:table-cell office:value-type="float" office:value="6.751714935" calcext:value-type="float">
            <text:p>6.75171493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61" calcext:value-type="float">
            <text:p>6.761</text:p>
          </table:table-cell>
          <table:table-cell office:value-type="float" office:value="6.7516543" calcext:value-type="float">
            <text:p>6.751654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61232" calcext:value-type="float">
            <text:p>6.761232</text:p>
          </table:table-cell>
          <table:table-cell office:value-type="float" office:value="6.751592745" calcext:value-type="float">
            <text:p>6.75159274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62507" calcext:value-type="float">
            <text:p>6.762507</text:p>
          </table:table-cell>
          <table:table-cell office:value-type="float" office:value="6.75152563" calcext:value-type="float">
            <text:p>6.7515256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66591" calcext:value-type="float">
            <text:p>6.766591</text:p>
          </table:table-cell>
          <table:table-cell office:value-type="float" office:value="6.75144535" calcext:value-type="float">
            <text:p>6.7514453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8571" calcext:value-type="float">
            <text:p>6.78571</text:p>
          </table:table-cell>
          <table:table-cell office:value-type="float" office:value="6.75133492" calcext:value-type="float">
            <text:p>6.7513349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86278" calcext:value-type="float">
            <text:p>6.686278</text:p>
          </table:table-cell>
          <table:table-cell office:value-type="float" office:value="6.75111509" calcext:value-type="float">
            <text:p>6.7511150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3503" calcext:value-type="float">
            <text:p>6.73503</text:p>
          </table:table-cell>
          <table:table-cell office:value-type="float" office:value="6.75137213" calcext:value-type="float">
            <text:p>6.7513721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41719" calcext:value-type="float">
            <text:p>6.741719</text:p>
          </table:table-cell>
          <table:table-cell office:value-type="float" office:value="6.75135293" calcext:value-type="float">
            <text:p>6.7513529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44257" calcext:value-type="float">
            <text:p>6.744257</text:p>
          </table:table-cell>
          <table:table-cell office:value-type="float" office:value="6.7512391" calcext:value-type="float">
            <text:p>6.751239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45532" calcext:value-type="float">
            <text:p>6.745532</text:p>
          </table:table-cell>
          <table:table-cell office:value-type="float" office:value="6.750950115" calcext:value-type="float">
            <text:p>6.75095011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46228" calcext:value-type="float">
            <text:p>6.746228</text:p>
          </table:table-cell>
          <table:table-cell office:value-type="float" office:value="6.74880532" calcext:value-type="float">
            <text:p>6.7488053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46559" calcext:value-type="float">
            <text:p>6.746559</text:p>
          </table:table-cell>
          <table:table-cell office:value-type="float" office:value="6.749388165" calcext:value-type="float">
            <text:p>6.74938816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46589" calcext:value-type="float">
            <text:p>6.746589</text:p>
          </table:table-cell>
          <table:table-cell office:value-type="float" office:value="6.749679855" calcext:value-type="float">
            <text:p>6.74967985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46322" calcext:value-type="float">
            <text:p>6.746322</text:p>
          </table:table-cell>
          <table:table-cell office:value-type="float" office:value="6.7498893" calcext:value-type="float">
            <text:p>6.749889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45734" calcext:value-type="float">
            <text:p>6.745734</text:p>
          </table:table-cell>
          <table:table-cell office:value-type="float" office:value="6.75006214" calcext:value-type="float">
            <text:p>6.7500621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44782" calcext:value-type="float">
            <text:p>6.744782</text:p>
          </table:table-cell>
          <table:table-cell office:value-type="float" office:value="6.75021659" calcext:value-type="float">
            <text:p>6.75021659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43396" calcext:value-type="float">
            <text:p>6.743396</text:p>
          </table:table-cell>
          <table:table-cell office:value-type="float" office:value="6.750362395" calcext:value-type="float">
            <text:p>6.75036239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41457" calcext:value-type="float">
            <text:p>6.741457</text:p>
          </table:table-cell>
          <table:table-cell office:value-type="float" office:value="6.750506" calcext:value-type="float">
            <text:p>6.75050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3875" calcext:value-type="float">
            <text:p>6.73875</text:p>
          </table:table-cell>
          <table:table-cell office:value-type="float" office:value="6.750652615" calcext:value-type="float">
            <text:p>6.75065261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34831" calcext:value-type="float">
            <text:p>6.734831</text:p>
          </table:table-cell>
          <table:table-cell office:value-type="float" office:value="6.750807545" calcext:value-type="float">
            <text:p>6.75080754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28674" calcext:value-type="float">
            <text:p>6.728674</text:p>
          </table:table-cell>
          <table:table-cell office:value-type="float" office:value="6.750977775" calcext:value-type="float">
            <text:p>6.75097777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17394" calcext:value-type="float">
            <text:p>6.717394</text:p>
          </table:table-cell>
          <table:table-cell office:value-type="float" office:value="6.751175205" calcext:value-type="float">
            <text:p>6.75117520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89069" calcext:value-type="float">
            <text:p>6.689069</text:p>
          </table:table-cell>
          <table:table-cell office:value-type="float" office:value="6.751426165" calcext:value-type="float">
            <text:p>6.75142616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468953" calcext:value-type="float">
            <text:p>6.468953</text:p>
          </table:table-cell>
          <table:table-cell office:value-type="float" office:value="6.751816865" calcext:value-type="float">
            <text:p>6.75181686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72162" calcext:value-type="float">
            <text:p>6.872162</text:p>
          </table:table-cell>
          <table:table-cell office:value-type="float" office:value="6.75330782" calcext:value-type="float">
            <text:p>6.7533078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02863" calcext:value-type="float">
            <text:p>6.802863</text:p>
          </table:table-cell>
          <table:table-cell office:value-type="float" office:value="6.75278519" calcext:value-type="float">
            <text:p>6.7527851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84971" calcext:value-type="float">
            <text:p>6.784971</text:p>
          </table:table-cell>
          <table:table-cell office:value-type="float" office:value="6.75261716" calcext:value-type="float">
            <text:p>6.7526171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7692" calcext:value-type="float">
            <text:p>6.77692</text:p>
          </table:table-cell>
          <table:table-cell office:value-type="float" office:value="6.75256142" calcext:value-type="float">
            <text:p>6.7525614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72444" calcext:value-type="float">
            <text:p>6.772444</text:p>
          </table:table-cell>
          <table:table-cell office:value-type="float" office:value="6.752639895" calcext:value-type="float">
            <text:p>6.75263989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69648" calcext:value-type="float">
            <text:p>6.769648</text:p>
          </table:table-cell>
          <table:table-cell office:value-type="float" office:value="6.752027985" calcext:value-type="float">
            <text:p>6.75202798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67748" calcext:value-type="float">
            <text:p>6.767748</text:p>
          </table:table-cell>
          <table:table-cell office:value-type="float" office:value="6.751861905" calcext:value-type="float">
            <text:p>6.75186190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66355" calcext:value-type="float">
            <text:p>6.766355</text:p>
          </table:table-cell>
          <table:table-cell office:value-type="float" office:value="6.751750265" calcext:value-type="float">
            <text:p>6.75175026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65257" calcext:value-type="float">
            <text:p>6.765257</text:p>
          </table:table-cell>
          <table:table-cell office:value-type="float" office:value="6.75166202" calcext:value-type="float">
            <text:p>6.75166202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64337" calcext:value-type="float">
            <text:p>6.764337</text:p>
          </table:table-cell>
          <table:table-cell office:value-type="float" office:value="6.75158737" calcext:value-type="float">
            <text:p>6.7515873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63539" calcext:value-type="float">
            <text:p>6.763539</text:p>
          </table:table-cell>
          <table:table-cell office:value-type="float" office:value="6.75152168" calcext:value-type="float">
            <text:p>6.7515216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62854" calcext:value-type="float">
            <text:p>6.762854</text:p>
          </table:table-cell>
          <table:table-cell office:value-type="float" office:value="6.75146205" calcext:value-type="float">
            <text:p>6.751462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62317" calcext:value-type="float">
            <text:p>6.762317</text:p>
          </table:table-cell>
          <table:table-cell office:value-type="float" office:value="6.75140612" calcext:value-type="float">
            <text:p>6.75140612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6202" calcext:value-type="float">
            <text:p>6.76202</text:p>
          </table:table-cell>
          <table:table-cell office:value-type="float" office:value="6.751351455" calcext:value-type="float">
            <text:p>6.75135145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62151" calcext:value-type="float">
            <text:p>6.762151</text:p>
          </table:table-cell>
          <table:table-cell office:value-type="float" office:value="6.751295075" calcext:value-type="float">
            <text:p>6.75129507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63139" calcext:value-type="float">
            <text:p>6.763139</text:p>
          </table:table-cell>
          <table:table-cell office:value-type="float" office:value="6.751232845" calcext:value-type="float">
            <text:p>6.75123284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66273" calcext:value-type="float">
            <text:p>6.766273</text:p>
          </table:table-cell>
          <table:table-cell office:value-type="float" office:value="6.75115812" calcext:value-type="float">
            <text:p>6.75115812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7861" calcext:value-type="float">
            <text:p>6.77861</text:p>
          </table:table-cell>
          <table:table-cell office:value-type="float" office:value="6.751057175" calcext:value-type="float">
            <text:p>6.7510571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85834" calcext:value-type="float">
            <text:p>6.585834</text:p>
          </table:table-cell>
          <table:table-cell office:value-type="float" office:value="6.75087983" calcext:value-type="float">
            <text:p>6.75087983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3425" calcext:value-type="float">
            <text:p>6.73425</text:p>
          </table:table-cell>
          <table:table-cell office:value-type="float" office:value="6.751645135" calcext:value-type="float">
            <text:p>6.75164513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42845" calcext:value-type="float">
            <text:p>6.742845</text:p>
          </table:table-cell>
          <table:table-cell office:value-type="float" office:value="6.751635255" calcext:value-type="float">
            <text:p>6.75163525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45864" calcext:value-type="float">
            <text:p>6.745864</text:p>
          </table:table-cell>
          <table:table-cell office:value-type="float" office:value="6.751522705" calcext:value-type="float">
            <text:p>6.75152270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4741" calcext:value-type="float">
            <text:p>6.74741</text:p>
          </table:table-cell>
          <table:table-cell office:value-type="float" office:value="6.75125065" calcext:value-type="float">
            <text:p>6.7512506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4835" calcext:value-type="float">
            <text:p>6.74835</text:p>
          </table:table-cell>
          <table:table-cell office:value-type="float" office:value="6.750059755" calcext:value-type="float">
            <text:p>6.75005975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48952" calcext:value-type="float">
            <text:p>6.748952</text:p>
          </table:table-cell>
          <table:table-cell office:value-type="float" office:value="6.75086153" calcext:value-type="float">
            <text:p>6.7508615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9302" calcext:value-type="float">
            <text:p>6.749302</text:p>
          </table:table-cell>
          <table:table-cell office:value-type="float" office:value="6.75120118" calcext:value-type="float">
            <text:p>6.75120118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49411" calcext:value-type="float">
            <text:p>6.749411</text:p>
          </table:table-cell>
          <table:table-cell office:value-type="float" office:value="6.751430245" calcext:value-type="float">
            <text:p>6.75143024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49256" calcext:value-type="float">
            <text:p>6.749256</text:p>
          </table:table-cell>
          <table:table-cell office:value-type="float" office:value="6.75161067" calcext:value-type="float">
            <text:p>6.75161067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48787" calcext:value-type="float">
            <text:p>6.748787</text:p>
          </table:table-cell>
          <table:table-cell office:value-type="float" office:value="6.751765225" calcext:value-type="float">
            <text:p>6.75176522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47922" calcext:value-type="float">
            <text:p>6.747922</text:p>
          </table:table-cell>
          <table:table-cell office:value-type="float" office:value="6.75190548" calcext:value-type="float">
            <text:p>6.7519054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46529" calcext:value-type="float">
            <text:p>6.746529</text:p>
          </table:table-cell>
          <table:table-cell office:value-type="float" office:value="6.752038805" calcext:value-type="float">
            <text:p>6.75203880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4437" calcext:value-type="float">
            <text:p>6.74437</text:p>
          </table:table-cell>
          <table:table-cell office:value-type="float" office:value="6.752171" calcext:value-type="float">
            <text:p>6.75217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40988" calcext:value-type="float">
            <text:p>6.740988</text:p>
          </table:table-cell>
          <table:table-cell office:value-type="float" office:value="6.752307865" calcext:value-type="float">
            <text:p>6.75230786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35376" calcext:value-type="float">
            <text:p>6.735376</text:p>
          </table:table-cell>
          <table:table-cell office:value-type="float" office:value="6.75245683" calcext:value-type="float">
            <text:p>6.7524568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24885" calcext:value-type="float">
            <text:p>6.724885</text:p>
          </table:table-cell>
          <table:table-cell office:value-type="float" office:value="6.752630065" calcext:value-type="float">
            <text:p>6.75263006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99703" calcext:value-type="float">
            <text:p>6.699703</text:p>
          </table:table-cell>
          <table:table-cell office:value-type="float" office:value="6.75285295" calcext:value-type="float">
            <text:p>6.7528529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69993" calcext:value-type="float">
            <text:p>6.569993</text:p>
          </table:table-cell>
          <table:table-cell office:value-type="float" office:value="6.753200145" calcext:value-type="float">
            <text:p>6.75320014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52001" calcext:value-type="float">
            <text:p>6.952001</text:p>
          </table:table-cell>
          <table:table-cell office:value-type="float" office:value="6.75419607" calcext:value-type="float">
            <text:p>6.7541960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28305" calcext:value-type="float">
            <text:p>6.828305</text:p>
          </table:table-cell>
          <table:table-cell office:value-type="float" office:value="6.75328511" calcext:value-type="float">
            <text:p>6.7532851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03587" calcext:value-type="float">
            <text:p>6.803587</text:p>
          </table:table-cell>
          <table:table-cell office:value-type="float" office:value="6.75300153" calcext:value-type="float">
            <text:p>6.7530015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93164" calcext:value-type="float">
            <text:p>6.793164</text:p>
          </table:table-cell>
          <table:table-cell office:value-type="float" office:value="6.752864515" calcext:value-type="float">
            <text:p>6.75286451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87458" calcext:value-type="float">
            <text:p>6.787458</text:p>
          </table:table-cell>
          <table:table-cell office:value-type="float" office:value="6.75286021" calcext:value-type="float">
            <text:p>6.7528602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83822" calcext:value-type="float">
            <text:p>6.783822</text:p>
          </table:table-cell>
          <table:table-cell office:value-type="float" office:value="6.750382275" calcext:value-type="float">
            <text:p>6.75038227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81229" calcext:value-type="float">
            <text:p>6.781229</text:p>
          </table:table-cell>
          <table:table-cell office:value-type="float" office:value="6.75011598" calcext:value-type="float">
            <text:p>6.7501159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79196" calcext:value-type="float">
            <text:p>6.779196</text:p>
          </table:table-cell>
          <table:table-cell office:value-type="float" office:value="6.74993005" calcext:value-type="float">
            <text:p>6.7499300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77476" calcext:value-type="float">
            <text:p>6.777476</text:p>
          </table:table-cell>
          <table:table-cell office:value-type="float" office:value="6.749777045" calcext:value-type="float">
            <text:p>6.74977704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75947" calcext:value-type="float">
            <text:p>6.775947</text:p>
          </table:table-cell>
          <table:table-cell office:value-type="float" office:value="6.74964372" calcext:value-type="float">
            <text:p>6.7496437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74563" calcext:value-type="float">
            <text:p>6.774563</text:p>
          </table:table-cell>
          <table:table-cell office:value-type="float" office:value="6.749524175" calcext:value-type="float">
            <text:p>6.74952417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73339" calcext:value-type="float">
            <text:p>6.773339</text:p>
          </table:table-cell>
          <table:table-cell office:value-type="float" office:value="6.749414835" calcext:value-type="float">
            <text:p>6.74941483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72345" calcext:value-type="float">
            <text:p>6.772345</text:p>
          </table:table-cell>
          <table:table-cell office:value-type="float" office:value="6.749312785" calcext:value-type="float">
            <text:p>6.74931278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71726" calcext:value-type="float">
            <text:p>6.771726</text:p>
          </table:table-cell>
          <table:table-cell office:value-type="float" office:value="6.74921497" calcext:value-type="float">
            <text:p>6.7492149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71761" calcext:value-type="float">
            <text:p>6.771761</text:p>
          </table:table-cell>
          <table:table-cell office:value-type="float" office:value="6.74911757" calcext:value-type="float">
            <text:p>6.7491175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73059" calcext:value-type="float">
            <text:p>6.773059</text:p>
          </table:table-cell>
          <table:table-cell office:value-type="float" office:value="6.749015145" calcext:value-type="float">
            <text:p>6.74901514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77345" calcext:value-type="float">
            <text:p>6.777345</text:p>
          </table:table-cell>
          <table:table-cell office:value-type="float" office:value="6.748898805" calcext:value-type="float">
            <text:p>6.74889880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92847" calcext:value-type="float">
            <text:p>6.792847</text:p>
          </table:table-cell>
          <table:table-cell office:value-type="float" office:value="6.748750315" calcext:value-type="float">
            <text:p>6.74875031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64661" calcext:value-type="float">
            <text:p>7.664661</text:p>
          </table:table-cell>
          <table:table-cell office:value-type="float" office:value="6.74850897" calcext:value-type="float">
            <text:p>6.7485089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19588" calcext:value-type="float">
            <text:p>6.719588</text:p>
          </table:table-cell>
          <table:table-cell office:value-type="float" office:value="6.743885935" calcext:value-type="float">
            <text:p>6.74388593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37745" calcext:value-type="float">
            <text:p>6.737745</text:p>
          </table:table-cell>
          <table:table-cell office:value-type="float" office:value="6.74395251" calcext:value-type="float">
            <text:p>6.7439525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43285" calcext:value-type="float">
            <text:p>6.743285</text:p>
          </table:table-cell>
          <table:table-cell office:value-type="float" office:value="6.743864025" calcext:value-type="float">
            <text:p>6.7438640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4583" calcext:value-type="float">
            <text:p>6.74583</text:p>
          </table:table-cell>
          <table:table-cell office:value-type="float" office:value="6.743599315" calcext:value-type="float">
            <text:p>6.74359931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47197" calcext:value-type="float">
            <text:p>6.747197</text:p>
          </table:table-cell>
          <table:table-cell office:value-type="float" office:value="6.74262367" calcext:value-type="float">
            <text:p>6.7426236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47941" calcext:value-type="float">
            <text:p>6.747941</text:p>
          </table:table-cell>
          <table:table-cell office:value-type="float" office:value="6.74402697" calcext:value-type="float">
            <text:p>6.7440269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4826" calcext:value-type="float">
            <text:p>6.74826</text:p>
          </table:table-cell>
          <table:table-cell office:value-type="float" office:value="6.74453506" calcext:value-type="float">
            <text:p>6.74453506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4822" calcext:value-type="float">
            <text:p>6.74822</text:p>
          </table:table-cell>
          <table:table-cell office:value-type="float" office:value="6.74487964" calcext:value-type="float">
            <text:p>6.7448796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47825" calcext:value-type="float">
            <text:p>6.747825</text:p>
          </table:table-cell>
          <table:table-cell office:value-type="float" office:value="6.745158625" calcext:value-type="float">
            <text:p>6.7451586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4705" calcext:value-type="float">
            <text:p>6.74705</text:p>
          </table:table-cell>
          <table:table-cell office:value-type="float" office:value="6.745405205" calcext:value-type="float">
            <text:p>6.74540520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4584" calcext:value-type="float">
            <text:p>6.74584</text:p>
          </table:table-cell>
          <table:table-cell office:value-type="float" office:value="6.7456353" calcext:value-type="float">
            <text:p>6.745635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44101" calcext:value-type="float">
            <text:p>6.744101</text:p>
          </table:table-cell>
          <table:table-cell office:value-type="float" office:value="6.74585841" calcext:value-type="float">
            <text:p>6.7458584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41658" calcext:value-type="float">
            <text:p>6.741658</text:p>
          </table:table-cell>
          <table:table-cell office:value-type="float" office:value="6.746081355" calcext:value-type="float">
            <text:p>6.74608135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38163" calcext:value-type="float">
            <text:p>6.738163</text:p>
          </table:table-cell>
          <table:table-cell office:value-type="float" office:value="6.74631019" calcext:value-type="float">
            <text:p>6.7463101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32851" calcext:value-type="float">
            <text:p>6.732851</text:p>
          </table:table-cell>
          <table:table-cell office:value-type="float" office:value="6.74655186" calcext:value-type="float">
            <text:p>6.74655186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23744" calcext:value-type="float">
            <text:p>6.723744</text:p>
          </table:table-cell>
          <table:table-cell office:value-type="float" office:value="6.74681678" calcext:value-type="float">
            <text:p>6.7468167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04001" calcext:value-type="float">
            <text:p>6.704001</text:p>
          </table:table-cell>
          <table:table-cell office:value-type="float" office:value="6.74712529" calcext:value-type="float">
            <text:p>6.74712529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25245" calcext:value-type="float">
            <text:p>6.625245</text:p>
          </table:table-cell>
          <table:table-cell office:value-type="float" office:value="6.747532395" calcext:value-type="float">
            <text:p>6.74753239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013175" calcext:value-type="float">
            <text:p>7.013175</text:p>
          </table:table-cell>
          <table:table-cell office:value-type="float" office:value="6.74833604" calcext:value-type="float">
            <text:p>6.7483360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21031" calcext:value-type="float">
            <text:p>6.821031</text:p>
          </table:table-cell>
          <table:table-cell office:value-type="float" office:value="6.74720785" calcext:value-type="float">
            <text:p>6.7472078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93534" calcext:value-type="float">
            <text:p>6.793534</text:p>
          </table:table-cell>
          <table:table-cell office:value-type="float" office:value="6.7470582" calcext:value-type="float">
            <text:p>6.7470582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82745" calcext:value-type="float">
            <text:p>6.782745</text:p>
          </table:table-cell>
          <table:table-cell office:value-type="float" office:value="6.747088185" calcext:value-type="float">
            <text:p>6.74708818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77142" calcext:value-type="float">
            <text:p>6.777142</text:p>
          </table:table-cell>
          <table:table-cell office:value-type="float" office:value="6.74730615" calcext:value-type="float">
            <text:p>6.7473061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73816" calcext:value-type="float">
            <text:p>6.773816</text:p>
          </table:table-cell>
          <table:table-cell office:value-type="float" office:value="6.75193917" calcext:value-type="float">
            <text:p>6.7519391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71673" calcext:value-type="float">
            <text:p>6.771673</text:p>
          </table:table-cell>
          <table:table-cell office:value-type="float" office:value="6.75157116" calcext:value-type="float">
            <text:p>6.7515711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70203" calcext:value-type="float">
            <text:p>6.770203</text:p>
          </table:table-cell>
          <table:table-cell office:value-type="float" office:value="6.75138042" calcext:value-type="float">
            <text:p>6.75138042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69136" calcext:value-type="float">
            <text:p>6.769136</text:p>
          </table:table-cell>
          <table:table-cell office:value-type="float" office:value="6.751247475" calcext:value-type="float">
            <text:p>6.75124747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68323" calcext:value-type="float">
            <text:p>6.768323</text:p>
          </table:table-cell>
          <table:table-cell office:value-type="float" office:value="6.751142925" calcext:value-type="float">
            <text:p>6.7511429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67688" calcext:value-type="float">
            <text:p>6.767688</text:p>
          </table:table-cell>
          <table:table-cell office:value-type="float" office:value="6.75105472" calcext:value-type="float">
            <text:p>6.75105472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67207" calcext:value-type="float">
            <text:p>6.767207</text:p>
          </table:table-cell>
          <table:table-cell office:value-type="float" office:value="6.75097644" calcext:value-type="float">
            <text:p>6.75097644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66907" calcext:value-type="float">
            <text:p>6.766907</text:p>
          </table:table-cell>
          <table:table-cell office:value-type="float" office:value="6.75090383" calcext:value-type="float">
            <text:p>6.75090383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66872" calcext:value-type="float">
            <text:p>6.766872</text:p>
          </table:table-cell>
          <table:table-cell office:value-type="float" office:value="6.75083338" calcext:value-type="float">
            <text:p>6.7508333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67285" calcext:value-type="float">
            <text:p>6.767285</text:p>
          </table:table-cell>
          <table:table-cell office:value-type="float" office:value="6.750761505" calcext:value-type="float">
            <text:p>6.75076150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68549" calcext:value-type="float">
            <text:p>6.768549</text:p>
          </table:table-cell>
          <table:table-cell office:value-type="float" office:value="6.750683755" calcext:value-type="float">
            <text:p>6.75068375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71767" calcext:value-type="float">
            <text:p>6.771767</text:p>
          </table:table-cell>
          <table:table-cell office:value-type="float" office:value="6.750593515" calcext:value-type="float">
            <text:p>6.75059351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81561" calcext:value-type="float">
            <text:p>6.781561</text:p>
          </table:table-cell>
          <table:table-cell office:value-type="float" office:value="6.750478245" calcext:value-type="float">
            <text:p>6.75047824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82166" calcext:value-type="float">
            <text:p>6.882166</text:p>
          </table:table-cell>
          <table:table-cell office:value-type="float" office:value="6.750301435" calcext:value-type="float">
            <text:p>6.75030143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19388" calcext:value-type="float">
            <text:p>6.719388</text:p>
          </table:table-cell>
          <table:table-cell office:value-type="float" office:value="6.74960365" calcext:value-type="float">
            <text:p>6.7496036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015" calcext:value-type="float">
            <text:p>6.74015</text:p>
          </table:table-cell>
          <table:table-cell office:value-type="float" office:value="6.749692505" calcext:value-type="float">
            <text:p>6.74969250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45611" calcext:value-type="float">
            <text:p>6.745611</text:p>
          </table:table-cell>
          <table:table-cell office:value-type="float" office:value="6.749630905" calcext:value-type="float">
            <text:p>6.74963090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4795" calcext:value-type="float">
            <text:p>6.74795</text:p>
          </table:table-cell>
          <table:table-cell office:value-type="float" office:value="6.749441225" calcext:value-type="float">
            <text:p>6.74944122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49096" calcext:value-type="float">
            <text:p>6.749096</text:p>
          </table:table-cell>
          <table:table-cell office:value-type="float" office:value="6.748843555" calcext:value-type="float">
            <text:p>6.74884355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49605" calcext:value-type="float">
            <text:p>6.749605</text:p>
          </table:table-cell>
          <table:table-cell office:value-type="float" office:value="6.75029036" calcext:value-type="float">
            <text:p>6.7502903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49673" calcext:value-type="float">
            <text:p>6.749673</text:p>
          </table:table-cell>
          <table:table-cell office:value-type="float" office:value="6.750688165" calcext:value-type="float">
            <text:p>6.75068816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49371" calcext:value-type="float">
            <text:p>6.749371</text:p>
          </table:table-cell>
          <table:table-cell office:value-type="float" office:value="6.750941085" calcext:value-type="float">
            <text:p>6.75094108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48714" calcext:value-type="float">
            <text:p>6.748714</text:p>
          </table:table-cell>
          <table:table-cell office:value-type="float" office:value="6.75113919" calcext:value-type="float">
            <text:p>6.75113919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47687" calcext:value-type="float">
            <text:p>6.747687</text:p>
          </table:table-cell>
          <table:table-cell office:value-type="float" office:value="6.751311445" calcext:value-type="float">
            <text:p>6.75131144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46251" calcext:value-type="float">
            <text:p>6.746251</text:p>
          </table:table-cell>
          <table:table-cell office:value-type="float" office:value="6.7514716" calcext:value-type="float">
            <text:p>6.751471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44332" calcext:value-type="float">
            <text:p>6.744332</text:p>
          </table:table-cell>
          <table:table-cell office:value-type="float" office:value="6.75162789" calcext:value-type="float">
            <text:p>6.7516278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41786" calcext:value-type="float">
            <text:p>6.741786</text:p>
          </table:table-cell>
          <table:table-cell office:value-type="float" office:value="6.7516645528" calcext:value-type="float">
            <text:p>6.751664552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38328" calcext:value-type="float">
            <text:p>6.738328</text:p>
          </table:table-cell>
          <table:table-cell office:value-type="float" office:value="6.7517144444" calcext:value-type="float">
            <text:p>6.7517144444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33327" calcext:value-type="float">
            <text:p>6.733327</text:p>
          </table:table-cell>
          <table:table-cell office:value-type="float" office:value="6.7517823959" calcext:value-type="float">
            <text:p>6.751782395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25209" calcext:value-type="float">
            <text:p>6.725209</text:p>
          </table:table-cell>
          <table:table-cell office:value-type="float" office:value="6.7518765561" calcext:value-type="float">
            <text:p>6.751876556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0889" calcext:value-type="float">
            <text:p>6.70889</text:p>
          </table:table-cell>
          <table:table-cell office:value-type="float" office:value="6.7520133128" calcext:value-type="float">
            <text:p>6.752013312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55272" calcext:value-type="float">
            <text:p>6.655272</text:p>
          </table:table-cell>
          <table:table-cell office:value-type="float" office:value="6.7522355979" calcext:value-type="float">
            <text:p>6.7522355979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331815" calcext:value-type="float">
            <text:p>7.331815</text:p>
          </table:table-cell>
          <table:table-cell office:value-type="float" office:value="6.752738" calcext:value-type="float">
            <text:p>6.752738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27842" calcext:value-type="float">
            <text:p>6.827842</text:p>
          </table:table-cell>
          <table:table-cell office:value-type="float" office:value="6.749721974" calcext:value-type="float">
            <text:p>6.74972197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93708" calcext:value-type="float">
            <text:p>6.793708</text:p>
          </table:table-cell>
          <table:table-cell office:value-type="float" office:value="6.7493129686" calcext:value-type="float">
            <text:p>6.749312968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81508" calcext:value-type="float">
            <text:p>6.781508</text:p>
          </table:table-cell>
          <table:table-cell office:value-type="float" office:value="6.7490793105" calcext:value-type="float">
            <text:p>6.749079310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75425" calcext:value-type="float">
            <text:p>6.775425</text:p>
          </table:table-cell>
          <table:table-cell office:value-type="float" office:value="6.7489077302" calcext:value-type="float">
            <text:p>6.748907730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71908" calcext:value-type="float">
            <text:p>6.771908</text:p>
          </table:table-cell>
          <table:table-cell office:value-type="float" office:value="6.7487666809" calcext:value-type="float">
            <text:p>6.7487666809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6969" calcext:value-type="float">
            <text:p>6.76969</text:p>
          </table:table-cell>
          <table:table-cell office:value-type="float" office:value="6.7486429305" calcext:value-type="float">
            <text:p>6.748642930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68194" calcext:value-type="float">
            <text:p>6.768194</text:p>
          </table:table-cell>
          <table:table-cell office:value-type="float" office:value="6.7485297742" calcext:value-type="float">
            <text:p>6.748529774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67119" calcext:value-type="float">
            <text:p>6.767119</text:p>
          </table:table-cell>
          <table:table-cell office:value-type="float" office:value="6.7484234811" calcext:value-type="float">
            <text:p>6.748423481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66294" calcext:value-type="float">
            <text:p>6.766294</text:p>
          </table:table-cell>
          <table:table-cell office:value-type="float" office:value="6.748321875" calcext:value-type="float">
            <text:p>6.74832187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65629" calcext:value-type="float">
            <text:p>6.765629</text:p>
          </table:table-cell>
          <table:table-cell office:value-type="float" office:value="6.7482236667" calcext:value-type="float">
            <text:p>6.748223666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65087" calcext:value-type="float">
            <text:p>6.765087</text:p>
          </table:table-cell>
          <table:table-cell office:value-type="float" office:value="6.748128033" calcext:value-type="float">
            <text:p>6.74812803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6468" calcext:value-type="float">
            <text:p>6.76468</text:p>
          </table:table-cell>
          <table:table-cell office:value-type="float" office:value="6.748034337" calcext:value-type="float">
            <text:p>6.74803433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64473" calcext:value-type="float">
            <text:p>6.764473</text:p>
          </table:table-cell>
          <table:table-cell office:value-type="float" office:value="6.7479418611" calcext:value-type="float">
            <text:p>6.747941861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64606" calcext:value-type="float">
            <text:p>6.764606</text:p>
          </table:table-cell>
          <table:table-cell office:value-type="float" office:value="6.7478495084" calcext:value-type="float">
            <text:p>6.747849508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65383" calcext:value-type="float">
            <text:p>6.765383</text:p>
          </table:table-cell>
          <table:table-cell office:value-type="float" office:value="6.7477553708" calcext:value-type="float">
            <text:p>6.74775537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67572" calcext:value-type="float">
            <text:p>6.767572</text:p>
          </table:table-cell>
          <table:table-cell office:value-type="float" office:value="6.7476557797" calcext:value-type="float">
            <text:p>6.747655779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74025" calcext:value-type="float">
            <text:p>6.774025</text:p>
          </table:table-cell>
          <table:table-cell office:value-type="float" office:value="6.7475426193" calcext:value-type="float">
            <text:p>6.747542619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13984" calcext:value-type="float">
            <text:p>6.813984</text:p>
          </table:table-cell>
          <table:table-cell office:value-type="float" office:value="6.7473912914" calcext:value-type="float">
            <text:p>6.747391291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12164" calcext:value-type="float">
            <text:p>6.712164</text:p>
          </table:table-cell>
          <table:table-cell office:value-type="float" office:value="6.7470085747" calcext:value-type="float">
            <text:p>6.747008574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39423" calcext:value-type="float">
            <text:p>6.739423</text:p>
          </table:table-cell>
          <table:table-cell office:value-type="float" office:value="6.7472099884" calcext:value-type="float">
            <text:p>6.7472099884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45291" calcext:value-type="float">
            <text:p>6.745291</text:p>
          </table:table-cell>
          <table:table-cell office:value-type="float" office:value="6.7472552616" calcext:value-type="float">
            <text:p>6.7472552616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47786" calcext:value-type="float">
            <text:p>6.747786</text:p>
          </table:table-cell>
          <table:table-cell office:value-type="float" office:value="6.7472667485" calcext:value-type="float">
            <text:p>6.747266748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49126" calcext:value-type="float">
            <text:p>6.749126</text:p>
          </table:table-cell>
          <table:table-cell office:value-type="float" office:value="6.7472636941" calcext:value-type="float">
            <text:p>6.747263694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49899" calcext:value-type="float">
            <text:p>6.749899</text:p>
          </table:table-cell>
          <table:table-cell office:value-type="float" office:value="6.7472526746" calcext:value-type="float">
            <text:p>6.7472526746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503" calcext:value-type="float">
            <text:p>6.7503</text:p>
          </table:table-cell>
          <table:table-cell office:value-type="float" office:value="6.7472369226" calcext:value-type="float">
            <text:p>6.747236922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50388" calcext:value-type="float">
            <text:p>6.750388</text:p>
          </table:table-cell>
          <table:table-cell office:value-type="float" office:value="6.7472185808" calcext:value-type="float">
            <text:p>6.747218580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50161" calcext:value-type="float">
            <text:p>6.750161</text:p>
          </table:table-cell>
          <table:table-cell office:value-type="float" office:value="6.747199488" calcext:value-type="float">
            <text:p>6.74719948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49584" calcext:value-type="float">
            <text:p>6.749584</text:p>
          </table:table-cell>
          <table:table-cell office:value-type="float" office:value="6.7471815394" calcext:value-type="float">
            <text:p>6.747181539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48588" calcext:value-type="float">
            <text:p>6.748588</text:p>
          </table:table-cell>
          <table:table-cell office:value-type="float" office:value="6.7471668902" calcext:value-type="float">
            <text:p>6.747166890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4706" calcext:value-type="float">
            <text:p>6.74706</text:p>
          </table:table-cell>
          <table:table-cell office:value-type="float" office:value="6.7471581718" calcext:value-type="float">
            <text:p>6.747158171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448" calcext:value-type="float">
            <text:p>6.7448</text:p>
          </table:table-cell>
          <table:table-cell office:value-type="float" office:value="6.7471587778" calcext:value-type="float">
            <text:p>6.747158777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41439" calcext:value-type="float">
            <text:p>6.741439</text:p>
          </table:table-cell>
          <table:table-cell office:value-type="float" office:value="6.7471734286" calcext:value-type="float">
            <text:p>6.747173428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36215" calcext:value-type="float">
            <text:p>6.736215</text:p>
          </table:table-cell>
          <table:table-cell office:value-type="float" office:value="6.7472092688" calcext:value-type="float">
            <text:p>6.747209268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27326" calcext:value-type="float">
            <text:p>6.727326</text:p>
          </table:table-cell>
          <table:table-cell office:value-type="float" office:value="6.7472784151" calcext:value-type="float">
            <text:p>6.747278415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09385" calcext:value-type="float">
            <text:p>6.709385</text:p>
          </table:table-cell>
          <table:table-cell office:value-type="float" office:value="6.7474046962" calcext:value-type="float">
            <text:p>6.7474046962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56295" calcext:value-type="float">
            <text:p>6.656295</text:p>
          </table:table-cell>
          <table:table-cell office:value-type="float" office:value="6.7476468599" calcext:value-type="float">
            <text:p>6.747646859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102629" calcext:value-type="float">
            <text:p>4.102629</text:p>
          </table:table-cell>
          <table:table-cell office:value-type="float" office:value="6.7482324487" calcext:value-type="float">
            <text:p>6.748232448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87095" calcext:value-type="float">
            <text:p>6.887095</text:p>
          </table:table-cell>
          <table:table-cell office:value-type="float" office:value="6.7653008581" calcext:value-type="float">
            <text:p>6.7653008581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26401" calcext:value-type="float">
            <text:p>6.826401</text:p>
          </table:table-cell>
          <table:table-cell office:value-type="float" office:value="6.764509987" calcext:value-type="float">
            <text:p>6.76450998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07265" calcext:value-type="float">
            <text:p>6.807265</text:p>
          </table:table-cell>
          <table:table-cell office:value-type="float" office:value="6.7641054706" calcext:value-type="float">
            <text:p>6.764105470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98145" calcext:value-type="float">
            <text:p>6.798145</text:p>
          </table:table-cell>
          <table:table-cell office:value-type="float" office:value="6.7638215263" calcext:value-type="float">
            <text:p>6.763821526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92936" calcext:value-type="float">
            <text:p>6.792936</text:p>
          </table:table-cell>
          <table:table-cell office:value-type="float" office:value="6.7635942185" calcext:value-type="float">
            <text:p>6.763594218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89616" calcext:value-type="float">
            <text:p>6.789616</text:p>
          </table:table-cell>
          <table:table-cell office:value-type="float" office:value="6.7633986067" calcext:value-type="float">
            <text:p>6.763398606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87317" calcext:value-type="float">
            <text:p>6.787317</text:p>
          </table:table-cell>
          <table:table-cell office:value-type="float" office:value="6.763222651" calcext:value-type="float">
            <text:p>6.76322265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85613" calcext:value-type="float">
            <text:p>6.785613</text:p>
          </table:table-cell>
          <table:table-cell office:value-type="float" office:value="6.7630598514" calcext:value-type="float">
            <text:p>6.763059851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84282" calcext:value-type="float">
            <text:p>6.784282</text:p>
          </table:table-cell>
          <table:table-cell office:value-type="float" office:value="6.7629064286" calcext:value-type="float">
            <text:p>6.762906428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83222" calcext:value-type="float">
            <text:p>6.783222</text:p>
          </table:table-cell>
          <table:table-cell office:value-type="float" office:value="6.7627600205" calcext:value-type="float">
            <text:p>6.762760020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82414" calcext:value-type="float">
            <text:p>6.782414</text:p>
          </table:table-cell>
          <table:table-cell office:value-type="float" office:value="6.7626189034" calcext:value-type="float">
            <text:p>6.762618903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81916" calcext:value-type="float">
            <text:p>6.781916</text:p>
          </table:table-cell>
          <table:table-cell office:value-type="float" office:value="6.7624814375" calcext:value-type="float">
            <text:p>6.76248143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81875" calcext:value-type="float">
            <text:p>6.781875</text:p>
          </table:table-cell>
          <table:table-cell office:value-type="float" office:value="6.7623455315" calcext:value-type="float">
            <text:p>6.762345531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82592" calcext:value-type="float">
            <text:p>6.782592</text:p>
          </table:table-cell>
          <table:table-cell office:value-type="float" office:value="6.762208" calcext:value-type="float">
            <text:p>6.76220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84695" calcext:value-type="float">
            <text:p>6.784695</text:p>
          </table:table-cell>
          <table:table-cell office:value-type="float" office:value="6.7620634326" calcext:value-type="float">
            <text:p>6.7620634326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89753" calcext:value-type="float">
            <text:p>6.789753</text:p>
          </table:table-cell>
          <table:table-cell office:value-type="float" office:value="6.7619017786" calcext:value-type="float">
            <text:p>6.761901778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03252" calcext:value-type="float">
            <text:p>6.803252</text:p>
          </table:table-cell>
          <table:table-cell office:value-type="float" office:value="6.7617014101" calcext:value-type="float">
            <text:p>6.761701410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68785" calcext:value-type="float">
            <text:p>6.868785</text:p>
          </table:table-cell>
          <table:table-cell office:value-type="float" office:value="6.7614003188" calcext:value-type="float">
            <text:p>6.761400318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21793" calcext:value-type="float">
            <text:p>6.621793</text:p>
          </table:table-cell>
          <table:table-cell office:value-type="float" office:value="6.7606164891" calcext:value-type="float">
            <text:p>6.760616489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19584" calcext:value-type="float">
            <text:p>6.719584</text:p>
          </table:table-cell>
          <table:table-cell office:value-type="float" office:value="6.76163725" calcext:value-type="float">
            <text:p>6.761637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36132" calcext:value-type="float">
            <text:p>6.736132</text:p>
          </table:table-cell>
          <table:table-cell office:value-type="float" office:value="6.7619487556" calcext:value-type="float">
            <text:p>6.761948755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42634" calcext:value-type="float">
            <text:p>6.742634</text:p>
          </table:table-cell>
          <table:table-cell office:value-type="float" office:value="6.7621414179" calcext:value-type="float">
            <text:p>6.7621414179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45919" calcext:value-type="float">
            <text:p>6.745919</text:p>
          </table:table-cell>
          <table:table-cell office:value-type="float" office:value="6.7622880902" calcext:value-type="float">
            <text:p>6.762288090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47745" calcext:value-type="float">
            <text:p>6.747745</text:p>
          </table:table-cell>
          <table:table-cell office:value-type="float" office:value="6.7624120985" calcext:value-type="float">
            <text:p>6.762412098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48742" calcext:value-type="float">
            <text:p>6.748742</text:p>
          </table:table-cell>
          <table:table-cell office:value-type="float" office:value="6.7625240611" calcext:value-type="float">
            <text:p>6.762524061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49171" calcext:value-type="float">
            <text:p>6.749171</text:p>
          </table:table-cell>
          <table:table-cell office:value-type="float" office:value="6.7626300769" calcext:value-type="float">
            <text:p>6.762630076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49141" calcext:value-type="float">
            <text:p>6.749141</text:p>
          </table:table-cell>
          <table:table-cell office:value-type="float" office:value="6.7627344109" calcext:value-type="float">
            <text:p>6.7627344109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48689" calcext:value-type="float">
            <text:p>6.748689</text:p>
          </table:table-cell>
          <table:table-cell office:value-type="float" office:value="6.7628406094" calcext:value-type="float">
            <text:p>6.762840609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47809" calcext:value-type="float">
            <text:p>6.747809</text:p>
          </table:table-cell>
          <table:table-cell office:value-type="float" office:value="6.7629520394" calcext:value-type="float">
            <text:p>6.762952039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46451" calcext:value-type="float">
            <text:p>6.746451</text:p>
          </table:table-cell>
          <table:table-cell office:value-type="float" office:value="6.7630722222" calcext:value-type="float">
            <text:p>6.763072222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44505" calcext:value-type="float">
            <text:p>6.744505</text:p>
          </table:table-cell>
          <table:table-cell office:value-type="float" office:value="6.763205192" calcext:value-type="float">
            <text:p>6.76320519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41744" calcext:value-type="float">
            <text:p>6.741744</text:p>
          </table:table-cell>
          <table:table-cell office:value-type="float" office:value="6.763356" calcext:value-type="float">
            <text:p>6.76335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37686" calcext:value-type="float">
            <text:p>6.737686</text:p>
          </table:table-cell>
          <table:table-cell office:value-type="float" office:value="6.7635317073" calcext:value-type="float">
            <text:p>6.763531707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3119" calcext:value-type="float">
            <text:p>6.73119</text:p>
          </table:table-cell>
          <table:table-cell office:value-type="float" office:value="6.7637435574" calcext:value-type="float">
            <text:p>6.763743557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18953" calcext:value-type="float">
            <text:p>6.718953</text:p>
          </table:table-cell>
          <table:table-cell office:value-type="float" office:value="6.764012595" calcext:value-type="float">
            <text:p>6.7640125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646" calcext:value-type="float">
            <text:p>6.68646</text:p>
          </table:table-cell>
          <table:table-cell office:value-type="float" office:value="6.7643880917" calcext:value-type="float">
            <text:p>6.764388091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16573" calcext:value-type="float">
            <text:p>6.316573</text:p>
          </table:table-cell>
          <table:table-cell office:value-type="float" office:value="6.7650429496" calcext:value-type="float">
            <text:p>6.7650429496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62797" calcext:value-type="float">
            <text:p>6.862797</text:p>
          </table:table-cell>
          <table:table-cell office:value-type="float" office:value="6.7688435424" calcext:value-type="float">
            <text:p>6.7688435424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4897" calcext:value-type="float">
            <text:p>6.804897</text:p>
          </table:table-cell>
          <table:table-cell office:value-type="float" office:value="6.7680405214" calcext:value-type="float">
            <text:p>6.768040521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88478" calcext:value-type="float">
            <text:p>6.788478</text:p>
          </table:table-cell>
          <table:table-cell office:value-type="float" office:value="6.7677227931" calcext:value-type="float">
            <text:p>6.767722793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8089" calcext:value-type="float">
            <text:p>6.78089</text:p>
          </table:table-cell>
          <table:table-cell office:value-type="float" office:value="6.767542313" calcext:value-type="float">
            <text:p>6.767542313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76624" calcext:value-type="float">
            <text:p>6.776624</text:p>
          </table:table-cell>
          <table:table-cell office:value-type="float" office:value="6.7674252281" calcext:value-type="float">
            <text:p>6.767425228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73943" calcext:value-type="float">
            <text:p>6.773943</text:p>
          </table:table-cell>
          <table:table-cell office:value-type="float" office:value="6.767343823" calcext:value-type="float">
            <text:p>6.76734382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72117" calcext:value-type="float">
            <text:p>6.772117</text:p>
          </table:table-cell>
          <table:table-cell office:value-type="float" office:value="6.7672849018" calcext:value-type="float">
            <text:p>6.767284901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7078" calcext:value-type="float">
            <text:p>6.77078</text:p>
          </table:table-cell>
          <table:table-cell office:value-type="float" office:value="6.7672413694" calcext:value-type="float">
            <text:p>6.767241369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69736" calcext:value-type="float">
            <text:p>6.769736</text:p>
          </table:table-cell>
          <table:table-cell office:value-type="float" office:value="6.7672092" calcext:value-type="float">
            <text:p>6.767209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68877" calcext:value-type="float">
            <text:p>6.768877</text:p>
          </table:table-cell>
          <table:table-cell office:value-type="float" office:value="6.7671860183" calcext:value-type="float">
            <text:p>6.767186018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6816" calcext:value-type="float">
            <text:p>6.76816</text:p>
          </table:table-cell>
          <table:table-cell office:value-type="float" office:value="6.7671703611" calcext:value-type="float">
            <text:p>6.767170361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67586" calcext:value-type="float">
            <text:p>6.767586</text:p>
          </table:table-cell>
          <table:table-cell office:value-type="float" office:value="6.7671611121" calcext:value-type="float">
            <text:p>6.7671611121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67209" calcext:value-type="float">
            <text:p>6.767209</text:p>
          </table:table-cell>
          <table:table-cell office:value-type="float" office:value="6.7671571038" calcext:value-type="float">
            <text:p>6.767157103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67144" calcext:value-type="float">
            <text:p>6.767144</text:p>
          </table:table-cell>
          <table:table-cell office:value-type="float" office:value="6.7671566095" calcext:value-type="float">
            <text:p>6.767156609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67636" calcext:value-type="float">
            <text:p>6.767636</text:p>
          </table:table-cell>
          <table:table-cell office:value-type="float" office:value="6.7671567308" calcext:value-type="float">
            <text:p>6.767156730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69257" calcext:value-type="float">
            <text:p>6.769257</text:p>
          </table:table-cell>
          <table:table-cell office:value-type="float" office:value="6.7671520777" calcext:value-type="float">
            <text:p>6.767152077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73823" calcext:value-type="float">
            <text:p>6.773823</text:p>
          </table:table-cell>
          <table:table-cell office:value-type="float" office:value="6.7671314412" calcext:value-type="float">
            <text:p>6.767131441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92615" calcext:value-type="float">
            <text:p>6.792615</text:p>
          </table:table-cell>
          <table:table-cell office:value-type="float" office:value="6.7670651881" calcext:value-type="float">
            <text:p>6.767065188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50062" calcext:value-type="float">
            <text:p>6.650062</text:p>
          </table:table-cell>
          <table:table-cell office:value-type="float" office:value="6.76680969" calcext:value-type="float">
            <text:p>6.76680969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36432" calcext:value-type="float">
            <text:p>6.736432</text:p>
          </table:table-cell>
          <table:table-cell office:value-type="float" office:value="6.7679889596" calcext:value-type="float">
            <text:p>6.767988959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4542" calcext:value-type="float">
            <text:p>6.74542</text:p>
          </table:table-cell>
          <table:table-cell office:value-type="float" office:value="6.7683109694" calcext:value-type="float">
            <text:p>6.7683109694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48706" calcext:value-type="float">
            <text:p>6.748706</text:p>
          </table:table-cell>
          <table:table-cell office:value-type="float" office:value="6.7685469588" calcext:value-type="float">
            <text:p>6.768546958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50327" calcext:value-type="float">
            <text:p>6.750327</text:p>
          </table:table-cell>
          <table:table-cell office:value-type="float" office:value="6.7687536354" calcext:value-type="float">
            <text:p>6.7687536354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51199" calcext:value-type="float">
            <text:p>6.751199</text:p>
          </table:table-cell>
          <table:table-cell office:value-type="float" office:value="6.7689476" calcext:value-type="float">
            <text:p>6.768947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51613" calcext:value-type="float">
            <text:p>6.751613</text:p>
          </table:table-cell>
          <table:table-cell office:value-type="float" office:value="6.7691364149" calcext:value-type="float">
            <text:p>6.7691364149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51668" calcext:value-type="float">
            <text:p>6.751668</text:p>
          </table:table-cell>
          <table:table-cell office:value-type="float" office:value="6.7693248387" calcext:value-type="float">
            <text:p>6.769324838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51384" calcext:value-type="float">
            <text:p>6.751384</text:p>
          </table:table-cell>
          <table:table-cell office:value-type="float" office:value="6.7695167609" calcext:value-type="float">
            <text:p>6.7695167609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50744" calcext:value-type="float">
            <text:p>6.750744</text:p>
          </table:table-cell>
          <table:table-cell office:value-type="float" office:value="6.769716022" calcext:value-type="float">
            <text:p>6.76971602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49705" calcext:value-type="float">
            <text:p>6.749705</text:p>
          </table:table-cell>
          <table:table-cell office:value-type="float" office:value="6.7699268222" calcext:value-type="float">
            <text:p>6.76992682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48194" calcext:value-type="float">
            <text:p>6.748194</text:p>
          </table:table-cell>
          <table:table-cell office:value-type="float" office:value="6.7701540337" calcext:value-type="float">
            <text:p>6.770154033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46084" calcext:value-type="float">
            <text:p>6.746084</text:p>
          </table:table-cell>
          <table:table-cell office:value-type="float" office:value="6.7704035795" calcext:value-type="float">
            <text:p>6.770403579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43141" calcext:value-type="float">
            <text:p>6.743141</text:p>
          </table:table-cell>
          <table:table-cell office:value-type="float" office:value="6.7706831149" calcext:value-type="float">
            <text:p>6.770683114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38895" calcext:value-type="float">
            <text:p>6.738895</text:p>
          </table:table-cell>
          <table:table-cell office:value-type="float" office:value="6.7710033721" calcext:value-type="float">
            <text:p>6.771003372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32274" calcext:value-type="float">
            <text:p>6.732274</text:p>
          </table:table-cell>
          <table:table-cell office:value-type="float" office:value="6.7713811176" calcext:value-type="float">
            <text:p>6.7713811176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20335" calcext:value-type="float">
            <text:p>6.720335</text:p>
          </table:table-cell>
          <table:table-cell office:value-type="float" office:value="6.7718466786" calcext:value-type="float">
            <text:p>6.771846678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91453" calcext:value-type="float">
            <text:p>6.691453</text:p>
          </table:table-cell>
          <table:table-cell office:value-type="float" office:value="6.7724673012" calcext:value-type="float">
            <text:p>6.772467301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09231" calcext:value-type="float">
            <text:p>6.509231</text:p>
          </table:table-cell>
          <table:table-cell office:value-type="float" office:value="6.7734552805" calcext:value-type="float">
            <text:p>6.773455280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08705" calcext:value-type="float">
            <text:p>6.908705</text:p>
          </table:table-cell>
          <table:table-cell office:value-type="float" office:value="6.7767173086" calcext:value-type="float">
            <text:p>6.776717308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16882" calcext:value-type="float">
            <text:p>6.816882</text:p>
          </table:table-cell>
          <table:table-cell office:value-type="float" office:value="6.7750674625" calcext:value-type="float">
            <text:p>6.77506746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95115" calcext:value-type="float">
            <text:p>6.795115</text:p>
          </table:table-cell>
          <table:table-cell office:value-type="float" office:value="6.7745381646" calcext:value-type="float">
            <text:p>6.774538164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85496" calcext:value-type="float">
            <text:p>6.785496</text:p>
          </table:table-cell>
          <table:table-cell office:value-type="float" office:value="6.774274359" calcext:value-type="float">
            <text:p>6.77427435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80167" calcext:value-type="float">
            <text:p>6.780167</text:p>
          </table:table-cell>
          <table:table-cell office:value-type="float" office:value="6.7741286234" calcext:value-type="float">
            <text:p>6.7741286234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76838" calcext:value-type="float">
            <text:p>6.776838</text:p>
          </table:table-cell>
          <table:table-cell office:value-type="float" office:value="6.7740491711" calcext:value-type="float">
            <text:p>6.774049171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74587" calcext:value-type="float">
            <text:p>6.774587</text:p>
          </table:table-cell>
          <table:table-cell office:value-type="float" office:value="6.7740119867" calcext:value-type="float">
            <text:p>6.77401198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72968" calcext:value-type="float">
            <text:p>6.772968</text:p>
          </table:table-cell>
          <table:table-cell office:value-type="float" office:value="6.7740042162" calcext:value-type="float">
            <text:p>6.774004216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71743" calcext:value-type="float">
            <text:p>6.771743</text:p>
          </table:table-cell>
          <table:table-cell office:value-type="float" office:value="6.774018411" calcext:value-type="float">
            <text:p>6.77401841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70781" calcext:value-type="float">
            <text:p>6.770781</text:p>
          </table:table-cell>
          <table:table-cell office:value-type="float" office:value="6.7740500139" calcext:value-type="float">
            <text:p>6.774050013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70023" calcext:value-type="float">
            <text:p>6.770023</text:p>
          </table:table-cell>
          <table:table-cell office:value-type="float" office:value="6.7740960563" calcext:value-type="float">
            <text:p>6.7740960563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69462" calcext:value-type="float">
            <text:p>6.769462</text:p>
          </table:table-cell>
          <table:table-cell office:value-type="float" office:value="6.7741542429" calcext:value-type="float">
            <text:p>6.7741542429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69142" calcext:value-type="float">
            <text:p>6.769142</text:p>
          </table:table-cell>
          <table:table-cell office:value-type="float" office:value="6.7742222464" calcext:value-type="float">
            <text:p>6.7742222464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69178" calcext:value-type="float">
            <text:p>6.769178</text:p>
          </table:table-cell>
          <table:table-cell office:value-type="float" office:value="6.7742969559" calcext:value-type="float">
            <text:p>6.774296955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69809" calcext:value-type="float">
            <text:p>6.769809</text:p>
          </table:table-cell>
          <table:table-cell office:value-type="float" office:value="6.7743733582" calcext:value-type="float">
            <text:p>6.7743733582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71589" calcext:value-type="float">
            <text:p>6.771589</text:p>
          </table:table-cell>
          <table:table-cell office:value-type="float" office:value="6.7744425152" calcext:value-type="float">
            <text:p>6.774442515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76184" calcext:value-type="float">
            <text:p>6.776184</text:p>
          </table:table-cell>
          <table:table-cell office:value-type="float" office:value="6.7744864154" calcext:value-type="float">
            <text:p>6.774486415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92303" calcext:value-type="float">
            <text:p>6.792303</text:p>
          </table:table-cell>
          <table:table-cell office:value-type="float" office:value="6.7744598906" calcext:value-type="float">
            <text:p>6.774459890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291871" calcext:value-type="float">
            <text:p>6.291871</text:p>
          </table:table-cell>
          <table:table-cell office:value-type="float" office:value="6.7741766667" calcext:value-type="float">
            <text:p>6.774176666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30563" calcext:value-type="float">
            <text:p>6.730563</text:p>
          </table:table-cell>
          <table:table-cell office:value-type="float" office:value="6.7819557903" calcext:value-type="float">
            <text:p>6.781955790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44043" calcext:value-type="float">
            <text:p>6.744043</text:p>
          </table:table-cell>
          <table:table-cell office:value-type="float" office:value="6.7827982951" calcext:value-type="float">
            <text:p>6.782798295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48595" calcext:value-type="float">
            <text:p>6.748595</text:p>
          </table:table-cell>
          <table:table-cell office:value-type="float" office:value="6.7834442167" calcext:value-type="float">
            <text:p>6.78344421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50811" calcext:value-type="float">
            <text:p>6.750811</text:p>
          </table:table-cell>
          <table:table-cell office:value-type="float" office:value="6.7840348814" calcext:value-type="float">
            <text:p>6.784034881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52038" calcext:value-type="float">
            <text:p>6.752038</text:p>
          </table:table-cell>
          <table:table-cell office:value-type="float" office:value="6.7846077069" calcext:value-type="float">
            <text:p>6.784607706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52695" calcext:value-type="float">
            <text:p>6.752695</text:p>
          </table:table-cell>
          <table:table-cell office:value-type="float" office:value="6.7851791053" calcext:value-type="float">
            <text:p>6.785179105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52929" calcext:value-type="float">
            <text:p>6.752929</text:p>
          </table:table-cell>
          <table:table-cell office:value-type="float" office:value="6.7857591786" calcext:value-type="float">
            <text:p>6.7857591786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52782" calcext:value-type="float">
            <text:p>6.752782</text:p>
          </table:table-cell>
          <table:table-cell office:value-type="float" office:value="6.7863560909" calcext:value-type="float">
            <text:p>6.786356090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52246" calcext:value-type="float">
            <text:p>6.752246</text:p>
          </table:table-cell>
          <table:table-cell office:value-type="float" office:value="6.7869778333" calcext:value-type="float">
            <text:p>6.786977833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51276" calcext:value-type="float">
            <text:p>6.751276</text:p>
          </table:table-cell>
          <table:table-cell office:value-type="float" office:value="6.7876331509" calcext:value-type="float">
            <text:p>6.787633150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49791" calcext:value-type="float">
            <text:p>6.749791</text:p>
          </table:table-cell>
          <table:table-cell office:value-type="float" office:value="6.7883323269" calcext:value-type="float">
            <text:p>6.788332326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47647" calcext:value-type="float">
            <text:p>6.747647</text:p>
          </table:table-cell>
          <table:table-cell office:value-type="float" office:value="6.7890880392" calcext:value-type="float">
            <text:p>6.789088039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44578" calcext:value-type="float">
            <text:p>6.744578</text:p>
          </table:table-cell>
          <table:table-cell office:value-type="float" office:value="6.78991686" calcext:value-type="float">
            <text:p>6.7899168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40054" calcext:value-type="float">
            <text:p>6.740054</text:p>
          </table:table-cell>
          <table:table-cell office:value-type="float" office:value="6.7908421429" calcext:value-type="float">
            <text:p>6.7908421429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32903" calcext:value-type="float">
            <text:p>6.732903</text:p>
          </table:table-cell>
          <table:table-cell office:value-type="float" office:value="6.7919002292" calcext:value-type="float">
            <text:p>6.791900229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20048" calcext:value-type="float">
            <text:p>6.720048</text:p>
          </table:table-cell>
          <table:table-cell office:value-type="float" office:value="6.7931554894" calcext:value-type="float">
            <text:p>6.793155489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90343" calcext:value-type="float">
            <text:p>6.690343</text:p>
          </table:table-cell>
          <table:table-cell office:value-type="float" office:value="6.7947447826" calcext:value-type="float">
            <text:p>6.794744782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50701" calcext:value-type="float">
            <text:p>6.550701</text:p>
          </table:table-cell>
          <table:table-cell office:value-type="float" office:value="6.7970648222" calcext:value-type="float">
            <text:p>6.7970648222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027857" calcext:value-type="float">
            <text:p>7.027857</text:p>
          </table:table-cell>
          <table:table-cell office:value-type="float" office:value="6.802664" calcext:value-type="float">
            <text:p>6.80266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49559" calcext:value-type="float">
            <text:p>6.849559</text:p>
          </table:table-cell>
          <table:table-cell office:value-type="float" office:value="6.7974269535" calcext:value-type="float">
            <text:p>6.797426953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17176" calcext:value-type="float">
            <text:p>6.817176</text:p>
          </table:table-cell>
          <table:table-cell office:value-type="float" office:value="6.7961857143" calcext:value-type="float">
            <text:p>6.796185714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04017" calcext:value-type="float">
            <text:p>6.804017</text:p>
          </table:table-cell>
          <table:table-cell office:value-type="float" office:value="6.7956737561" calcext:value-type="float">
            <text:p>6.795673756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97141" calcext:value-type="float">
            <text:p>6.797141</text:p>
          </table:table-cell>
          <table:table-cell office:value-type="float" office:value="6.795465175" calcext:value-type="float">
            <text:p>6.79546517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93069" calcext:value-type="float">
            <text:p>6.793069</text:p>
          </table:table-cell>
          <table:table-cell office:value-type="float" office:value="6.7954222051" calcext:value-type="float">
            <text:p>6.795422205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90462" calcext:value-type="float">
            <text:p>6.790462</text:p>
          </table:table-cell>
          <table:table-cell office:value-type="float" office:value="6.7954841316" calcext:value-type="float">
            <text:p>6.7954841316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8869" calcext:value-type="float">
            <text:p>6.78869</text:p>
          </table:table-cell>
          <table:table-cell office:value-type="float" office:value="6.7956198649" calcext:value-type="float">
            <text:p>6.795619864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87425" calcext:value-type="float">
            <text:p>6.787425</text:p>
          </table:table-cell>
          <table:table-cell office:value-type="float" office:value="6.7958123611" calcext:value-type="float">
            <text:p>6.79581236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86497" calcext:value-type="float">
            <text:p>6.786497</text:p>
          </table:table-cell>
          <table:table-cell office:value-type="float" office:value="6.796052" calcext:value-type="float">
            <text:p>6.79605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85835" calcext:value-type="float">
            <text:p>6.785835</text:p>
          </table:table-cell>
          <table:table-cell office:value-type="float" office:value="6.7963330294" calcext:value-type="float">
            <text:p>6.796333029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85446" calcext:value-type="float">
            <text:p>6.785446</text:p>
          </table:table-cell>
          <table:table-cell office:value-type="float" office:value="6.7966511515" calcext:value-type="float">
            <text:p>6.796651151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85422" calcext:value-type="float">
            <text:p>6.785422</text:p>
          </table:table-cell>
          <table:table-cell office:value-type="float" office:value="6.7970013125" calcext:value-type="float">
            <text:p>6.79700131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85974" calcext:value-type="float">
            <text:p>6.785974</text:p>
          </table:table-cell>
          <table:table-cell office:value-type="float" office:value="6.7973748387" calcext:value-type="float">
            <text:p>6.797374838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87537" calcext:value-type="float">
            <text:p>6.787537</text:p>
          </table:table-cell>
          <table:table-cell office:value-type="float" office:value="6.7977548667" calcext:value-type="float">
            <text:p>6.7977548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91101" calcext:value-type="float">
            <text:p>6.791101</text:p>
          </table:table-cell>
          <table:table-cell office:value-type="float" office:value="6.7981072069" calcext:value-type="float">
            <text:p>6.798107206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99531" calcext:value-type="float">
            <text:p>6.799531</text:p>
          </table:table-cell>
          <table:table-cell office:value-type="float" office:value="6.7983574286" calcext:value-type="float">
            <text:p>6.798357428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26338" calcext:value-type="float">
            <text:p>6.826338</text:p>
          </table:table-cell>
          <table:table-cell office:value-type="float" office:value="6.798313963" calcext:value-type="float">
            <text:p>6.79831396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703746" calcext:value-type="float">
            <text:p>7.703746</text:p>
          </table:table-cell>
          <table:table-cell office:value-type="float" office:value="6.7972361154" calcext:value-type="float">
            <text:p>6.7972361154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00214" calcext:value-type="float">
            <text:p>6.700214</text:p>
          </table:table-cell>
          <table:table-cell office:value-type="float" office:value="6.76097572" calcext:value-type="float">
            <text:p>6.7609757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33525" calcext:value-type="float">
            <text:p>6.733525</text:p>
          </table:table-cell>
          <table:table-cell office:value-type="float" office:value="6.7635074583" calcext:value-type="float">
            <text:p>6.763507458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43614" calcext:value-type="float">
            <text:p>6.743614</text:p>
          </table:table-cell>
          <table:table-cell office:value-type="float" office:value="6.7648110435" calcext:value-type="float">
            <text:p>6.764811043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48226" calcext:value-type="float">
            <text:p>6.748226</text:p>
          </table:table-cell>
          <table:table-cell office:value-type="float" office:value="6.7657745455" calcext:value-type="float">
            <text:p>6.765774545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50682" calcext:value-type="float">
            <text:p>6.750682</text:p>
          </table:table-cell>
          <table:table-cell office:value-type="float" office:value="6.7666101905" calcext:value-type="float">
            <text:p>6.766610190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52032" calcext:value-type="float">
            <text:p>6.752032</text:p>
          </table:table-cell>
          <table:table-cell office:value-type="float" office:value="6.7674066" calcext:value-type="float">
            <text:p>6.7674066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52685" calcext:value-type="float">
            <text:p>6.752685</text:p>
          </table:table-cell>
          <table:table-cell office:value-type="float" office:value="6.7682157895" calcext:value-type="float">
            <text:p>6.768215789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52817" calcext:value-type="float">
            <text:p>6.752817</text:p>
          </table:table-cell>
          <table:table-cell office:value-type="float" office:value="6.7690786111" calcext:value-type="float">
            <text:p>6.769078611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52497" calcext:value-type="float">
            <text:p>6.752497</text:p>
          </table:table-cell>
          <table:table-cell office:value-type="float" office:value="6.7700351765" calcext:value-type="float">
            <text:p>6.770035176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51735" calcext:value-type="float">
            <text:p>6.751735</text:p>
          </table:table-cell>
          <table:table-cell office:value-type="float" office:value="6.7711313125" calcext:value-type="float">
            <text:p>6.771131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50501" calcext:value-type="float">
            <text:p>6.750501</text:p>
          </table:table-cell>
          <table:table-cell office:value-type="float" office:value="6.7724244" calcext:value-type="float">
            <text:p>6.7724244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48713" calcext:value-type="float">
            <text:p>6.748713</text:p>
          </table:table-cell>
          <table:table-cell office:value-type="float" office:value="6.7739903571" calcext:value-type="float">
            <text:p>6.773990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46199" calcext:value-type="float">
            <text:p>6.746199</text:p>
          </table:table-cell>
          <table:table-cell office:value-type="float" office:value="6.7759347692" calcext:value-type="float">
            <text:p>6.775934769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42609" calcext:value-type="float">
            <text:p>6.742609</text:p>
          </table:table-cell>
          <table:table-cell office:value-type="float" office:value="6.77841275" calcext:value-type="float">
            <text:p>6.778412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37159" calcext:value-type="float">
            <text:p>6.737159</text:p>
          </table:table-cell>
          <table:table-cell office:value-type="float" office:value="6.7816676364" calcext:value-type="float">
            <text:p>6.781667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2783" calcext:value-type="float">
            <text:p>6.72783</text:p>
          </table:table-cell>
          <table:table-cell office:value-type="float" office:value="6.7861185" calcext:value-type="float">
            <text:p>6.786118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07675" calcext:value-type="float">
            <text:p>6.707675</text:p>
          </table:table-cell>
          <table:table-cell office:value-type="float" office:value="6.792595" calcext:value-type="float">
            <text:p>6.792595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28416" calcext:value-type="float">
            <text:p>6.628416</text:p>
          </table:table-cell>
          <table:table-cell office:value-type="float" office:value="6.80321" calcext:value-type="float">
            <text:p>6.80321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038457" calcext:value-type="float">
            <text:p>7.038457</text:p>
          </table:table-cell>
          <table:table-cell office:value-type="float" office:value="6.8281805714" calcext:value-type="float">
            <text:p>6.828180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29166" calcext:value-type="float">
            <text:p>6.829166</text:p>
          </table:table-cell>
          <table:table-cell office:value-type="float" office:value="6.7931345" calcext:value-type="float">
            <text:p>6.793134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00257" calcext:value-type="float">
            <text:p>6.800257</text:p>
          </table:table-cell>
          <table:table-cell office:value-type="float" office:value="6.7859282" calcext:value-type="float">
            <text:p>6.785928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8992" calcext:value-type="float">
            <text:p>6.788992</text:p>
          </table:table-cell>
          <table:table-cell office:value-type="float" office:value="6.782346" calcext:value-type="float">
            <text:p>6.782346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83165" calcext:value-type="float">
            <text:p>6.783165</text:p>
          </table:table-cell>
          <table:table-cell office:value-type="float" office:value="6.7801306667" calcext:value-type="float">
            <text:p>6.780130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79718" calcext:value-type="float">
            <text:p>6.779718</text:p>
          </table:table-cell>
          <table:table-cell office:value-type="float" office:value="6.7786135" calcext:value-type="float">
            <text:p>6.778613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77509" calcext:value-type="float">
            <text:p>6.7775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2:24.092010699</dc:date>
    <meta:document-statistic meta:table-count="1" meta:cell-count="3101" meta:object-count="0"/>
    <meta:generator>LibreOffice/4.2.7.2$Linux_X86_64 LibreOffice_project/420m0$Build-2</meta:generator>
  </office:meta>
</office:document-meta>
</file>